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2.1010000000000004in"/>
    </style:style>
    <style:style style:name="ta1co2" style:family="table-column">
      <style:table-column-properties fo:break-before="auto" style:column-width="1.756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997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9630000000000003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997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2.3770000000000002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997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2.446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997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997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997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997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997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997in"/>
    </style:style>
    <style:style style:name="ta2co2" style:family="table-column">
      <style:table-column-properties fo:break-before="auto" style:column-width="1.756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997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9630000000000003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997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2.3770000000000002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997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2.446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997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997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997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997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997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ocal/job_sho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job_shop-d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job_shop-dl-stat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job_shop-dl-nocom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job_shop-dl-nocomp-stat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instances/asp/tai100_20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29.419"/>
          <table:table-cell office:value-type="float" office:value="0.0"/>
          <table:table-cell office:value-type="float" office:value="0.0"/>
          <table:table-cell office:value-type="float" office:value="990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264.547"/>
          <table:table-cell office:value-type="float" office:value="0.0"/>
          <table:table-cell office:value-type="float" office:value="0.0"/>
          <table:table-cell table:style-name="cellWorst" office:value-type="float" office:value="198000.0"/>
          <table:table-cell office:value-type="float" office:value="1.0"/>
          <table:table-cell table:formula="of:=MIN([.$B3];[.$G3];[.$L3];[.$Q3];[.$V3])" office:value-type="float"/>
          <table:table-cell table:formula="of:=MIN([.$C3];[.$H3];[.$M3];[.$R3];[.$W3])" office:value-type="float"/>
          <table:table-cell table:formula="of:=MIN([.$D3];[.$I3];[.$N3];[.$S3];[.$X3])" office:value-type="float"/>
          <table:table-cell table:formula="of:=MIN([.$E3];[.$J3];[.$O3];[.$T3];[.$Y3])" office:value-type="float"/>
          <table:table-cell table:formula="of:=MIN([.$F3];[.$K3];[.$P3];[.$U3];[.$Z3])" office:value-type="float"/>
          <table:table-cell table:formula="of:=MEDIAN([.$B3];[.$G3];[.$L3];[.$Q3];[.$V3])" office:value-type="float"/>
          <table:table-cell table:formula="of:=MEDIAN([.$C3];[.$H3];[.$M3];[.$R3];[.$W3])" office:value-type="float"/>
          <table:table-cell table:formula="of:=MEDIAN([.$D3];[.$I3];[.$N3];[.$S3];[.$X3])" office:value-type="float"/>
          <table:table-cell table:formula="of:=MEDIAN([.$E3];[.$J3];[.$O3];[.$T3];[.$Y3])" office:value-type="float"/>
          <table:table-cell table:formula="of:=MEDIAN([.$F3];[.$K3];[.$P3];[.$U3];[.$Z3])" office:value-type="float"/>
          <table:table-cell table:formula="of:=MAX([.$B3];[.$G3];[.$L3];[.$Q3];[.$V3])" office:value-type="float"/>
          <table:table-cell table:formula="of:=MAX([.$C3];[.$H3];[.$M3];[.$R3];[.$W3])" office:value-type="float"/>
          <table:table-cell table:formula="of:=MAX([.$D3];[.$I3];[.$N3];[.$S3];[.$X3])" office:value-type="float"/>
          <table:table-cell table:formula="of:=MAX([.$E3];[.$J3];[.$O3];[.$T3];[.$Y3])" office:value-type="float"/>
          <table:table-cell table:formula="of:=MAX([.$F3];[.$K3];[.$P3];[.$U3];[.$Z3])" office:value-type="float"/>
        </table:table-row>
        <table:table-row table:style-name="ro1">
          <table:table-cell office:value-type="string">
            <text:p>instances/asp/tai100_20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29.757"/>
          <table:table-cell office:value-type="float" office:value="0.0"/>
          <table:table-cell office:value-type="float" office:value="0.0"/>
          <table:table-cell office:value-type="float" office:value="990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254.011"/>
          <table:table-cell office:value-type="float" office:value="0.0"/>
          <table:table-cell office:value-type="float" office:value="0.0"/>
          <table:table-cell table:style-name="cellWorst" office:value-type="float" office:value="198000.0"/>
          <table:table-cell office:value-type="float" office:value="1.0"/>
          <table:table-cell table:formula="of:=MIN([.$B4];[.$G4];[.$L4];[.$Q4];[.$V4])" office:value-type="float"/>
          <table:table-cell table:formula="of:=MIN([.$C4];[.$H4];[.$M4];[.$R4];[.$W4])" office:value-type="float"/>
          <table:table-cell table:formula="of:=MIN([.$D4];[.$I4];[.$N4];[.$S4];[.$X4])" office:value-type="float"/>
          <table:table-cell table:formula="of:=MIN([.$E4];[.$J4];[.$O4];[.$T4];[.$Y4])" office:value-type="float"/>
          <table:table-cell table:formula="of:=MIN([.$F4];[.$K4];[.$P4];[.$U4];[.$Z4])" office:value-type="float"/>
          <table:table-cell table:formula="of:=MEDIAN([.$B4];[.$G4];[.$L4];[.$Q4];[.$V4])" office:value-type="float"/>
          <table:table-cell table:formula="of:=MEDIAN([.$C4];[.$H4];[.$M4];[.$R4];[.$W4])" office:value-type="float"/>
          <table:table-cell table:formula="of:=MEDIAN([.$D4];[.$I4];[.$N4];[.$S4];[.$X4])" office:value-type="float"/>
          <table:table-cell table:formula="of:=MEDIAN([.$E4];[.$J4];[.$O4];[.$T4];[.$Y4])" office:value-type="float"/>
          <table:table-cell table:formula="of:=MEDIAN([.$F4];[.$K4];[.$P4];[.$U4];[.$Z4])" office:value-type="float"/>
          <table:table-cell table:formula="of:=MAX([.$B4];[.$G4];[.$L4];[.$Q4];[.$V4])" office:value-type="float"/>
          <table:table-cell table:formula="of:=MAX([.$C4];[.$H4];[.$M4];[.$R4];[.$W4])" office:value-type="float"/>
          <table:table-cell table:formula="of:=MAX([.$D4];[.$I4];[.$N4];[.$S4];[.$X4])" office:value-type="float"/>
          <table:table-cell table:formula="of:=MAX([.$E4];[.$J4];[.$O4];[.$T4];[.$Y4])" office:value-type="float"/>
          <table:table-cell table:formula="of:=MAX([.$F4];[.$K4];[.$P4];[.$U4];[.$Z4])" office:value-type="float"/>
        </table:table-row>
        <table:table-row table:style-name="ro1">
          <table:table-cell office:value-type="string">
            <text:p>instances/asp/tai100_20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34.482"/>
          <table:table-cell office:value-type="float" office:value="0.0"/>
          <table:table-cell office:value-type="float" office:value="0.0"/>
          <table:table-cell office:value-type="float" office:value="990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266.721"/>
          <table:table-cell office:value-type="float" office:value="0.0"/>
          <table:table-cell office:value-type="float" office:value="0.0"/>
          <table:table-cell table:style-name="cellWorst" office:value-type="float" office:value="198000.0"/>
          <table:table-cell office:value-type="float" office:value="1.0"/>
          <table:table-cell table:formula="of:=MIN([.$B5];[.$G5];[.$L5];[.$Q5];[.$V5])" office:value-type="float"/>
          <table:table-cell table:formula="of:=MIN([.$C5];[.$H5];[.$M5];[.$R5];[.$W5])" office:value-type="float"/>
          <table:table-cell table:formula="of:=MIN([.$D5];[.$I5];[.$N5];[.$S5];[.$X5])" office:value-type="float"/>
          <table:table-cell table:formula="of:=MIN([.$E5];[.$J5];[.$O5];[.$T5];[.$Y5])" office:value-type="float"/>
          <table:table-cell table:formula="of:=MIN([.$F5];[.$K5];[.$P5];[.$U5];[.$Z5])" office:value-type="float"/>
          <table:table-cell table:formula="of:=MEDIAN([.$B5];[.$G5];[.$L5];[.$Q5];[.$V5])" office:value-type="float"/>
          <table:table-cell table:formula="of:=MEDIAN([.$C5];[.$H5];[.$M5];[.$R5];[.$W5])" office:value-type="float"/>
          <table:table-cell table:formula="of:=MEDIAN([.$D5];[.$I5];[.$N5];[.$S5];[.$X5])" office:value-type="float"/>
          <table:table-cell table:formula="of:=MEDIAN([.$E5];[.$J5];[.$O5];[.$T5];[.$Y5])" office:value-type="float"/>
          <table:table-cell table:formula="of:=MEDIAN([.$F5];[.$K5];[.$P5];[.$U5];[.$Z5])" office:value-type="float"/>
          <table:table-cell table:formula="of:=MAX([.$B5];[.$G5];[.$L5];[.$Q5];[.$V5])" office:value-type="float"/>
          <table:table-cell table:formula="of:=MAX([.$C5];[.$H5];[.$M5];[.$R5];[.$W5])" office:value-type="float"/>
          <table:table-cell table:formula="of:=MAX([.$D5];[.$I5];[.$N5];[.$S5];[.$X5])" office:value-type="float"/>
          <table:table-cell table:formula="of:=MAX([.$E5];[.$J5];[.$O5];[.$T5];[.$Y5])" office:value-type="float"/>
          <table:table-cell table:formula="of:=MAX([.$F5];[.$K5];[.$P5];[.$U5];[.$Z5])" office:value-type="float"/>
        </table:table-row>
        <table:table-row table:style-name="ro1">
          <table:table-cell office:value-type="string">
            <text:p>instances/asp/tai100_20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34.684"/>
          <table:table-cell office:value-type="float" office:value="0.0"/>
          <table:table-cell office:value-type="float" office:value="0.0"/>
          <table:table-cell office:value-type="float" office:value="990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1.0"/>
          <table:table-cell office:value-type="float" office:value="274.401"/>
          <table:table-cell office:value-type="float" office:value="0.0"/>
          <table:table-cell office:value-type="float" office:value="0.0"/>
          <table:table-cell table:style-name="cellWorst" office:value-type="float" office:value="198000.0"/>
          <table:table-cell office:value-type="float" office:value="1.0"/>
          <table:table-cell table:formula="of:=MIN([.$B6];[.$G6];[.$L6];[.$Q6];[.$V6])" office:value-type="float"/>
          <table:table-cell table:formula="of:=MIN([.$C6];[.$H6];[.$M6];[.$R6];[.$W6])" office:value-type="float"/>
          <table:table-cell table:formula="of:=MIN([.$D6];[.$I6];[.$N6];[.$S6];[.$X6])" office:value-type="float"/>
          <table:table-cell table:formula="of:=MIN([.$E6];[.$J6];[.$O6];[.$T6];[.$Y6])" office:value-type="float"/>
          <table:table-cell table:formula="of:=MIN([.$F6];[.$K6];[.$P6];[.$U6];[.$Z6])" office:value-type="float"/>
          <table:table-cell table:formula="of:=MEDIAN([.$B6];[.$G6];[.$L6];[.$Q6];[.$V6])" office:value-type="float"/>
          <table:table-cell table:formula="of:=MEDIAN([.$C6];[.$H6];[.$M6];[.$R6];[.$W6])" office:value-type="float"/>
          <table:table-cell table:formula="of:=MEDIAN([.$D6];[.$I6];[.$N6];[.$S6];[.$X6])" office:value-type="float"/>
          <table:table-cell table:formula="of:=MEDIAN([.$E6];[.$J6];[.$O6];[.$T6];[.$Y6])" office:value-type="float"/>
          <table:table-cell table:formula="of:=MEDIAN([.$F6];[.$K6];[.$P6];[.$U6];[.$Z6])" office:value-type="float"/>
          <table:table-cell table:formula="of:=MAX([.$B6];[.$G6];[.$L6];[.$Q6];[.$V6])" office:value-type="float"/>
          <table:table-cell table:formula="of:=MAX([.$C6];[.$H6];[.$M6];[.$R6];[.$W6])" office:value-type="float"/>
          <table:table-cell table:formula="of:=MAX([.$D6];[.$I6];[.$N6];[.$S6];[.$X6])" office:value-type="float"/>
          <table:table-cell table:formula="of:=MAX([.$E6];[.$J6];[.$O6];[.$T6];[.$Y6])" office:value-type="float"/>
          <table:table-cell table:formula="of:=MAX([.$F6];[.$K6];[.$P6];[.$U6];[.$Z6])" office:value-type="float"/>
        </table:table-row>
        <table:table-row table:style-name="ro1">
          <table:table-cell office:value-type="string">
            <text:p>instances/asp/tai100_20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29.59"/>
          <table:table-cell office:value-type="float" office:value="0.0"/>
          <table:table-cell office:value-type="float" office:value="0.0"/>
          <table:table-cell office:value-type="float" office:value="990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274.421"/>
          <table:table-cell office:value-type="float" office:value="0.0"/>
          <table:table-cell office:value-type="float" office:value="0.0"/>
          <table:table-cell table:style-name="cellWorst" office:value-type="float" office:value="198000.0"/>
          <table:table-cell office:value-type="float" office:value="1.0"/>
          <table:table-cell table:formula="of:=MIN([.$B7];[.$G7];[.$L7];[.$Q7];[.$V7])" office:value-type="float"/>
          <table:table-cell table:formula="of:=MIN([.$C7];[.$H7];[.$M7];[.$R7];[.$W7])" office:value-type="float"/>
          <table:table-cell table:formula="of:=MIN([.$D7];[.$I7];[.$N7];[.$S7];[.$X7])" office:value-type="float"/>
          <table:table-cell table:formula="of:=MIN([.$E7];[.$J7];[.$O7];[.$T7];[.$Y7])" office:value-type="float"/>
          <table:table-cell table:formula="of:=MIN([.$F7];[.$K7];[.$P7];[.$U7];[.$Z7])" office:value-type="float"/>
          <table:table-cell table:formula="of:=MEDIAN([.$B7];[.$G7];[.$L7];[.$Q7];[.$V7])" office:value-type="float"/>
          <table:table-cell table:formula="of:=MEDIAN([.$C7];[.$H7];[.$M7];[.$R7];[.$W7])" office:value-type="float"/>
          <table:table-cell table:formula="of:=MEDIAN([.$D7];[.$I7];[.$N7];[.$S7];[.$X7])" office:value-type="float"/>
          <table:table-cell table:formula="of:=MEDIAN([.$E7];[.$J7];[.$O7];[.$T7];[.$Y7])" office:value-type="float"/>
          <table:table-cell table:formula="of:=MEDIAN([.$F7];[.$K7];[.$P7];[.$U7];[.$Z7])" office:value-type="float"/>
          <table:table-cell table:formula="of:=MAX([.$B7];[.$G7];[.$L7];[.$Q7];[.$V7])" office:value-type="float"/>
          <table:table-cell table:formula="of:=MAX([.$C7];[.$H7];[.$M7];[.$R7];[.$W7])" office:value-type="float"/>
          <table:table-cell table:formula="of:=MAX([.$D7];[.$I7];[.$N7];[.$S7];[.$X7])" office:value-type="float"/>
          <table:table-cell table:formula="of:=MAX([.$E7];[.$J7];[.$O7];[.$T7];[.$Y7])" office:value-type="float"/>
          <table:table-cell table:formula="of:=MAX([.$F7];[.$K7];[.$P7];[.$U7];[.$Z7])" office:value-type="float"/>
        </table:table-row>
        <table:table-row table:style-name="ro1">
          <table:table-cell office:value-type="string">
            <text:p>instances/asp/tai100_20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31.264"/>
          <table:table-cell office:value-type="float" office:value="0.0"/>
          <table:table-cell office:value-type="float" office:value="0.0"/>
          <table:table-cell office:value-type="float" office:value="990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1.0"/>
          <table:table-cell office:value-type="float" office:value="264.045"/>
          <table:table-cell office:value-type="float" office:value="0.0"/>
          <table:table-cell office:value-type="float" office:value="0.0"/>
          <table:table-cell table:style-name="cellWorst" office:value-type="float" office:value="198000.0"/>
          <table:table-cell office:value-type="float" office:value="1.0"/>
          <table:table-cell table:formula="of:=MIN([.$B8];[.$G8];[.$L8];[.$Q8];[.$V8])" office:value-type="float"/>
          <table:table-cell table:formula="of:=MIN([.$C8];[.$H8];[.$M8];[.$R8];[.$W8])" office:value-type="float"/>
          <table:table-cell table:formula="of:=MIN([.$D8];[.$I8];[.$N8];[.$S8];[.$X8])" office:value-type="float"/>
          <table:table-cell table:formula="of:=MIN([.$E8];[.$J8];[.$O8];[.$T8];[.$Y8])" office:value-type="float"/>
          <table:table-cell table:formula="of:=MIN([.$F8];[.$K8];[.$P8];[.$U8];[.$Z8])" office:value-type="float"/>
          <table:table-cell table:formula="of:=MEDIAN([.$B8];[.$G8];[.$L8];[.$Q8];[.$V8])" office:value-type="float"/>
          <table:table-cell table:formula="of:=MEDIAN([.$C8];[.$H8];[.$M8];[.$R8];[.$W8])" office:value-type="float"/>
          <table:table-cell table:formula="of:=MEDIAN([.$D8];[.$I8];[.$N8];[.$S8];[.$X8])" office:value-type="float"/>
          <table:table-cell table:formula="of:=MEDIAN([.$E8];[.$J8];[.$O8];[.$T8];[.$Y8])" office:value-type="float"/>
          <table:table-cell table:formula="of:=MEDIAN([.$F8];[.$K8];[.$P8];[.$U8];[.$Z8])" office:value-type="float"/>
          <table:table-cell table:formula="of:=MAX([.$B8];[.$G8];[.$L8];[.$Q8];[.$V8])" office:value-type="float"/>
          <table:table-cell table:formula="of:=MAX([.$C8];[.$H8];[.$M8];[.$R8];[.$W8])" office:value-type="float"/>
          <table:table-cell table:formula="of:=MAX([.$D8];[.$I8];[.$N8];[.$S8];[.$X8])" office:value-type="float"/>
          <table:table-cell table:formula="of:=MAX([.$E8];[.$J8];[.$O8];[.$T8];[.$Y8])" office:value-type="float"/>
          <table:table-cell table:formula="of:=MAX([.$F8];[.$K8];[.$P8];[.$U8];[.$Z8])" office:value-type="float"/>
        </table:table-row>
        <table:table-row table:style-name="ro1">
          <table:table-cell office:value-type="string">
            <text:p>instances/asp/tai100_20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31.507"/>
          <table:table-cell office:value-type="float" office:value="0.0"/>
          <table:table-cell office:value-type="float" office:value="0.0"/>
          <table:table-cell office:value-type="float" office:value="990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259.38"/>
          <table:table-cell office:value-type="float" office:value="0.0"/>
          <table:table-cell office:value-type="float" office:value="0.0"/>
          <table:table-cell table:style-name="cellWorst" office:value-type="float" office:value="198000.0"/>
          <table:table-cell office:value-type="float" office:value="1.0"/>
          <table:table-cell table:formula="of:=MIN([.$B9];[.$G9];[.$L9];[.$Q9];[.$V9])" office:value-type="float"/>
          <table:table-cell table:formula="of:=MIN([.$C9];[.$H9];[.$M9];[.$R9];[.$W9])" office:value-type="float"/>
          <table:table-cell table:formula="of:=MIN([.$D9];[.$I9];[.$N9];[.$S9];[.$X9])" office:value-type="float"/>
          <table:table-cell table:formula="of:=MIN([.$E9];[.$J9];[.$O9];[.$T9];[.$Y9])" office:value-type="float"/>
          <table:table-cell table:formula="of:=MIN([.$F9];[.$K9];[.$P9];[.$U9];[.$Z9])" office:value-type="float"/>
          <table:table-cell table:formula="of:=MEDIAN([.$B9];[.$G9];[.$L9];[.$Q9];[.$V9])" office:value-type="float"/>
          <table:table-cell table:formula="of:=MEDIAN([.$C9];[.$H9];[.$M9];[.$R9];[.$W9])" office:value-type="float"/>
          <table:table-cell table:formula="of:=MEDIAN([.$D9];[.$I9];[.$N9];[.$S9];[.$X9])" office:value-type="float"/>
          <table:table-cell table:formula="of:=MEDIAN([.$E9];[.$J9];[.$O9];[.$T9];[.$Y9])" office:value-type="float"/>
          <table:table-cell table:formula="of:=MEDIAN([.$F9];[.$K9];[.$P9];[.$U9];[.$Z9])" office:value-type="float"/>
          <table:table-cell table:formula="of:=MAX([.$B9];[.$G9];[.$L9];[.$Q9];[.$V9])" office:value-type="float"/>
          <table:table-cell table:formula="of:=MAX([.$C9];[.$H9];[.$M9];[.$R9];[.$W9])" office:value-type="float"/>
          <table:table-cell table:formula="of:=MAX([.$D9];[.$I9];[.$N9];[.$S9];[.$X9])" office:value-type="float"/>
          <table:table-cell table:formula="of:=MAX([.$E9];[.$J9];[.$O9];[.$T9];[.$Y9])" office:value-type="float"/>
          <table:table-cell table:formula="of:=MAX([.$F9];[.$K9];[.$P9];[.$U9];[.$Z9])" office:value-type="float"/>
        </table:table-row>
        <table:table-row table:style-name="ro1">
          <table:table-cell office:value-type="string">
            <text:p>instances/asp/tai100_20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33.568"/>
          <table:table-cell office:value-type="float" office:value="0.0"/>
          <table:table-cell office:value-type="float" office:value="0.0"/>
          <table:table-cell office:value-type="float" office:value="990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267.383"/>
          <table:table-cell office:value-type="float" office:value="0.0"/>
          <table:table-cell office:value-type="float" office:value="0.0"/>
          <table:table-cell table:style-name="cellWorst" office:value-type="float" office:value="198000.0"/>
          <table:table-cell office:value-type="float" office:value="1.0"/>
          <table:table-cell table:formula="of:=MIN([.$B10];[.$G10];[.$L10];[.$Q10];[.$V10])" office:value-type="float"/>
          <table:table-cell table:formula="of:=MIN([.$C10];[.$H10];[.$M10];[.$R10];[.$W10])" office:value-type="float"/>
          <table:table-cell table:formula="of:=MIN([.$D10];[.$I10];[.$N10];[.$S10];[.$X10])" office:value-type="float"/>
          <table:table-cell table:formula="of:=MIN([.$E10];[.$J10];[.$O10];[.$T10];[.$Y10])" office:value-type="float"/>
          <table:table-cell table:formula="of:=MIN([.$F10];[.$K10];[.$P10];[.$U10];[.$Z10])" office:value-type="float"/>
          <table:table-cell table:formula="of:=MEDIAN([.$B10];[.$G10];[.$L10];[.$Q10];[.$V10])" office:value-type="float"/>
          <table:table-cell table:formula="of:=MEDIAN([.$C10];[.$H10];[.$M10];[.$R10];[.$W10])" office:value-type="float"/>
          <table:table-cell table:formula="of:=MEDIAN([.$D10];[.$I10];[.$N10];[.$S10];[.$X10])" office:value-type="float"/>
          <table:table-cell table:formula="of:=MEDIAN([.$E10];[.$J10];[.$O10];[.$T10];[.$Y10])" office:value-type="float"/>
          <table:table-cell table:formula="of:=MEDIAN([.$F10];[.$K10];[.$P10];[.$U10];[.$Z10])" office:value-type="float"/>
          <table:table-cell table:formula="of:=MAX([.$B10];[.$G10];[.$L10];[.$Q10];[.$V10])" office:value-type="float"/>
          <table:table-cell table:formula="of:=MAX([.$C10];[.$H10];[.$M10];[.$R10];[.$W10])" office:value-type="float"/>
          <table:table-cell table:formula="of:=MAX([.$D10];[.$I10];[.$N10];[.$S10];[.$X10])" office:value-type="float"/>
          <table:table-cell table:formula="of:=MAX([.$E10];[.$J10];[.$O10];[.$T10];[.$Y10])" office:value-type="float"/>
          <table:table-cell table:formula="of:=MAX([.$F10];[.$K10];[.$P10];[.$U10];[.$Z10])" office:value-type="float"/>
        </table:table-row>
        <table:table-row table:style-name="ro1">
          <table:table-cell office:value-type="string">
            <text:p>instances/asp/tai100_20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32.696"/>
          <table:table-cell office:value-type="float" office:value="0.0"/>
          <table:table-cell office:value-type="float" office:value="0.0"/>
          <table:table-cell office:value-type="float" office:value="990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1.0"/>
          <table:table-cell office:value-type="float" office:value="269.941"/>
          <table:table-cell office:value-type="float" office:value="0.0"/>
          <table:table-cell office:value-type="float" office:value="0.0"/>
          <table:table-cell table:style-name="cellWorst" office:value-type="float" office:value="198000.0"/>
          <table:table-cell office:value-type="float" office:value="1.0"/>
          <table:table-cell table:formula="of:=MIN([.$B11];[.$G11];[.$L11];[.$Q11];[.$V11])" office:value-type="float"/>
          <table:table-cell table:formula="of:=MIN([.$C11];[.$H11];[.$M11];[.$R11];[.$W11])" office:value-type="float"/>
          <table:table-cell table:formula="of:=MIN([.$D11];[.$I11];[.$N11];[.$S11];[.$X11])" office:value-type="float"/>
          <table:table-cell table:formula="of:=MIN([.$E11];[.$J11];[.$O11];[.$T11];[.$Y11])" office:value-type="float"/>
          <table:table-cell table:formula="of:=MIN([.$F11];[.$K11];[.$P11];[.$U11];[.$Z11])" office:value-type="float"/>
          <table:table-cell table:formula="of:=MEDIAN([.$B11];[.$G11];[.$L11];[.$Q11];[.$V11])" office:value-type="float"/>
          <table:table-cell table:formula="of:=MEDIAN([.$C11];[.$H11];[.$M11];[.$R11];[.$W11])" office:value-type="float"/>
          <table:table-cell table:formula="of:=MEDIAN([.$D11];[.$I11];[.$N11];[.$S11];[.$X11])" office:value-type="float"/>
          <table:table-cell table:formula="of:=MEDIAN([.$E11];[.$J11];[.$O11];[.$T11];[.$Y11])" office:value-type="float"/>
          <table:table-cell table:formula="of:=MEDIAN([.$F11];[.$K11];[.$P11];[.$U11];[.$Z11])" office:value-type="float"/>
          <table:table-cell table:formula="of:=MAX([.$B11];[.$G11];[.$L11];[.$Q11];[.$V11])" office:value-type="float"/>
          <table:table-cell table:formula="of:=MAX([.$C11];[.$H11];[.$M11];[.$R11];[.$W11])" office:value-type="float"/>
          <table:table-cell table:formula="of:=MAX([.$D11];[.$I11];[.$N11];[.$S11];[.$X11])" office:value-type="float"/>
          <table:table-cell table:formula="of:=MAX([.$E11];[.$J11];[.$O11];[.$T11];[.$Y11])" office:value-type="float"/>
          <table:table-cell table:formula="of:=MAX([.$F11];[.$K11];[.$P11];[.$U11];[.$Z11])" office:value-type="float"/>
        </table:table-row>
        <table:table-row table:style-name="ro1">
          <table:table-cell office:value-type="string">
            <text:p>instances/asp/tai100_20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31.06"/>
          <table:table-cell office:value-type="float" office:value="0.0"/>
          <table:table-cell office:value-type="float" office:value="0.0"/>
          <table:table-cell office:value-type="float" office:value="990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266.142"/>
          <table:table-cell office:value-type="float" office:value="0.0"/>
          <table:table-cell office:value-type="float" office:value="0.0"/>
          <table:table-cell table:style-name="cellWorst" office:value-type="float" office:value="198000.0"/>
          <table:table-cell office:value-type="float" office:value="1.0"/>
          <table:table-cell table:formula="of:=MIN([.$B12];[.$G12];[.$L12];[.$Q12];[.$V12])" office:value-type="float"/>
          <table:table-cell table:formula="of:=MIN([.$C12];[.$H12];[.$M12];[.$R12];[.$W12])" office:value-type="float"/>
          <table:table-cell table:formula="of:=MIN([.$D12];[.$I12];[.$N12];[.$S12];[.$X12])" office:value-type="float"/>
          <table:table-cell table:formula="of:=MIN([.$E12];[.$J12];[.$O12];[.$T12];[.$Y12])" office:value-type="float"/>
          <table:table-cell table:formula="of:=MIN([.$F12];[.$K12];[.$P12];[.$U12];[.$Z12])" office:value-type="float"/>
          <table:table-cell table:formula="of:=MEDIAN([.$B12];[.$G12];[.$L12];[.$Q12];[.$V12])" office:value-type="float"/>
          <table:table-cell table:formula="of:=MEDIAN([.$C12];[.$H12];[.$M12];[.$R12];[.$W12])" office:value-type="float"/>
          <table:table-cell table:formula="of:=MEDIAN([.$D12];[.$I12];[.$N12];[.$S12];[.$X12])" office:value-type="float"/>
          <table:table-cell table:formula="of:=MEDIAN([.$E12];[.$J12];[.$O12];[.$T12];[.$Y12])" office:value-type="float"/>
          <table:table-cell table:formula="of:=MEDIAN([.$F12];[.$K12];[.$P12];[.$U12];[.$Z12])" office:value-type="float"/>
          <table:table-cell table:formula="of:=MAX([.$B12];[.$G12];[.$L12];[.$Q12];[.$V12])" office:value-type="float"/>
          <table:table-cell table:formula="of:=MAX([.$C12];[.$H12];[.$M12];[.$R12];[.$W12])" office:value-type="float"/>
          <table:table-cell table:formula="of:=MAX([.$D12];[.$I12];[.$N12];[.$S12];[.$X12])" office:value-type="float"/>
          <table:table-cell table:formula="of:=MAX([.$E12];[.$J12];[.$O12];[.$T12];[.$Y12])" office:value-type="float"/>
          <table:table-cell table:formula="of:=MAX([.$F12];[.$K12];[.$P12];[.$U12];[.$Z12])" office:value-type="float"/>
        </table:table-row>
        <table:table-row table:style-name="ro1">
          <table:table-cell office:value-type="string">
            <text:p>instances/asp/tai15_15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14.0"/>
          <table:table-cell office:value-type="float" office:value="1.0"/>
          <table:table-cell table:style-name="cellBest" office:value-type="float" office:value="1.11947"/>
          <table:table-cell office:value-type="float" office:value="0.0"/>
          <table:table-cell office:value-type="float" office:value="0.0"/>
          <table:table-cell office:value-type="float" office:value="15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02.0"/>
          <table:table-cell office:value-type="float" office:value="1.0"/>
          <table:table-cell office:value-type="float" office:value="1.15489"/>
          <table:table-cell office:value-type="float" office:value="0.0"/>
          <table:table-cell office:value-type="float" office:value="0.0"/>
          <table:table-cell table:style-name="cellWorst" office:value-type="float" office:value="3150.0"/>
          <table:table-cell office:value-type="float" office:value="1.0"/>
          <table:table-cell table:formula="of:=MIN([.$B13];[.$G13];[.$L13];[.$Q13];[.$V13])" office:value-type="float"/>
          <table:table-cell table:formula="of:=MIN([.$C13];[.$H13];[.$M13];[.$R13];[.$W13])" office:value-type="float"/>
          <table:table-cell table:formula="of:=MIN([.$D13];[.$I13];[.$N13];[.$S13];[.$X13])" office:value-type="float"/>
          <table:table-cell table:formula="of:=MIN([.$E13];[.$J13];[.$O13];[.$T13];[.$Y13])" office:value-type="float"/>
          <table:table-cell table:formula="of:=MIN([.$F13];[.$K13];[.$P13];[.$U13];[.$Z13])" office:value-type="float"/>
          <table:table-cell table:formula="of:=MEDIAN([.$B13];[.$G13];[.$L13];[.$Q13];[.$V13])" office:value-type="float"/>
          <table:table-cell table:formula="of:=MEDIAN([.$C13];[.$H13];[.$M13];[.$R13];[.$W13])" office:value-type="float"/>
          <table:table-cell table:formula="of:=MEDIAN([.$D13];[.$I13];[.$N13];[.$S13];[.$X13])" office:value-type="float"/>
          <table:table-cell table:formula="of:=MEDIAN([.$E13];[.$J13];[.$O13];[.$T13];[.$Y13])" office:value-type="float"/>
          <table:table-cell table:formula="of:=MEDIAN([.$F13];[.$K13];[.$P13];[.$U13];[.$Z13])" office:value-type="float"/>
          <table:table-cell table:formula="of:=MAX([.$B13];[.$G13];[.$L13];[.$Q13];[.$V13])" office:value-type="float"/>
          <table:table-cell table:formula="of:=MAX([.$C13];[.$H13];[.$M13];[.$R13];[.$W13])" office:value-type="float"/>
          <table:table-cell table:formula="of:=MAX([.$D13];[.$I13];[.$N13];[.$S13];[.$X13])" office:value-type="float"/>
          <table:table-cell table:formula="of:=MAX([.$E13];[.$J13];[.$O13];[.$T13];[.$Y13])" office:value-type="float"/>
          <table:table-cell table:formula="of:=MAX([.$F13];[.$K13];[.$P13];[.$U13];[.$Z13])" office:value-type="float"/>
        </table:table-row>
        <table:table-row table:style-name="ro1">
          <table:table-cell office:value-type="string">
            <text:p>instances/asp/tai15_15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37.0"/>
          <table:table-cell office:value-type="float" office:value="1.0"/>
          <table:table-cell table:style-name="cellBest" office:value-type="float" office:value="1.0256"/>
          <table:table-cell office:value-type="float" office:value="0.0"/>
          <table:table-cell office:value-type="float" office:value="0.0"/>
          <table:table-cell office:value-type="float" office:value="15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12.0"/>
          <table:table-cell office:value-type="float" office:value="1.0"/>
          <table:table-cell office:value-type="float" office:value="1.14832"/>
          <table:table-cell office:value-type="float" office:value="0.0"/>
          <table:table-cell office:value-type="float" office:value="0.0"/>
          <table:table-cell table:style-name="cellWorst" office:value-type="float" office:value="3150.0"/>
          <table:table-cell office:value-type="float" office:value="1.0"/>
          <table:table-cell table:formula="of:=MIN([.$B14];[.$G14];[.$L14];[.$Q14];[.$V14])" office:value-type="float"/>
          <table:table-cell table:formula="of:=MIN([.$C14];[.$H14];[.$M14];[.$R14];[.$W14])" office:value-type="float"/>
          <table:table-cell table:formula="of:=MIN([.$D14];[.$I14];[.$N14];[.$S14];[.$X14])" office:value-type="float"/>
          <table:table-cell table:formula="of:=MIN([.$E14];[.$J14];[.$O14];[.$T14];[.$Y14])" office:value-type="float"/>
          <table:table-cell table:formula="of:=MIN([.$F14];[.$K14];[.$P14];[.$U14];[.$Z14])" office:value-type="float"/>
          <table:table-cell table:formula="of:=MEDIAN([.$B14];[.$G14];[.$L14];[.$Q14];[.$V14])" office:value-type="float"/>
          <table:table-cell table:formula="of:=MEDIAN([.$C14];[.$H14];[.$M14];[.$R14];[.$W14])" office:value-type="float"/>
          <table:table-cell table:formula="of:=MEDIAN([.$D14];[.$I14];[.$N14];[.$S14];[.$X14])" office:value-type="float"/>
          <table:table-cell table:formula="of:=MEDIAN([.$E14];[.$J14];[.$O14];[.$T14];[.$Y14])" office:value-type="float"/>
          <table:table-cell table:formula="of:=MEDIAN([.$F14];[.$K14];[.$P14];[.$U14];[.$Z14])" office:value-type="float"/>
          <table:table-cell table:formula="of:=MAX([.$B14];[.$G14];[.$L14];[.$Q14];[.$V14])" office:value-type="float"/>
          <table:table-cell table:formula="of:=MAX([.$C14];[.$H14];[.$M14];[.$R14];[.$W14])" office:value-type="float"/>
          <table:table-cell table:formula="of:=MAX([.$D14];[.$I14];[.$N14];[.$S14];[.$X14])" office:value-type="float"/>
          <table:table-cell table:formula="of:=MAX([.$E14];[.$J14];[.$O14];[.$T14];[.$Y14])" office:value-type="float"/>
          <table:table-cell table:formula="of:=MAX([.$F14];[.$K14];[.$P14];[.$U14];[.$Z14])" office:value-type="float"/>
        </table:table-row>
        <table:table-row table:style-name="ro1">
          <table:table-cell office:value-type="string">
            <text:p>instances/asp/tai15_15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48.0"/>
          <table:table-cell office:value-type="float" office:value="1.0"/>
          <table:table-cell office:value-type="float" office:value="1.28393"/>
          <table:table-cell office:value-type="float" office:value="0.0"/>
          <table:table-cell office:value-type="float" office:value="0.0"/>
          <table:table-cell office:value-type="float" office:value="15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14.0"/>
          <table:table-cell office:value-type="float" office:value="1.0"/>
          <table:table-cell table:style-name="cellBest" office:value-type="float" office:value="1.23504"/>
          <table:table-cell office:value-type="float" office:value="0.0"/>
          <table:table-cell office:value-type="float" office:value="0.0"/>
          <table:table-cell table:style-name="cellWorst" office:value-type="float" office:value="3150.0"/>
          <table:table-cell office:value-type="float" office:value="1.0"/>
          <table:table-cell table:formula="of:=MIN([.$B15];[.$G15];[.$L15];[.$Q15];[.$V15])" office:value-type="float"/>
          <table:table-cell table:formula="of:=MIN([.$C15];[.$H15];[.$M15];[.$R15];[.$W15])" office:value-type="float"/>
          <table:table-cell table:formula="of:=MIN([.$D15];[.$I15];[.$N15];[.$S15];[.$X15])" office:value-type="float"/>
          <table:table-cell table:formula="of:=MIN([.$E15];[.$J15];[.$O15];[.$T15];[.$Y15])" office:value-type="float"/>
          <table:table-cell table:formula="of:=MIN([.$F15];[.$K15];[.$P15];[.$U15];[.$Z15])" office:value-type="float"/>
          <table:table-cell table:formula="of:=MEDIAN([.$B15];[.$G15];[.$L15];[.$Q15];[.$V15])" office:value-type="float"/>
          <table:table-cell table:formula="of:=MEDIAN([.$C15];[.$H15];[.$M15];[.$R15];[.$W15])" office:value-type="float"/>
          <table:table-cell table:formula="of:=MEDIAN([.$D15];[.$I15];[.$N15];[.$S15];[.$X15])" office:value-type="float"/>
          <table:table-cell table:formula="of:=MEDIAN([.$E15];[.$J15];[.$O15];[.$T15];[.$Y15])" office:value-type="float"/>
          <table:table-cell table:formula="of:=MEDIAN([.$F15];[.$K15];[.$P15];[.$U15];[.$Z15])" office:value-type="float"/>
          <table:table-cell table:formula="of:=MAX([.$B15];[.$G15];[.$L15];[.$Q15];[.$V15])" office:value-type="float"/>
          <table:table-cell table:formula="of:=MAX([.$C15];[.$H15];[.$M15];[.$R15];[.$W15])" office:value-type="float"/>
          <table:table-cell table:formula="of:=MAX([.$D15];[.$I15];[.$N15];[.$S15];[.$X15])" office:value-type="float"/>
          <table:table-cell table:formula="of:=MAX([.$E15];[.$J15];[.$O15];[.$T15];[.$Y15])" office:value-type="float"/>
          <table:table-cell table:formula="of:=MAX([.$F15];[.$K15];[.$P15];[.$U15];[.$Z15])" office:value-type="float"/>
        </table:table-row>
        <table:table-row table:style-name="ro1">
          <table:table-cell office:value-type="string">
            <text:p>instances/asp/tai15_15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53.0"/>
          <table:table-cell office:value-type="float" office:value="1.0"/>
          <table:table-cell office:value-type="float" office:value="1.12372"/>
          <table:table-cell office:value-type="float" office:value="0.0"/>
          <table:table-cell office:value-type="float" office:value="0.0"/>
          <table:table-cell office:value-type="float" office:value="15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1508.0"/>
          <table:table-cell office:value-type="float" office:value="1.0"/>
          <table:table-cell table:style-name="cellBest" office:value-type="float" office:value="1.03317"/>
          <table:table-cell office:value-type="float" office:value="0.0"/>
          <table:table-cell office:value-type="float" office:value="0.0"/>
          <table:table-cell table:style-name="cellWorst" office:value-type="float" office:value="3150.0"/>
          <table:table-cell office:value-type="float" office:value="1.0"/>
          <table:table-cell table:formula="of:=MIN([.$B16];[.$G16];[.$L16];[.$Q16];[.$V16])" office:value-type="float"/>
          <table:table-cell table:formula="of:=MIN([.$C16];[.$H16];[.$M16];[.$R16];[.$W16])" office:value-type="float"/>
          <table:table-cell table:formula="of:=MIN([.$D16];[.$I16];[.$N16];[.$S16];[.$X16])" office:value-type="float"/>
          <table:table-cell table:formula="of:=MIN([.$E16];[.$J16];[.$O16];[.$T16];[.$Y16])" office:value-type="float"/>
          <table:table-cell table:formula="of:=MIN([.$F16];[.$K16];[.$P16];[.$U16];[.$Z16])" office:value-type="float"/>
          <table:table-cell table:formula="of:=MEDIAN([.$B16];[.$G16];[.$L16];[.$Q16];[.$V16])" office:value-type="float"/>
          <table:table-cell table:formula="of:=MEDIAN([.$C16];[.$H16];[.$M16];[.$R16];[.$W16])" office:value-type="float"/>
          <table:table-cell table:formula="of:=MEDIAN([.$D16];[.$I16];[.$N16];[.$S16];[.$X16])" office:value-type="float"/>
          <table:table-cell table:formula="of:=MEDIAN([.$E16];[.$J16];[.$O16];[.$T16];[.$Y16])" office:value-type="float"/>
          <table:table-cell table:formula="of:=MEDIAN([.$F16];[.$K16];[.$P16];[.$U16];[.$Z16])" office:value-type="float"/>
          <table:table-cell table:formula="of:=MAX([.$B16];[.$G16];[.$L16];[.$Q16];[.$V16])" office:value-type="float"/>
          <table:table-cell table:formula="of:=MAX([.$C16];[.$H16];[.$M16];[.$R16];[.$W16])" office:value-type="float"/>
          <table:table-cell table:formula="of:=MAX([.$D16];[.$I16];[.$N16];[.$S16];[.$X16])" office:value-type="float"/>
          <table:table-cell table:formula="of:=MAX([.$E16];[.$J16];[.$O16];[.$T16];[.$Y16])" office:value-type="float"/>
          <table:table-cell table:formula="of:=MAX([.$F16];[.$K16];[.$P16];[.$U16];[.$Z16])" office:value-type="float"/>
        </table:table-row>
        <table:table-row table:style-name="ro1">
          <table:table-cell office:value-type="string">
            <text:p>instances/asp/tai15_15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35.0"/>
          <table:table-cell office:value-type="float" office:value="1.0"/>
          <table:table-cell table:style-name="cellBest" office:value-type="float" office:value="1.06695"/>
          <table:table-cell office:value-type="float" office:value="0.0"/>
          <table:table-cell office:value-type="float" office:value="0.0"/>
          <table:table-cell office:value-type="float" office:value="15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81.0"/>
          <table:table-cell office:value-type="float" office:value="1.0"/>
          <table:table-cell office:value-type="float" office:value="1.14476"/>
          <table:table-cell office:value-type="float" office:value="0.0"/>
          <table:table-cell office:value-type="float" office:value="0.0"/>
          <table:table-cell table:style-name="cellWorst" office:value-type="float" office:value="3150.0"/>
          <table:table-cell office:value-type="float" office:value="1.0"/>
          <table:table-cell table:formula="of:=MIN([.$B17];[.$G17];[.$L17];[.$Q17];[.$V17])" office:value-type="float"/>
          <table:table-cell table:formula="of:=MIN([.$C17];[.$H17];[.$M17];[.$R17];[.$W17])" office:value-type="float"/>
          <table:table-cell table:formula="of:=MIN([.$D17];[.$I17];[.$N17];[.$S17];[.$X17])" office:value-type="float"/>
          <table:table-cell table:formula="of:=MIN([.$E17];[.$J17];[.$O17];[.$T17];[.$Y17])" office:value-type="float"/>
          <table:table-cell table:formula="of:=MIN([.$F17];[.$K17];[.$P17];[.$U17];[.$Z17])" office:value-type="float"/>
          <table:table-cell table:formula="of:=MEDIAN([.$B17];[.$G17];[.$L17];[.$Q17];[.$V17])" office:value-type="float"/>
          <table:table-cell table:formula="of:=MEDIAN([.$C17];[.$H17];[.$M17];[.$R17];[.$W17])" office:value-type="float"/>
          <table:table-cell table:formula="of:=MEDIAN([.$D17];[.$I17];[.$N17];[.$S17];[.$X17])" office:value-type="float"/>
          <table:table-cell table:formula="of:=MEDIAN([.$E17];[.$J17];[.$O17];[.$T17];[.$Y17])" office:value-type="float"/>
          <table:table-cell table:formula="of:=MEDIAN([.$F17];[.$K17];[.$P17];[.$U17];[.$Z17])" office:value-type="float"/>
          <table:table-cell table:formula="of:=MAX([.$B17];[.$G17];[.$L17];[.$Q17];[.$V17])" office:value-type="float"/>
          <table:table-cell table:formula="of:=MAX([.$C17];[.$H17];[.$M17];[.$R17];[.$W17])" office:value-type="float"/>
          <table:table-cell table:formula="of:=MAX([.$D17];[.$I17];[.$N17];[.$S17];[.$X17])" office:value-type="float"/>
          <table:table-cell table:formula="of:=MAX([.$E17];[.$J17];[.$O17];[.$T17];[.$Y17])" office:value-type="float"/>
          <table:table-cell table:formula="of:=MAX([.$F17];[.$K17];[.$P17];[.$U17];[.$Z17])" office:value-type="float"/>
        </table:table-row>
        <table:table-row table:style-name="ro1">
          <table:table-cell office:value-type="string">
            <text:p>instances/asp/tai15_15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51.0"/>
          <table:table-cell office:value-type="float" office:value="1.0"/>
          <table:table-cell table:style-name="cellBest" office:value-type="float" office:value="1.21135"/>
          <table:table-cell office:value-type="float" office:value="0.0"/>
          <table:table-cell office:value-type="float" office:value="0.0"/>
          <table:table-cell office:value-type="float" office:value="15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14.0"/>
          <table:table-cell office:value-type="float" office:value="1.0"/>
          <table:table-cell office:value-type="float" office:value="1.25832"/>
          <table:table-cell office:value-type="float" office:value="0.0"/>
          <table:table-cell office:value-type="float" office:value="0.0"/>
          <table:table-cell table:style-name="cellWorst" office:value-type="float" office:value="3150.0"/>
          <table:table-cell office:value-type="float" office:value="1.0"/>
          <table:table-cell table:formula="of:=MIN([.$B18];[.$G18];[.$L18];[.$Q18];[.$V18])" office:value-type="float"/>
          <table:table-cell table:formula="of:=MIN([.$C18];[.$H18];[.$M18];[.$R18];[.$W18])" office:value-type="float"/>
          <table:table-cell table:formula="of:=MIN([.$D18];[.$I18];[.$N18];[.$S18];[.$X18])" office:value-type="float"/>
          <table:table-cell table:formula="of:=MIN([.$E18];[.$J18];[.$O18];[.$T18];[.$Y18])" office:value-type="float"/>
          <table:table-cell table:formula="of:=MIN([.$F18];[.$K18];[.$P18];[.$U18];[.$Z18])" office:value-type="float"/>
          <table:table-cell table:formula="of:=MEDIAN([.$B18];[.$G18];[.$L18];[.$Q18];[.$V18])" office:value-type="float"/>
          <table:table-cell table:formula="of:=MEDIAN([.$C18];[.$H18];[.$M18];[.$R18];[.$W18])" office:value-type="float"/>
          <table:table-cell table:formula="of:=MEDIAN([.$D18];[.$I18];[.$N18];[.$S18];[.$X18])" office:value-type="float"/>
          <table:table-cell table:formula="of:=MEDIAN([.$E18];[.$J18];[.$O18];[.$T18];[.$Y18])" office:value-type="float"/>
          <table:table-cell table:formula="of:=MEDIAN([.$F18];[.$K18];[.$P18];[.$U18];[.$Z18])" office:value-type="float"/>
          <table:table-cell table:formula="of:=MAX([.$B18];[.$G18];[.$L18];[.$Q18];[.$V18])" office:value-type="float"/>
          <table:table-cell table:formula="of:=MAX([.$C18];[.$H18];[.$M18];[.$R18];[.$W18])" office:value-type="float"/>
          <table:table-cell table:formula="of:=MAX([.$D18];[.$I18];[.$N18];[.$S18];[.$X18])" office:value-type="float"/>
          <table:table-cell table:formula="of:=MAX([.$E18];[.$J18];[.$O18];[.$T18];[.$Y18])" office:value-type="float"/>
          <table:table-cell table:formula="of:=MAX([.$F18];[.$K18];[.$P18];[.$U18];[.$Z18])" office:value-type="float"/>
        </table:table-row>
        <table:table-row table:style-name="ro1">
          <table:table-cell office:value-type="string">
            <text:p>instances/asp/tai15_15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38.0"/>
          <table:table-cell office:value-type="float" office:value="1.0"/>
          <table:table-cell table:style-name="cellBest" office:value-type="float" office:value="1.13795"/>
          <table:table-cell office:value-type="float" office:value="0.0"/>
          <table:table-cell office:value-type="float" office:value="0.0"/>
          <table:table-cell office:value-type="float" office:value="15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25.0"/>
          <table:table-cell office:value-type="float" office:value="1.0"/>
          <table:table-cell office:value-type="float" office:value="1.28135"/>
          <table:table-cell office:value-type="float" office:value="0.0"/>
          <table:table-cell office:value-type="float" office:value="0.0"/>
          <table:table-cell table:style-name="cellWorst" office:value-type="float" office:value="3150.0"/>
          <table:table-cell office:value-type="float" office:value="1.0"/>
          <table:table-cell table:formula="of:=MIN([.$B19];[.$G19];[.$L19];[.$Q19];[.$V19])" office:value-type="float"/>
          <table:table-cell table:formula="of:=MIN([.$C19];[.$H19];[.$M19];[.$R19];[.$W19])" office:value-type="float"/>
          <table:table-cell table:formula="of:=MIN([.$D19];[.$I19];[.$N19];[.$S19];[.$X19])" office:value-type="float"/>
          <table:table-cell table:formula="of:=MIN([.$E19];[.$J19];[.$O19];[.$T19];[.$Y19])" office:value-type="float"/>
          <table:table-cell table:formula="of:=MIN([.$F19];[.$K19];[.$P19];[.$U19];[.$Z19])" office:value-type="float"/>
          <table:table-cell table:formula="of:=MEDIAN([.$B19];[.$G19];[.$L19];[.$Q19];[.$V19])" office:value-type="float"/>
          <table:table-cell table:formula="of:=MEDIAN([.$C19];[.$H19];[.$M19];[.$R19];[.$W19])" office:value-type="float"/>
          <table:table-cell table:formula="of:=MEDIAN([.$D19];[.$I19];[.$N19];[.$S19];[.$X19])" office:value-type="float"/>
          <table:table-cell table:formula="of:=MEDIAN([.$E19];[.$J19];[.$O19];[.$T19];[.$Y19])" office:value-type="float"/>
          <table:table-cell table:formula="of:=MEDIAN([.$F19];[.$K19];[.$P19];[.$U19];[.$Z19])" office:value-type="float"/>
          <table:table-cell table:formula="of:=MAX([.$B19];[.$G19];[.$L19];[.$Q19];[.$V19])" office:value-type="float"/>
          <table:table-cell table:formula="of:=MAX([.$C19];[.$H19];[.$M19];[.$R19];[.$W19])" office:value-type="float"/>
          <table:table-cell table:formula="of:=MAX([.$D19];[.$I19];[.$N19];[.$S19];[.$X19])" office:value-type="float"/>
          <table:table-cell table:formula="of:=MAX([.$E19];[.$J19];[.$O19];[.$T19];[.$Y19])" office:value-type="float"/>
          <table:table-cell table:formula="of:=MAX([.$F19];[.$K19];[.$P19];[.$U19];[.$Z19])" office:value-type="float"/>
        </table:table-row>
        <table:table-row table:style-name="ro1">
          <table:table-cell office:value-type="string">
            <text:p>instances/asp/tai15_15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59.0"/>
          <table:table-cell office:value-type="float" office:value="1.0"/>
          <table:table-cell table:style-name="cellBest" office:value-type="float" office:value="1.1144"/>
          <table:table-cell office:value-type="float" office:value="0.0"/>
          <table:table-cell office:value-type="float" office:value="0.0"/>
          <table:table-cell office:value-type="float" office:value="15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21.0"/>
          <table:table-cell office:value-type="float" office:value="1.0"/>
          <table:table-cell office:value-type="float" office:value="1.14644"/>
          <table:table-cell office:value-type="float" office:value="0.0"/>
          <table:table-cell office:value-type="float" office:value="0.0"/>
          <table:table-cell table:style-name="cellWorst" office:value-type="float" office:value="3150.0"/>
          <table:table-cell office:value-type="float" office:value="1.0"/>
          <table:table-cell table:formula="of:=MIN([.$B20];[.$G20];[.$L20];[.$Q20];[.$V20])" office:value-type="float"/>
          <table:table-cell table:formula="of:=MIN([.$C20];[.$H20];[.$M20];[.$R20];[.$W20])" office:value-type="float"/>
          <table:table-cell table:formula="of:=MIN([.$D20];[.$I20];[.$N20];[.$S20];[.$X20])" office:value-type="float"/>
          <table:table-cell table:formula="of:=MIN([.$E20];[.$J20];[.$O20];[.$T20];[.$Y20])" office:value-type="float"/>
          <table:table-cell table:formula="of:=MIN([.$F20];[.$K20];[.$P20];[.$U20];[.$Z20])" office:value-type="float"/>
          <table:table-cell table:formula="of:=MEDIAN([.$B20];[.$G20];[.$L20];[.$Q20];[.$V20])" office:value-type="float"/>
          <table:table-cell table:formula="of:=MEDIAN([.$C20];[.$H20];[.$M20];[.$R20];[.$W20])" office:value-type="float"/>
          <table:table-cell table:formula="of:=MEDIAN([.$D20];[.$I20];[.$N20];[.$S20];[.$X20])" office:value-type="float"/>
          <table:table-cell table:formula="of:=MEDIAN([.$E20];[.$J20];[.$O20];[.$T20];[.$Y20])" office:value-type="float"/>
          <table:table-cell table:formula="of:=MEDIAN([.$F20];[.$K20];[.$P20];[.$U20];[.$Z20])" office:value-type="float"/>
          <table:table-cell table:formula="of:=MAX([.$B20];[.$G20];[.$L20];[.$Q20];[.$V20])" office:value-type="float"/>
          <table:table-cell table:formula="of:=MAX([.$C20];[.$H20];[.$M20];[.$R20];[.$W20])" office:value-type="float"/>
          <table:table-cell table:formula="of:=MAX([.$D20];[.$I20];[.$N20];[.$S20];[.$X20])" office:value-type="float"/>
          <table:table-cell table:formula="of:=MAX([.$E20];[.$J20];[.$O20];[.$T20];[.$Y20])" office:value-type="float"/>
          <table:table-cell table:formula="of:=MAX([.$F20];[.$K20];[.$P20];[.$U20];[.$Z20])" office:value-type="float"/>
        </table:table-row>
        <table:table-row table:style-name="ro1">
          <table:table-cell office:value-type="string">
            <text:p>instances/asp/tai15_15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60.0"/>
          <table:table-cell office:value-type="float" office:value="1.0"/>
          <table:table-cell table:style-name="cellBest" office:value-type="float" office:value="1.03762"/>
          <table:table-cell office:value-type="float" office:value="0.0"/>
          <table:table-cell office:value-type="float" office:value="0.0"/>
          <table:table-cell office:value-type="float" office:value="15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26.0"/>
          <table:table-cell office:value-type="float" office:value="1.0"/>
          <table:table-cell office:value-type="float" office:value="1.17781"/>
          <table:table-cell office:value-type="float" office:value="0.0"/>
          <table:table-cell office:value-type="float" office:value="0.0"/>
          <table:table-cell table:style-name="cellWorst" office:value-type="float" office:value="3150.0"/>
          <table:table-cell office:value-type="float" office:value="1.0"/>
          <table:table-cell table:formula="of:=MIN([.$B21];[.$G21];[.$L21];[.$Q21];[.$V21])" office:value-type="float"/>
          <table:table-cell table:formula="of:=MIN([.$C21];[.$H21];[.$M21];[.$R21];[.$W21])" office:value-type="float"/>
          <table:table-cell table:formula="of:=MIN([.$D21];[.$I21];[.$N21];[.$S21];[.$X21])" office:value-type="float"/>
          <table:table-cell table:formula="of:=MIN([.$E21];[.$J21];[.$O21];[.$T21];[.$Y21])" office:value-type="float"/>
          <table:table-cell table:formula="of:=MIN([.$F21];[.$K21];[.$P21];[.$U21];[.$Z21])" office:value-type="float"/>
          <table:table-cell table:formula="of:=MEDIAN([.$B21];[.$G21];[.$L21];[.$Q21];[.$V21])" office:value-type="float"/>
          <table:table-cell table:formula="of:=MEDIAN([.$C21];[.$H21];[.$M21];[.$R21];[.$W21])" office:value-type="float"/>
          <table:table-cell table:formula="of:=MEDIAN([.$D21];[.$I21];[.$N21];[.$S21];[.$X21])" office:value-type="float"/>
          <table:table-cell table:formula="of:=MEDIAN([.$E21];[.$J21];[.$O21];[.$T21];[.$Y21])" office:value-type="float"/>
          <table:table-cell table:formula="of:=MEDIAN([.$F21];[.$K21];[.$P21];[.$U21];[.$Z21])" office:value-type="float"/>
          <table:table-cell table:formula="of:=MAX([.$B21];[.$G21];[.$L21];[.$Q21];[.$V21])" office:value-type="float"/>
          <table:table-cell table:formula="of:=MAX([.$C21];[.$H21];[.$M21];[.$R21];[.$W21])" office:value-type="float"/>
          <table:table-cell table:formula="of:=MAX([.$D21];[.$I21];[.$N21];[.$S21];[.$X21])" office:value-type="float"/>
          <table:table-cell table:formula="of:=MAX([.$E21];[.$J21];[.$O21];[.$T21];[.$Y21])" office:value-type="float"/>
          <table:table-cell table:formula="of:=MAX([.$F21];[.$K21];[.$P21];[.$U21];[.$Z21])" office:value-type="float"/>
        </table:table-row>
        <table:table-row table:style-name="ro1">
          <table:table-cell office:value-type="string">
            <text:p>instances/asp/tai15_15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560.0"/>
          <table:table-cell office:value-type="float" office:value="1.0"/>
          <table:table-cell table:style-name="cellBest" office:value-type="float" office:value="1.04901"/>
          <table:table-cell office:value-type="float" office:value="0.0"/>
          <table:table-cell office:value-type="float" office:value="0.0"/>
          <table:table-cell office:value-type="float" office:value="15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86.0"/>
          <table:table-cell office:value-type="float" office:value="1.0"/>
          <table:table-cell office:value-type="float" office:value="1.17581"/>
          <table:table-cell office:value-type="float" office:value="0.0"/>
          <table:table-cell office:value-type="float" office:value="0.0"/>
          <table:table-cell table:style-name="cellWorst" office:value-type="float" office:value="3150.0"/>
          <table:table-cell office:value-type="float" office:value="1.0"/>
          <table:table-cell table:formula="of:=MIN([.$B22];[.$G22];[.$L22];[.$Q22];[.$V22])" office:value-type="float"/>
          <table:table-cell table:formula="of:=MIN([.$C22];[.$H22];[.$M22];[.$R22];[.$W22])" office:value-type="float"/>
          <table:table-cell table:formula="of:=MIN([.$D22];[.$I22];[.$N22];[.$S22];[.$X22])" office:value-type="float"/>
          <table:table-cell table:formula="of:=MIN([.$E22];[.$J22];[.$O22];[.$T22];[.$Y22])" office:value-type="float"/>
          <table:table-cell table:formula="of:=MIN([.$F22];[.$K22];[.$P22];[.$U22];[.$Z22])" office:value-type="float"/>
          <table:table-cell table:formula="of:=MEDIAN([.$B22];[.$G22];[.$L22];[.$Q22];[.$V22])" office:value-type="float"/>
          <table:table-cell table:formula="of:=MEDIAN([.$C22];[.$H22];[.$M22];[.$R22];[.$W22])" office:value-type="float"/>
          <table:table-cell table:formula="of:=MEDIAN([.$D22];[.$I22];[.$N22];[.$S22];[.$X22])" office:value-type="float"/>
          <table:table-cell table:formula="of:=MEDIAN([.$E22];[.$J22];[.$O22];[.$T22];[.$Y22])" office:value-type="float"/>
          <table:table-cell table:formula="of:=MEDIAN([.$F22];[.$K22];[.$P22];[.$U22];[.$Z22])" office:value-type="float"/>
          <table:table-cell table:formula="of:=MAX([.$B22];[.$G22];[.$L22];[.$Q22];[.$V22])" office:value-type="float"/>
          <table:table-cell table:formula="of:=MAX([.$C22];[.$H22];[.$M22];[.$R22];[.$W22])" office:value-type="float"/>
          <table:table-cell table:formula="of:=MAX([.$D22];[.$I22];[.$N22];[.$S22];[.$X22])" office:value-type="float"/>
          <table:table-cell table:formula="of:=MAX([.$E22];[.$J22];[.$O22];[.$T22];[.$Y22])" office:value-type="float"/>
          <table:table-cell table:formula="of:=MAX([.$F22];[.$K22];[.$P22];[.$U22];[.$Z22])" office:value-type="float"/>
        </table:table-row>
        <table:table-row table:style-name="ro1">
          <table:table-cell office:value-type="string">
            <text:p>instances/asp/tai20_15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63.0"/>
          <table:table-cell office:value-type="float" office:value="1.0"/>
          <table:table-cell table:style-name="cellBest" office:value-type="float" office:value="1.95448"/>
          <table:table-cell office:value-type="float" office:value="0.0"/>
          <table:table-cell office:value-type="float" office:value="0.0"/>
          <table:table-cell office:value-type="float" office:value="28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069.0"/>
          <table:table-cell office:value-type="float" office:value="1.0"/>
          <table:table-cell office:value-type="float" office:value="2.05022"/>
          <table:table-cell office:value-type="float" office:value="0.0"/>
          <table:table-cell office:value-type="float" office:value="0.0"/>
          <table:table-cell table:style-name="cellWorst" office:value-type="float" office:value="5700.0"/>
          <table:table-cell office:value-type="float" office:value="1.0"/>
          <table:table-cell table:formula="of:=MIN([.$B23];[.$G23];[.$L23];[.$Q23];[.$V23])" office:value-type="float"/>
          <table:table-cell table:formula="of:=MIN([.$C23];[.$H23];[.$M23];[.$R23];[.$W23])" office:value-type="float"/>
          <table:table-cell table:formula="of:=MIN([.$D23];[.$I23];[.$N23];[.$S23];[.$X23])" office:value-type="float"/>
          <table:table-cell table:formula="of:=MIN([.$E23];[.$J23];[.$O23];[.$T23];[.$Y23])" office:value-type="float"/>
          <table:table-cell table:formula="of:=MIN([.$F23];[.$K23];[.$P23];[.$U23];[.$Z23])" office:value-type="float"/>
          <table:table-cell table:formula="of:=MEDIAN([.$B23];[.$G23];[.$L23];[.$Q23];[.$V23])" office:value-type="float"/>
          <table:table-cell table:formula="of:=MEDIAN([.$C23];[.$H23];[.$M23];[.$R23];[.$W23])" office:value-type="float"/>
          <table:table-cell table:formula="of:=MEDIAN([.$D23];[.$I23];[.$N23];[.$S23];[.$X23])" office:value-type="float"/>
          <table:table-cell table:formula="of:=MEDIAN([.$E23];[.$J23];[.$O23];[.$T23];[.$Y23])" office:value-type="float"/>
          <table:table-cell table:formula="of:=MEDIAN([.$F23];[.$K23];[.$P23];[.$U23];[.$Z23])" office:value-type="float"/>
          <table:table-cell table:formula="of:=MAX([.$B23];[.$G23];[.$L23];[.$Q23];[.$V23])" office:value-type="float"/>
          <table:table-cell table:formula="of:=MAX([.$C23];[.$H23];[.$M23];[.$R23];[.$W23])" office:value-type="float"/>
          <table:table-cell table:formula="of:=MAX([.$D23];[.$I23];[.$N23];[.$S23];[.$X23])" office:value-type="float"/>
          <table:table-cell table:formula="of:=MAX([.$E23];[.$J23];[.$O23];[.$T23];[.$Y23])" office:value-type="float"/>
          <table:table-cell table:formula="of:=MAX([.$F23];[.$K23];[.$P23];[.$U23];[.$Z23])" office:value-type="float"/>
        </table:table-row>
        <table:table-row table:style-name="ro1">
          <table:table-cell office:value-type="string">
            <text:p>instances/asp/tai20_15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63.0"/>
          <table:table-cell office:value-type="float" office:value="1.0"/>
          <table:table-cell table:style-name="cellBest" office:value-type="float" office:value="1.88576"/>
          <table:table-cell office:value-type="float" office:value="0.0"/>
          <table:table-cell office:value-type="float" office:value="0.0"/>
          <table:table-cell office:value-type="float" office:value="28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086.0"/>
          <table:table-cell office:value-type="float" office:value="1.0"/>
          <table:table-cell office:value-type="float" office:value="1.89461"/>
          <table:table-cell office:value-type="float" office:value="0.0"/>
          <table:table-cell office:value-type="float" office:value="0.0"/>
          <table:table-cell table:style-name="cellWorst" office:value-type="float" office:value="5700.0"/>
          <table:table-cell office:value-type="float" office:value="1.0"/>
          <table:table-cell table:formula="of:=MIN([.$B24];[.$G24];[.$L24];[.$Q24];[.$V24])" office:value-type="float"/>
          <table:table-cell table:formula="of:=MIN([.$C24];[.$H24];[.$M24];[.$R24];[.$W24])" office:value-type="float"/>
          <table:table-cell table:formula="of:=MIN([.$D24];[.$I24];[.$N24];[.$S24];[.$X24])" office:value-type="float"/>
          <table:table-cell table:formula="of:=MIN([.$E24];[.$J24];[.$O24];[.$T24];[.$Y24])" office:value-type="float"/>
          <table:table-cell table:formula="of:=MIN([.$F24];[.$K24];[.$P24];[.$U24];[.$Z24])" office:value-type="float"/>
          <table:table-cell table:formula="of:=MEDIAN([.$B24];[.$G24];[.$L24];[.$Q24];[.$V24])" office:value-type="float"/>
          <table:table-cell table:formula="of:=MEDIAN([.$C24];[.$H24];[.$M24];[.$R24];[.$W24])" office:value-type="float"/>
          <table:table-cell table:formula="of:=MEDIAN([.$D24];[.$I24];[.$N24];[.$S24];[.$X24])" office:value-type="float"/>
          <table:table-cell table:formula="of:=MEDIAN([.$E24];[.$J24];[.$O24];[.$T24];[.$Y24])" office:value-type="float"/>
          <table:table-cell table:formula="of:=MEDIAN([.$F24];[.$K24];[.$P24];[.$U24];[.$Z24])" office:value-type="float"/>
          <table:table-cell table:formula="of:=MAX([.$B24];[.$G24];[.$L24];[.$Q24];[.$V24])" office:value-type="float"/>
          <table:table-cell table:formula="of:=MAX([.$C24];[.$H24];[.$M24];[.$R24];[.$W24])" office:value-type="float"/>
          <table:table-cell table:formula="of:=MAX([.$D24];[.$I24];[.$N24];[.$S24];[.$X24])" office:value-type="float"/>
          <table:table-cell table:formula="of:=MAX([.$E24];[.$J24];[.$O24];[.$T24];[.$Y24])" office:value-type="float"/>
          <table:table-cell table:formula="of:=MAX([.$F24];[.$K24];[.$P24];[.$U24];[.$Z24])" office:value-type="float"/>
        </table:table-row>
        <table:table-row table:style-name="ro1">
          <table:table-cell office:value-type="string">
            <text:p>instances/asp/tai20_15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63.0"/>
          <table:table-cell office:value-type="float" office:value="1.0"/>
          <table:table-cell table:style-name="cellBest" office:value-type="float" office:value="1.80702"/>
          <table:table-cell office:value-type="float" office:value="0.0"/>
          <table:table-cell office:value-type="float" office:value="0.0"/>
          <table:table-cell office:value-type="float" office:value="28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083.0"/>
          <table:table-cell office:value-type="float" office:value="1.0"/>
          <table:table-cell office:value-type="float" office:value="2.16443"/>
          <table:table-cell office:value-type="float" office:value="0.0"/>
          <table:table-cell office:value-type="float" office:value="0.0"/>
          <table:table-cell table:style-name="cellWorst" office:value-type="float" office:value="5700.0"/>
          <table:table-cell office:value-type="float" office:value="1.0"/>
          <table:table-cell table:formula="of:=MIN([.$B25];[.$G25];[.$L25];[.$Q25];[.$V25])" office:value-type="float"/>
          <table:table-cell table:formula="of:=MIN([.$C25];[.$H25];[.$M25];[.$R25];[.$W25])" office:value-type="float"/>
          <table:table-cell table:formula="of:=MIN([.$D25];[.$I25];[.$N25];[.$S25];[.$X25])" office:value-type="float"/>
          <table:table-cell table:formula="of:=MIN([.$E25];[.$J25];[.$O25];[.$T25];[.$Y25])" office:value-type="float"/>
          <table:table-cell table:formula="of:=MIN([.$F25];[.$K25];[.$P25];[.$U25];[.$Z25])" office:value-type="float"/>
          <table:table-cell table:formula="of:=MEDIAN([.$B25];[.$G25];[.$L25];[.$Q25];[.$V25])" office:value-type="float"/>
          <table:table-cell table:formula="of:=MEDIAN([.$C25];[.$H25];[.$M25];[.$R25];[.$W25])" office:value-type="float"/>
          <table:table-cell table:formula="of:=MEDIAN([.$D25];[.$I25];[.$N25];[.$S25];[.$X25])" office:value-type="float"/>
          <table:table-cell table:formula="of:=MEDIAN([.$E25];[.$J25];[.$O25];[.$T25];[.$Y25])" office:value-type="float"/>
          <table:table-cell table:formula="of:=MEDIAN([.$F25];[.$K25];[.$P25];[.$U25];[.$Z25])" office:value-type="float"/>
          <table:table-cell table:formula="of:=MAX([.$B25];[.$G25];[.$L25];[.$Q25];[.$V25])" office:value-type="float"/>
          <table:table-cell table:formula="of:=MAX([.$C25];[.$H25];[.$M25];[.$R25];[.$W25])" office:value-type="float"/>
          <table:table-cell table:formula="of:=MAX([.$D25];[.$I25];[.$N25];[.$S25];[.$X25])" office:value-type="float"/>
          <table:table-cell table:formula="of:=MAX([.$E25];[.$J25];[.$O25];[.$T25];[.$Y25])" office:value-type="float"/>
          <table:table-cell table:formula="of:=MAX([.$F25];[.$K25];[.$P25];[.$U25];[.$Z25])" office:value-type="float"/>
        </table:table-row>
        <table:table-row table:style-name="ro1">
          <table:table-cell office:value-type="string">
            <text:p>instances/asp/tai20_15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65.0"/>
          <table:table-cell office:value-type="float" office:value="1.0"/>
          <table:table-cell table:style-name="cellBest" office:value-type="float" office:value="1.95504"/>
          <table:table-cell office:value-type="float" office:value="0.0"/>
          <table:table-cell office:value-type="float" office:value="0.0"/>
          <table:table-cell office:value-type="float" office:value="28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096.0"/>
          <table:table-cell office:value-type="float" office:value="1.0"/>
          <table:table-cell office:value-type="float" office:value="1.98674"/>
          <table:table-cell office:value-type="float" office:value="0.0"/>
          <table:table-cell office:value-type="float" office:value="0.0"/>
          <table:table-cell table:style-name="cellWorst" office:value-type="float" office:value="5700.0"/>
          <table:table-cell office:value-type="float" office:value="1.0"/>
          <table:table-cell table:formula="of:=MIN([.$B26];[.$G26];[.$L26];[.$Q26];[.$V26])" office:value-type="float"/>
          <table:table-cell table:formula="of:=MIN([.$C26];[.$H26];[.$M26];[.$R26];[.$W26])" office:value-type="float"/>
          <table:table-cell table:formula="of:=MIN([.$D26];[.$I26];[.$N26];[.$S26];[.$X26])" office:value-type="float"/>
          <table:table-cell table:formula="of:=MIN([.$E26];[.$J26];[.$O26];[.$T26];[.$Y26])" office:value-type="float"/>
          <table:table-cell table:formula="of:=MIN([.$F26];[.$K26];[.$P26];[.$U26];[.$Z26])" office:value-type="float"/>
          <table:table-cell table:formula="of:=MEDIAN([.$B26];[.$G26];[.$L26];[.$Q26];[.$V26])" office:value-type="float"/>
          <table:table-cell table:formula="of:=MEDIAN([.$C26];[.$H26];[.$M26];[.$R26];[.$W26])" office:value-type="float"/>
          <table:table-cell table:formula="of:=MEDIAN([.$D26];[.$I26];[.$N26];[.$S26];[.$X26])" office:value-type="float"/>
          <table:table-cell table:formula="of:=MEDIAN([.$E26];[.$J26];[.$O26];[.$T26];[.$Y26])" office:value-type="float"/>
          <table:table-cell table:formula="of:=MEDIAN([.$F26];[.$K26];[.$P26];[.$U26];[.$Z26])" office:value-type="float"/>
          <table:table-cell table:formula="of:=MAX([.$B26];[.$G26];[.$L26];[.$Q26];[.$V26])" office:value-type="float"/>
          <table:table-cell table:formula="of:=MAX([.$C26];[.$H26];[.$M26];[.$R26];[.$W26])" office:value-type="float"/>
          <table:table-cell table:formula="of:=MAX([.$D26];[.$I26];[.$N26];[.$S26];[.$X26])" office:value-type="float"/>
          <table:table-cell table:formula="of:=MAX([.$E26];[.$J26];[.$O26];[.$T26];[.$Y26])" office:value-type="float"/>
          <table:table-cell table:formula="of:=MAX([.$F26];[.$K26];[.$P26];[.$U26];[.$Z26])" office:value-type="float"/>
        </table:table-row>
        <table:table-row table:style-name="ro1">
          <table:table-cell office:value-type="string">
            <text:p>instances/asp/tai20_15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47.0"/>
          <table:table-cell office:value-type="float" office:value="1.0"/>
          <table:table-cell table:style-name="cellBest" office:value-type="float" office:value="1.80627"/>
          <table:table-cell office:value-type="float" office:value="0.0"/>
          <table:table-cell office:value-type="float" office:value="0.0"/>
          <table:table-cell office:value-type="float" office:value="28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093.0"/>
          <table:table-cell office:value-type="float" office:value="1.0"/>
          <table:table-cell office:value-type="float" office:value="1.87708"/>
          <table:table-cell office:value-type="float" office:value="0.0"/>
          <table:table-cell office:value-type="float" office:value="0.0"/>
          <table:table-cell table:style-name="cellWorst" office:value-type="float" office:value="5700.0"/>
          <table:table-cell office:value-type="float" office:value="1.0"/>
          <table:table-cell table:formula="of:=MIN([.$B27];[.$G27];[.$L27];[.$Q27];[.$V27])" office:value-type="float"/>
          <table:table-cell table:formula="of:=MIN([.$C27];[.$H27];[.$M27];[.$R27];[.$W27])" office:value-type="float"/>
          <table:table-cell table:formula="of:=MIN([.$D27];[.$I27];[.$N27];[.$S27];[.$X27])" office:value-type="float"/>
          <table:table-cell table:formula="of:=MIN([.$E27];[.$J27];[.$O27];[.$T27];[.$Y27])" office:value-type="float"/>
          <table:table-cell table:formula="of:=MIN([.$F27];[.$K27];[.$P27];[.$U27];[.$Z27])" office:value-type="float"/>
          <table:table-cell table:formula="of:=MEDIAN([.$B27];[.$G27];[.$L27];[.$Q27];[.$V27])" office:value-type="float"/>
          <table:table-cell table:formula="of:=MEDIAN([.$C27];[.$H27];[.$M27];[.$R27];[.$W27])" office:value-type="float"/>
          <table:table-cell table:formula="of:=MEDIAN([.$D27];[.$I27];[.$N27];[.$S27];[.$X27])" office:value-type="float"/>
          <table:table-cell table:formula="of:=MEDIAN([.$E27];[.$J27];[.$O27];[.$T27];[.$Y27])" office:value-type="float"/>
          <table:table-cell table:formula="of:=MEDIAN([.$F27];[.$K27];[.$P27];[.$U27];[.$Z27])" office:value-type="float"/>
          <table:table-cell table:formula="of:=MAX([.$B27];[.$G27];[.$L27];[.$Q27];[.$V27])" office:value-type="float"/>
          <table:table-cell table:formula="of:=MAX([.$C27];[.$H27];[.$M27];[.$R27];[.$W27])" office:value-type="float"/>
          <table:table-cell table:formula="of:=MAX([.$D27];[.$I27];[.$N27];[.$S27];[.$X27])" office:value-type="float"/>
          <table:table-cell table:formula="of:=MAX([.$E27];[.$J27];[.$O27];[.$T27];[.$Y27])" office:value-type="float"/>
          <table:table-cell table:formula="of:=MAX([.$F27];[.$K27];[.$P27];[.$U27];[.$Z27])" office:value-type="float"/>
        </table:table-row>
        <table:table-row table:style-name="ro1">
          <table:table-cell office:value-type="string">
            <text:p>instances/asp/tai20_15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60.0"/>
          <table:table-cell office:value-type="float" office:value="1.0"/>
          <table:table-cell table:style-name="cellBest" office:value-type="float" office:value="1.8466"/>
          <table:table-cell office:value-type="float" office:value="0.0"/>
          <table:table-cell office:value-type="float" office:value="0.0"/>
          <table:table-cell office:value-type="float" office:value="28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094.0"/>
          <table:table-cell office:value-type="float" office:value="1.0"/>
          <table:table-cell office:value-type="float" office:value="2.08008"/>
          <table:table-cell office:value-type="float" office:value="0.0"/>
          <table:table-cell office:value-type="float" office:value="0.0"/>
          <table:table-cell table:style-name="cellWorst" office:value-type="float" office:value="5700.0"/>
          <table:table-cell office:value-type="float" office:value="1.0"/>
          <table:table-cell table:formula="of:=MIN([.$B28];[.$G28];[.$L28];[.$Q28];[.$V28])" office:value-type="float"/>
          <table:table-cell table:formula="of:=MIN([.$C28];[.$H28];[.$M28];[.$R28];[.$W28])" office:value-type="float"/>
          <table:table-cell table:formula="of:=MIN([.$D28];[.$I28];[.$N28];[.$S28];[.$X28])" office:value-type="float"/>
          <table:table-cell table:formula="of:=MIN([.$E28];[.$J28];[.$O28];[.$T28];[.$Y28])" office:value-type="float"/>
          <table:table-cell table:formula="of:=MIN([.$F28];[.$K28];[.$P28];[.$U28];[.$Z28])" office:value-type="float"/>
          <table:table-cell table:formula="of:=MEDIAN([.$B28];[.$G28];[.$L28];[.$Q28];[.$V28])" office:value-type="float"/>
          <table:table-cell table:formula="of:=MEDIAN([.$C28];[.$H28];[.$M28];[.$R28];[.$W28])" office:value-type="float"/>
          <table:table-cell table:formula="of:=MEDIAN([.$D28];[.$I28];[.$N28];[.$S28];[.$X28])" office:value-type="float"/>
          <table:table-cell table:formula="of:=MEDIAN([.$E28];[.$J28];[.$O28];[.$T28];[.$Y28])" office:value-type="float"/>
          <table:table-cell table:formula="of:=MEDIAN([.$F28];[.$K28];[.$P28];[.$U28];[.$Z28])" office:value-type="float"/>
          <table:table-cell table:formula="of:=MAX([.$B28];[.$G28];[.$L28];[.$Q28];[.$V28])" office:value-type="float"/>
          <table:table-cell table:formula="of:=MAX([.$C28];[.$H28];[.$M28];[.$R28];[.$W28])" office:value-type="float"/>
          <table:table-cell table:formula="of:=MAX([.$D28];[.$I28];[.$N28];[.$S28];[.$X28])" office:value-type="float"/>
          <table:table-cell table:formula="of:=MAX([.$E28];[.$J28];[.$O28];[.$T28];[.$Y28])" office:value-type="float"/>
          <table:table-cell table:formula="of:=MAX([.$F28];[.$K28];[.$P28];[.$U28];[.$Z28])" office:value-type="float"/>
        </table:table-row>
        <table:table-row table:style-name="ro1">
          <table:table-cell office:value-type="string">
            <text:p>instances/asp/tai20_15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52.0"/>
          <table:table-cell office:value-type="float" office:value="1.0"/>
          <table:table-cell table:style-name="cellBest" office:value-type="float" office:value="1.86515"/>
          <table:table-cell office:value-type="float" office:value="0.0"/>
          <table:table-cell office:value-type="float" office:value="0.0"/>
          <table:table-cell office:value-type="float" office:value="28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00.0"/>
          <table:table-cell office:value-type="float" office:value="1.0"/>
          <table:table-cell office:value-type="float" office:value="1.96923"/>
          <table:table-cell office:value-type="float" office:value="0.0"/>
          <table:table-cell office:value-type="float" office:value="0.0"/>
          <table:table-cell table:style-name="cellWorst" office:value-type="float" office:value="5700.0"/>
          <table:table-cell office:value-type="float" office:value="1.0"/>
          <table:table-cell table:formula="of:=MIN([.$B29];[.$G29];[.$L29];[.$Q29];[.$V29])" office:value-type="float"/>
          <table:table-cell table:formula="of:=MIN([.$C29];[.$H29];[.$M29];[.$R29];[.$W29])" office:value-type="float"/>
          <table:table-cell table:formula="of:=MIN([.$D29];[.$I29];[.$N29];[.$S29];[.$X29])" office:value-type="float"/>
          <table:table-cell table:formula="of:=MIN([.$E29];[.$J29];[.$O29];[.$T29];[.$Y29])" office:value-type="float"/>
          <table:table-cell table:formula="of:=MIN([.$F29];[.$K29];[.$P29];[.$U29];[.$Z29])" office:value-type="float"/>
          <table:table-cell table:formula="of:=MEDIAN([.$B29];[.$G29];[.$L29];[.$Q29];[.$V29])" office:value-type="float"/>
          <table:table-cell table:formula="of:=MEDIAN([.$C29];[.$H29];[.$M29];[.$R29];[.$W29])" office:value-type="float"/>
          <table:table-cell table:formula="of:=MEDIAN([.$D29];[.$I29];[.$N29];[.$S29];[.$X29])" office:value-type="float"/>
          <table:table-cell table:formula="of:=MEDIAN([.$E29];[.$J29];[.$O29];[.$T29];[.$Y29])" office:value-type="float"/>
          <table:table-cell table:formula="of:=MEDIAN([.$F29];[.$K29];[.$P29];[.$U29];[.$Z29])" office:value-type="float"/>
          <table:table-cell table:formula="of:=MAX([.$B29];[.$G29];[.$L29];[.$Q29];[.$V29])" office:value-type="float"/>
          <table:table-cell table:formula="of:=MAX([.$C29];[.$H29];[.$M29];[.$R29];[.$W29])" office:value-type="float"/>
          <table:table-cell table:formula="of:=MAX([.$D29];[.$I29];[.$N29];[.$S29];[.$X29])" office:value-type="float"/>
          <table:table-cell table:formula="of:=MAX([.$E29];[.$J29];[.$O29];[.$T29];[.$Y29])" office:value-type="float"/>
          <table:table-cell table:formula="of:=MAX([.$F29];[.$K29];[.$P29];[.$U29];[.$Z29])" office:value-type="float"/>
        </table:table-row>
        <table:table-row table:style-name="ro1">
          <table:table-cell office:value-type="string">
            <text:p>instances/asp/tai20_15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67.0"/>
          <table:table-cell office:value-type="float" office:value="1.0"/>
          <table:table-cell table:style-name="cellBest" office:value-type="float" office:value="1.93108"/>
          <table:table-cell office:value-type="float" office:value="0.0"/>
          <table:table-cell office:value-type="float" office:value="0.0"/>
          <table:table-cell office:value-type="float" office:value="28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1090.0"/>
          <table:table-cell office:value-type="float" office:value="1.0"/>
          <table:table-cell office:value-type="float" office:value="2.13346"/>
          <table:table-cell office:value-type="float" office:value="0.0"/>
          <table:table-cell office:value-type="float" office:value="0.0"/>
          <table:table-cell table:style-name="cellWorst" office:value-type="float" office:value="5700.0"/>
          <table:table-cell office:value-type="float" office:value="1.0"/>
          <table:table-cell table:formula="of:=MIN([.$B30];[.$G30];[.$L30];[.$Q30];[.$V30])" office:value-type="float"/>
          <table:table-cell table:formula="of:=MIN([.$C30];[.$H30];[.$M30];[.$R30];[.$W30])" office:value-type="float"/>
          <table:table-cell table:formula="of:=MIN([.$D30];[.$I30];[.$N30];[.$S30];[.$X30])" office:value-type="float"/>
          <table:table-cell table:formula="of:=MIN([.$E30];[.$J30];[.$O30];[.$T30];[.$Y30])" office:value-type="float"/>
          <table:table-cell table:formula="of:=MIN([.$F30];[.$K30];[.$P30];[.$U30];[.$Z30])" office:value-type="float"/>
          <table:table-cell table:formula="of:=MEDIAN([.$B30];[.$G30];[.$L30];[.$Q30];[.$V30])" office:value-type="float"/>
          <table:table-cell table:formula="of:=MEDIAN([.$C30];[.$H30];[.$M30];[.$R30];[.$W30])" office:value-type="float"/>
          <table:table-cell table:formula="of:=MEDIAN([.$D30];[.$I30];[.$N30];[.$S30];[.$X30])" office:value-type="float"/>
          <table:table-cell table:formula="of:=MEDIAN([.$E30];[.$J30];[.$O30];[.$T30];[.$Y30])" office:value-type="float"/>
          <table:table-cell table:formula="of:=MEDIAN([.$F30];[.$K30];[.$P30];[.$U30];[.$Z30])" office:value-type="float"/>
          <table:table-cell table:formula="of:=MAX([.$B30];[.$G30];[.$L30];[.$Q30];[.$V30])" office:value-type="float"/>
          <table:table-cell table:formula="of:=MAX([.$C30];[.$H30];[.$M30];[.$R30];[.$W30])" office:value-type="float"/>
          <table:table-cell table:formula="of:=MAX([.$D30];[.$I30];[.$N30];[.$S30];[.$X30])" office:value-type="float"/>
          <table:table-cell table:formula="of:=MAX([.$E30];[.$J30];[.$O30];[.$T30];[.$Y30])" office:value-type="float"/>
          <table:table-cell table:formula="of:=MAX([.$F30];[.$K30];[.$P30];[.$U30];[.$Z30])" office:value-type="float"/>
        </table:table-row>
        <table:table-row table:style-name="ro1">
          <table:table-cell office:value-type="string">
            <text:p>instances/asp/tai20_15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44.0"/>
          <table:table-cell office:value-type="float" office:value="1.0"/>
          <table:table-cell table:style-name="cellBest" office:value-type="float" office:value="1.81526"/>
          <table:table-cell office:value-type="float" office:value="0.0"/>
          <table:table-cell office:value-type="float" office:value="0.0"/>
          <table:table-cell office:value-type="float" office:value="28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01.0"/>
          <table:table-cell office:value-type="float" office:value="1.0"/>
          <table:table-cell office:value-type="float" office:value="2.15615"/>
          <table:table-cell office:value-type="float" office:value="0.0"/>
          <table:table-cell office:value-type="float" office:value="0.0"/>
          <table:table-cell table:style-name="cellWorst" office:value-type="float" office:value="5700.0"/>
          <table:table-cell office:value-type="float" office:value="1.0"/>
          <table:table-cell table:formula="of:=MIN([.$B31];[.$G31];[.$L31];[.$Q31];[.$V31])" office:value-type="float"/>
          <table:table-cell table:formula="of:=MIN([.$C31];[.$H31];[.$M31];[.$R31];[.$W31])" office:value-type="float"/>
          <table:table-cell table:formula="of:=MIN([.$D31];[.$I31];[.$N31];[.$S31];[.$X31])" office:value-type="float"/>
          <table:table-cell table:formula="of:=MIN([.$E31];[.$J31];[.$O31];[.$T31];[.$Y31])" office:value-type="float"/>
          <table:table-cell table:formula="of:=MIN([.$F31];[.$K31];[.$P31];[.$U31];[.$Z31])" office:value-type="float"/>
          <table:table-cell table:formula="of:=MEDIAN([.$B31];[.$G31];[.$L31];[.$Q31];[.$V31])" office:value-type="float"/>
          <table:table-cell table:formula="of:=MEDIAN([.$C31];[.$H31];[.$M31];[.$R31];[.$W31])" office:value-type="float"/>
          <table:table-cell table:formula="of:=MEDIAN([.$D31];[.$I31];[.$N31];[.$S31];[.$X31])" office:value-type="float"/>
          <table:table-cell table:formula="of:=MEDIAN([.$E31];[.$J31];[.$O31];[.$T31];[.$Y31])" office:value-type="float"/>
          <table:table-cell table:formula="of:=MEDIAN([.$F31];[.$K31];[.$P31];[.$U31];[.$Z31])" office:value-type="float"/>
          <table:table-cell table:formula="of:=MAX([.$B31];[.$G31];[.$L31];[.$Q31];[.$V31])" office:value-type="float"/>
          <table:table-cell table:formula="of:=MAX([.$C31];[.$H31];[.$M31];[.$R31];[.$W31])" office:value-type="float"/>
          <table:table-cell table:formula="of:=MAX([.$D31];[.$I31];[.$N31];[.$S31];[.$X31])" office:value-type="float"/>
          <table:table-cell table:formula="of:=MAX([.$E31];[.$J31];[.$O31];[.$T31];[.$Y31])" office:value-type="float"/>
          <table:table-cell table:formula="of:=MAX([.$F31];[.$K31];[.$P31];[.$U31];[.$Z31])" office:value-type="float"/>
        </table:table-row>
        <table:table-row table:style-name="ro1">
          <table:table-cell office:value-type="string">
            <text:p>instances/asp/tai20_15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51.0"/>
          <table:table-cell office:value-type="float" office:value="1.0"/>
          <table:table-cell office:value-type="float" office:value="1.89948"/>
          <table:table-cell office:value-type="float" office:value="0.0"/>
          <table:table-cell office:value-type="float" office:value="0.0"/>
          <table:table-cell office:value-type="float" office:value="285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103.0"/>
          <table:table-cell office:value-type="float" office:value="1.0"/>
          <table:table-cell table:style-name="cellBest" office:value-type="float" office:value="1.8481"/>
          <table:table-cell office:value-type="float" office:value="0.0"/>
          <table:table-cell office:value-type="float" office:value="0.0"/>
          <table:table-cell table:style-name="cellWorst" office:value-type="float" office:value="5700.0"/>
          <table:table-cell office:value-type="float" office:value="1.0"/>
          <table:table-cell table:formula="of:=MIN([.$B32];[.$G32];[.$L32];[.$Q32];[.$V32])" office:value-type="float"/>
          <table:table-cell table:formula="of:=MIN([.$C32];[.$H32];[.$M32];[.$R32];[.$W32])" office:value-type="float"/>
          <table:table-cell table:formula="of:=MIN([.$D32];[.$I32];[.$N32];[.$S32];[.$X32])" office:value-type="float"/>
          <table:table-cell table:formula="of:=MIN([.$E32];[.$J32];[.$O32];[.$T32];[.$Y32])" office:value-type="float"/>
          <table:table-cell table:formula="of:=MIN([.$F32];[.$K32];[.$P32];[.$U32];[.$Z32])" office:value-type="float"/>
          <table:table-cell table:formula="of:=MEDIAN([.$B32];[.$G32];[.$L32];[.$Q32];[.$V32])" office:value-type="float"/>
          <table:table-cell table:formula="of:=MEDIAN([.$C32];[.$H32];[.$M32];[.$R32];[.$W32])" office:value-type="float"/>
          <table:table-cell table:formula="of:=MEDIAN([.$D32];[.$I32];[.$N32];[.$S32];[.$X32])" office:value-type="float"/>
          <table:table-cell table:formula="of:=MEDIAN([.$E32];[.$J32];[.$O32];[.$T32];[.$Y32])" office:value-type="float"/>
          <table:table-cell table:formula="of:=MEDIAN([.$F32];[.$K32];[.$P32];[.$U32];[.$Z32])" office:value-type="float"/>
          <table:table-cell table:formula="of:=MAX([.$B32];[.$G32];[.$L32];[.$Q32];[.$V32])" office:value-type="float"/>
          <table:table-cell table:formula="of:=MAX([.$C32];[.$H32];[.$M32];[.$R32];[.$W32])" office:value-type="float"/>
          <table:table-cell table:formula="of:=MAX([.$D32];[.$I32];[.$N32];[.$S32];[.$X32])" office:value-type="float"/>
          <table:table-cell table:formula="of:=MAX([.$E32];[.$J32];[.$O32];[.$T32];[.$Y32])" office:value-type="float"/>
          <table:table-cell table:formula="of:=MAX([.$F32];[.$K32];[.$P32];[.$U32];[.$Z32])" office:value-type="float"/>
        </table:table-row>
        <table:table-row table:style-name="ro1">
          <table:table-cell office:value-type="string">
            <text:p>instances/asp/tai20_20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66.0"/>
          <table:table-cell office:value-type="float" office:value="1.0"/>
          <table:table-cell table:style-name="cellBest" office:value-type="float" office:value="2.7369"/>
          <table:table-cell office:value-type="float" office:value="0.0"/>
          <table:table-cell office:value-type="float" office:value="0.0"/>
          <table:table-cell office:value-type="float" office:value="38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00.0"/>
          <table:table-cell office:value-type="float" office:value="1.0"/>
          <table:table-cell office:value-type="float" office:value="3.04289"/>
          <table:table-cell office:value-type="float" office:value="0.0"/>
          <table:table-cell office:value-type="float" office:value="0.0"/>
          <table:table-cell table:style-name="cellWorst" office:value-type="float" office:value="7600.0"/>
          <table:table-cell office:value-type="float" office:value="1.0"/>
          <table:table-cell table:formula="of:=MIN([.$B33];[.$G33];[.$L33];[.$Q33];[.$V33])" office:value-type="float"/>
          <table:table-cell table:formula="of:=MIN([.$C33];[.$H33];[.$M33];[.$R33];[.$W33])" office:value-type="float"/>
          <table:table-cell table:formula="of:=MIN([.$D33];[.$I33];[.$N33];[.$S33];[.$X33])" office:value-type="float"/>
          <table:table-cell table:formula="of:=MIN([.$E33];[.$J33];[.$O33];[.$T33];[.$Y33])" office:value-type="float"/>
          <table:table-cell table:formula="of:=MIN([.$F33];[.$K33];[.$P33];[.$U33];[.$Z33])" office:value-type="float"/>
          <table:table-cell table:formula="of:=MEDIAN([.$B33];[.$G33];[.$L33];[.$Q33];[.$V33])" office:value-type="float"/>
          <table:table-cell table:formula="of:=MEDIAN([.$C33];[.$H33];[.$M33];[.$R33];[.$W33])" office:value-type="float"/>
          <table:table-cell table:formula="of:=MEDIAN([.$D33];[.$I33];[.$N33];[.$S33];[.$X33])" office:value-type="float"/>
          <table:table-cell table:formula="of:=MEDIAN([.$E33];[.$J33];[.$O33];[.$T33];[.$Y33])" office:value-type="float"/>
          <table:table-cell table:formula="of:=MEDIAN([.$F33];[.$K33];[.$P33];[.$U33];[.$Z33])" office:value-type="float"/>
          <table:table-cell table:formula="of:=MAX([.$B33];[.$G33];[.$L33];[.$Q33];[.$V33])" office:value-type="float"/>
          <table:table-cell table:formula="of:=MAX([.$C33];[.$H33];[.$M33];[.$R33];[.$W33])" office:value-type="float"/>
          <table:table-cell table:formula="of:=MAX([.$D33];[.$I33];[.$N33];[.$S33];[.$X33])" office:value-type="float"/>
          <table:table-cell table:formula="of:=MAX([.$E33];[.$J33];[.$O33];[.$T33];[.$Y33])" office:value-type="float"/>
          <table:table-cell table:formula="of:=MAX([.$F33];[.$K33];[.$P33];[.$U33];[.$Z33])" office:value-type="float"/>
        </table:table-row>
        <table:table-row table:style-name="ro1">
          <table:table-cell office:value-type="string">
            <text:p>instances/asp/tai20_20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60.0"/>
          <table:table-cell office:value-type="float" office:value="1.0"/>
          <table:table-cell table:style-name="cellBest" office:value-type="float" office:value="2.93256"/>
          <table:table-cell office:value-type="float" office:value="0.0"/>
          <table:table-cell office:value-type="float" office:value="0.0"/>
          <table:table-cell office:value-type="float" office:value="38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00.0"/>
          <table:table-cell office:value-type="float" office:value="1.0"/>
          <table:table-cell office:value-type="float" office:value="3.04504"/>
          <table:table-cell office:value-type="float" office:value="0.0"/>
          <table:table-cell office:value-type="float" office:value="0.0"/>
          <table:table-cell table:style-name="cellWorst" office:value-type="float" office:value="7600.0"/>
          <table:table-cell office:value-type="float" office:value="1.0"/>
          <table:table-cell table:formula="of:=MIN([.$B34];[.$G34];[.$L34];[.$Q34];[.$V34])" office:value-type="float"/>
          <table:table-cell table:formula="of:=MIN([.$C34];[.$H34];[.$M34];[.$R34];[.$W34])" office:value-type="float"/>
          <table:table-cell table:formula="of:=MIN([.$D34];[.$I34];[.$N34];[.$S34];[.$X34])" office:value-type="float"/>
          <table:table-cell table:formula="of:=MIN([.$E34];[.$J34];[.$O34];[.$T34];[.$Y34])" office:value-type="float"/>
          <table:table-cell table:formula="of:=MIN([.$F34];[.$K34];[.$P34];[.$U34];[.$Z34])" office:value-type="float"/>
          <table:table-cell table:formula="of:=MEDIAN([.$B34];[.$G34];[.$L34];[.$Q34];[.$V34])" office:value-type="float"/>
          <table:table-cell table:formula="of:=MEDIAN([.$C34];[.$H34];[.$M34];[.$R34];[.$W34])" office:value-type="float"/>
          <table:table-cell table:formula="of:=MEDIAN([.$D34];[.$I34];[.$N34];[.$S34];[.$X34])" office:value-type="float"/>
          <table:table-cell table:formula="of:=MEDIAN([.$E34];[.$J34];[.$O34];[.$T34];[.$Y34])" office:value-type="float"/>
          <table:table-cell table:formula="of:=MEDIAN([.$F34];[.$K34];[.$P34];[.$U34];[.$Z34])" office:value-type="float"/>
          <table:table-cell table:formula="of:=MAX([.$B34];[.$G34];[.$L34];[.$Q34];[.$V34])" office:value-type="float"/>
          <table:table-cell table:formula="of:=MAX([.$C34];[.$H34];[.$M34];[.$R34];[.$W34])" office:value-type="float"/>
          <table:table-cell table:formula="of:=MAX([.$D34];[.$I34];[.$N34];[.$S34];[.$X34])" office:value-type="float"/>
          <table:table-cell table:formula="of:=MAX([.$E34];[.$J34];[.$O34];[.$T34];[.$Y34])" office:value-type="float"/>
          <table:table-cell table:formula="of:=MAX([.$F34];[.$K34];[.$P34];[.$U34];[.$Z34])" office:value-type="float"/>
        </table:table-row>
        <table:table-row table:style-name="ro1">
          <table:table-cell office:value-type="string">
            <text:p>instances/asp/tai20_20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61.0"/>
          <table:table-cell office:value-type="float" office:value="1.0"/>
          <table:table-cell table:style-name="cellBest" office:value-type="float" office:value="2.77303"/>
          <table:table-cell office:value-type="float" office:value="0.0"/>
          <table:table-cell office:value-type="float" office:value="0.0"/>
          <table:table-cell office:value-type="float" office:value="38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97.0"/>
          <table:table-cell office:value-type="float" office:value="1.0"/>
          <table:table-cell office:value-type="float" office:value="3.23836"/>
          <table:table-cell office:value-type="float" office:value="0.0"/>
          <table:table-cell office:value-type="float" office:value="0.0"/>
          <table:table-cell table:style-name="cellWorst" office:value-type="float" office:value="7600.0"/>
          <table:table-cell office:value-type="float" office:value="1.0"/>
          <table:table-cell table:formula="of:=MIN([.$B35];[.$G35];[.$L35];[.$Q35];[.$V35])" office:value-type="float"/>
          <table:table-cell table:formula="of:=MIN([.$C35];[.$H35];[.$M35];[.$R35];[.$W35])" office:value-type="float"/>
          <table:table-cell table:formula="of:=MIN([.$D35];[.$I35];[.$N35];[.$S35];[.$X35])" office:value-type="float"/>
          <table:table-cell table:formula="of:=MIN([.$E35];[.$J35];[.$O35];[.$T35];[.$Y35])" office:value-type="float"/>
          <table:table-cell table:formula="of:=MIN([.$F35];[.$K35];[.$P35];[.$U35];[.$Z35])" office:value-type="float"/>
          <table:table-cell table:formula="of:=MEDIAN([.$B35];[.$G35];[.$L35];[.$Q35];[.$V35])" office:value-type="float"/>
          <table:table-cell table:formula="of:=MEDIAN([.$C35];[.$H35];[.$M35];[.$R35];[.$W35])" office:value-type="float"/>
          <table:table-cell table:formula="of:=MEDIAN([.$D35];[.$I35];[.$N35];[.$S35];[.$X35])" office:value-type="float"/>
          <table:table-cell table:formula="of:=MEDIAN([.$E35];[.$J35];[.$O35];[.$T35];[.$Y35])" office:value-type="float"/>
          <table:table-cell table:formula="of:=MEDIAN([.$F35];[.$K35];[.$P35];[.$U35];[.$Z35])" office:value-type="float"/>
          <table:table-cell table:formula="of:=MAX([.$B35];[.$G35];[.$L35];[.$Q35];[.$V35])" office:value-type="float"/>
          <table:table-cell table:formula="of:=MAX([.$C35];[.$H35];[.$M35];[.$R35];[.$W35])" office:value-type="float"/>
          <table:table-cell table:formula="of:=MAX([.$D35];[.$I35];[.$N35];[.$S35];[.$X35])" office:value-type="float"/>
          <table:table-cell table:formula="of:=MAX([.$E35];[.$J35];[.$O35];[.$T35];[.$Y35])" office:value-type="float"/>
          <table:table-cell table:formula="of:=MAX([.$F35];[.$K35];[.$P35];[.$U35];[.$Z35])" office:value-type="float"/>
        </table:table-row>
        <table:table-row table:style-name="ro1">
          <table:table-cell office:value-type="string">
            <text:p>instances/asp/tai20_20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68.0"/>
          <table:table-cell office:value-type="float" office:value="1.0"/>
          <table:table-cell table:style-name="cellBest" office:value-type="float" office:value="2.92055"/>
          <table:table-cell office:value-type="float" office:value="0.0"/>
          <table:table-cell office:value-type="float" office:value="0.0"/>
          <table:table-cell office:value-type="float" office:value="38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99.0"/>
          <table:table-cell office:value-type="float" office:value="1.0"/>
          <table:table-cell office:value-type="float" office:value="3.0356"/>
          <table:table-cell office:value-type="float" office:value="0.0"/>
          <table:table-cell office:value-type="float" office:value="0.0"/>
          <table:table-cell table:style-name="cellWorst" office:value-type="float" office:value="7600.0"/>
          <table:table-cell office:value-type="float" office:value="1.0"/>
          <table:table-cell table:formula="of:=MIN([.$B36];[.$G36];[.$L36];[.$Q36];[.$V36])" office:value-type="float"/>
          <table:table-cell table:formula="of:=MIN([.$C36];[.$H36];[.$M36];[.$R36];[.$W36])" office:value-type="float"/>
          <table:table-cell table:formula="of:=MIN([.$D36];[.$I36];[.$N36];[.$S36];[.$X36])" office:value-type="float"/>
          <table:table-cell table:formula="of:=MIN([.$E36];[.$J36];[.$O36];[.$T36];[.$Y36])" office:value-type="float"/>
          <table:table-cell table:formula="of:=MIN([.$F36];[.$K36];[.$P36];[.$U36];[.$Z36])" office:value-type="float"/>
          <table:table-cell table:formula="of:=MEDIAN([.$B36];[.$G36];[.$L36];[.$Q36];[.$V36])" office:value-type="float"/>
          <table:table-cell table:formula="of:=MEDIAN([.$C36];[.$H36];[.$M36];[.$R36];[.$W36])" office:value-type="float"/>
          <table:table-cell table:formula="of:=MEDIAN([.$D36];[.$I36];[.$N36];[.$S36];[.$X36])" office:value-type="float"/>
          <table:table-cell table:formula="of:=MEDIAN([.$E36];[.$J36];[.$O36];[.$T36];[.$Y36])" office:value-type="float"/>
          <table:table-cell table:formula="of:=MEDIAN([.$F36];[.$K36];[.$P36];[.$U36];[.$Z36])" office:value-type="float"/>
          <table:table-cell table:formula="of:=MAX([.$B36];[.$G36];[.$L36];[.$Q36];[.$V36])" office:value-type="float"/>
          <table:table-cell table:formula="of:=MAX([.$C36];[.$H36];[.$M36];[.$R36];[.$W36])" office:value-type="float"/>
          <table:table-cell table:formula="of:=MAX([.$D36];[.$I36];[.$N36];[.$S36];[.$X36])" office:value-type="float"/>
          <table:table-cell table:formula="of:=MAX([.$E36];[.$J36];[.$O36];[.$T36];[.$Y36])" office:value-type="float"/>
          <table:table-cell table:formula="of:=MAX([.$F36];[.$K36];[.$P36];[.$U36];[.$Z36])" office:value-type="float"/>
        </table:table-row>
        <table:table-row table:style-name="ro1">
          <table:table-cell office:value-type="string">
            <text:p>instances/asp/tai20_20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67.0"/>
          <table:table-cell office:value-type="float" office:value="1.0"/>
          <table:table-cell table:style-name="cellBest" office:value-type="float" office:value="2.85634"/>
          <table:table-cell office:value-type="float" office:value="0.0"/>
          <table:table-cell office:value-type="float" office:value="0.0"/>
          <table:table-cell office:value-type="float" office:value="38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95.0"/>
          <table:table-cell office:value-type="float" office:value="1.0"/>
          <table:table-cell office:value-type="float" office:value="3.12292"/>
          <table:table-cell office:value-type="float" office:value="0.0"/>
          <table:table-cell office:value-type="float" office:value="0.0"/>
          <table:table-cell table:style-name="cellWorst" office:value-type="float" office:value="7600.0"/>
          <table:table-cell office:value-type="float" office:value="1.0"/>
          <table:table-cell table:formula="of:=MIN([.$B37];[.$G37];[.$L37];[.$Q37];[.$V37])" office:value-type="float"/>
          <table:table-cell table:formula="of:=MIN([.$C37];[.$H37];[.$M37];[.$R37];[.$W37])" office:value-type="float"/>
          <table:table-cell table:formula="of:=MIN([.$D37];[.$I37];[.$N37];[.$S37];[.$X37])" office:value-type="float"/>
          <table:table-cell table:formula="of:=MIN([.$E37];[.$J37];[.$O37];[.$T37];[.$Y37])" office:value-type="float"/>
          <table:table-cell table:formula="of:=MIN([.$F37];[.$K37];[.$P37];[.$U37];[.$Z37])" office:value-type="float"/>
          <table:table-cell table:formula="of:=MEDIAN([.$B37];[.$G37];[.$L37];[.$Q37];[.$V37])" office:value-type="float"/>
          <table:table-cell table:formula="of:=MEDIAN([.$C37];[.$H37];[.$M37];[.$R37];[.$W37])" office:value-type="float"/>
          <table:table-cell table:formula="of:=MEDIAN([.$D37];[.$I37];[.$N37];[.$S37];[.$X37])" office:value-type="float"/>
          <table:table-cell table:formula="of:=MEDIAN([.$E37];[.$J37];[.$O37];[.$T37];[.$Y37])" office:value-type="float"/>
          <table:table-cell table:formula="of:=MEDIAN([.$F37];[.$K37];[.$P37];[.$U37];[.$Z37])" office:value-type="float"/>
          <table:table-cell table:formula="of:=MAX([.$B37];[.$G37];[.$L37];[.$Q37];[.$V37])" office:value-type="float"/>
          <table:table-cell table:formula="of:=MAX([.$C37];[.$H37];[.$M37];[.$R37];[.$W37])" office:value-type="float"/>
          <table:table-cell table:formula="of:=MAX([.$D37];[.$I37];[.$N37];[.$S37];[.$X37])" office:value-type="float"/>
          <table:table-cell table:formula="of:=MAX([.$E37];[.$J37];[.$O37];[.$T37];[.$Y37])" office:value-type="float"/>
          <table:table-cell table:formula="of:=MAX([.$F37];[.$K37];[.$P37];[.$U37];[.$Z37])" office:value-type="float"/>
        </table:table-row>
        <table:table-row table:style-name="ro1">
          <table:table-cell office:value-type="string">
            <text:p>instances/asp/tai20_20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61.0"/>
          <table:table-cell office:value-type="float" office:value="1.0"/>
          <table:table-cell table:style-name="cellBest" office:value-type="float" office:value="2.73143"/>
          <table:table-cell office:value-type="float" office:value="0.0"/>
          <table:table-cell office:value-type="float" office:value="0.0"/>
          <table:table-cell office:value-type="float" office:value="38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92.0"/>
          <table:table-cell office:value-type="float" office:value="1.0"/>
          <table:table-cell office:value-type="float" office:value="3.32901"/>
          <table:table-cell office:value-type="float" office:value="0.0"/>
          <table:table-cell office:value-type="float" office:value="0.0"/>
          <table:table-cell table:style-name="cellWorst" office:value-type="float" office:value="7600.0"/>
          <table:table-cell office:value-type="float" office:value="1.0"/>
          <table:table-cell table:formula="of:=MIN([.$B38];[.$G38];[.$L38];[.$Q38];[.$V38])" office:value-type="float"/>
          <table:table-cell table:formula="of:=MIN([.$C38];[.$H38];[.$M38];[.$R38];[.$W38])" office:value-type="float"/>
          <table:table-cell table:formula="of:=MIN([.$D38];[.$I38];[.$N38];[.$S38];[.$X38])" office:value-type="float"/>
          <table:table-cell table:formula="of:=MIN([.$E38];[.$J38];[.$O38];[.$T38];[.$Y38])" office:value-type="float"/>
          <table:table-cell table:formula="of:=MIN([.$F38];[.$K38];[.$P38];[.$U38];[.$Z38])" office:value-type="float"/>
          <table:table-cell table:formula="of:=MEDIAN([.$B38];[.$G38];[.$L38];[.$Q38];[.$V38])" office:value-type="float"/>
          <table:table-cell table:formula="of:=MEDIAN([.$C38];[.$H38];[.$M38];[.$R38];[.$W38])" office:value-type="float"/>
          <table:table-cell table:formula="of:=MEDIAN([.$D38];[.$I38];[.$N38];[.$S38];[.$X38])" office:value-type="float"/>
          <table:table-cell table:formula="of:=MEDIAN([.$E38];[.$J38];[.$O38];[.$T38];[.$Y38])" office:value-type="float"/>
          <table:table-cell table:formula="of:=MEDIAN([.$F38];[.$K38];[.$P38];[.$U38];[.$Z38])" office:value-type="float"/>
          <table:table-cell table:formula="of:=MAX([.$B38];[.$G38];[.$L38];[.$Q38];[.$V38])" office:value-type="float"/>
          <table:table-cell table:formula="of:=MAX([.$C38];[.$H38];[.$M38];[.$R38];[.$W38])" office:value-type="float"/>
          <table:table-cell table:formula="of:=MAX([.$D38];[.$I38];[.$N38];[.$S38];[.$X38])" office:value-type="float"/>
          <table:table-cell table:formula="of:=MAX([.$E38];[.$J38];[.$O38];[.$T38];[.$Y38])" office:value-type="float"/>
          <table:table-cell table:formula="of:=MAX([.$F38];[.$K38];[.$P38];[.$U38];[.$Z38])" office:value-type="float"/>
        </table:table-row>
        <table:table-row table:style-name="ro1">
          <table:table-cell office:value-type="string">
            <text:p>instances/asp/tai20_20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62.0"/>
          <table:table-cell office:value-type="float" office:value="1.0"/>
          <table:table-cell table:style-name="cellBest" office:value-type="float" office:value="2.95884"/>
          <table:table-cell office:value-type="float" office:value="0.0"/>
          <table:table-cell office:value-type="float" office:value="0.0"/>
          <table:table-cell office:value-type="float" office:value="38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91.0"/>
          <table:table-cell office:value-type="float" office:value="1.0"/>
          <table:table-cell office:value-type="float" office:value="3.09598"/>
          <table:table-cell office:value-type="float" office:value="0.0"/>
          <table:table-cell office:value-type="float" office:value="0.0"/>
          <table:table-cell table:style-name="cellWorst" office:value-type="float" office:value="7600.0"/>
          <table:table-cell office:value-type="float" office:value="1.0"/>
          <table:table-cell table:formula="of:=MIN([.$B39];[.$G39];[.$L39];[.$Q39];[.$V39])" office:value-type="float"/>
          <table:table-cell table:formula="of:=MIN([.$C39];[.$H39];[.$M39];[.$R39];[.$W39])" office:value-type="float"/>
          <table:table-cell table:formula="of:=MIN([.$D39];[.$I39];[.$N39];[.$S39];[.$X39])" office:value-type="float"/>
          <table:table-cell table:formula="of:=MIN([.$E39];[.$J39];[.$O39];[.$T39];[.$Y39])" office:value-type="float"/>
          <table:table-cell table:formula="of:=MIN([.$F39];[.$K39];[.$P39];[.$U39];[.$Z39])" office:value-type="float"/>
          <table:table-cell table:formula="of:=MEDIAN([.$B39];[.$G39];[.$L39];[.$Q39];[.$V39])" office:value-type="float"/>
          <table:table-cell table:formula="of:=MEDIAN([.$C39];[.$H39];[.$M39];[.$R39];[.$W39])" office:value-type="float"/>
          <table:table-cell table:formula="of:=MEDIAN([.$D39];[.$I39];[.$N39];[.$S39];[.$X39])" office:value-type="float"/>
          <table:table-cell table:formula="of:=MEDIAN([.$E39];[.$J39];[.$O39];[.$T39];[.$Y39])" office:value-type="float"/>
          <table:table-cell table:formula="of:=MEDIAN([.$F39];[.$K39];[.$P39];[.$U39];[.$Z39])" office:value-type="float"/>
          <table:table-cell table:formula="of:=MAX([.$B39];[.$G39];[.$L39];[.$Q39];[.$V39])" office:value-type="float"/>
          <table:table-cell table:formula="of:=MAX([.$C39];[.$H39];[.$M39];[.$R39];[.$W39])" office:value-type="float"/>
          <table:table-cell table:formula="of:=MAX([.$D39];[.$I39];[.$N39];[.$S39];[.$X39])" office:value-type="float"/>
          <table:table-cell table:formula="of:=MAX([.$E39];[.$J39];[.$O39];[.$T39];[.$Y39])" office:value-type="float"/>
          <table:table-cell table:formula="of:=MAX([.$F39];[.$K39];[.$P39];[.$U39];[.$Z39])" office:value-type="float"/>
        </table:table-row>
        <table:table-row table:style-name="ro1">
          <table:table-cell office:value-type="string">
            <text:p>instances/asp/tai20_20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59.0"/>
          <table:table-cell office:value-type="float" office:value="1.0"/>
          <table:table-cell table:style-name="cellBest" office:value-type="float" office:value="2.80944"/>
          <table:table-cell office:value-type="float" office:value="0.0"/>
          <table:table-cell office:value-type="float" office:value="0.0"/>
          <table:table-cell office:value-type="float" office:value="38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93.0"/>
          <table:table-cell office:value-type="float" office:value="1.0"/>
          <table:table-cell office:value-type="float" office:value="3.03579"/>
          <table:table-cell office:value-type="float" office:value="0.0"/>
          <table:table-cell office:value-type="float" office:value="0.0"/>
          <table:table-cell table:style-name="cellWorst" office:value-type="float" office:value="7600.0"/>
          <table:table-cell office:value-type="float" office:value="1.0"/>
          <table:table-cell table:formula="of:=MIN([.$B40];[.$G40];[.$L40];[.$Q40];[.$V40])" office:value-type="float"/>
          <table:table-cell table:formula="of:=MIN([.$C40];[.$H40];[.$M40];[.$R40];[.$W40])" office:value-type="float"/>
          <table:table-cell table:formula="of:=MIN([.$D40];[.$I40];[.$N40];[.$S40];[.$X40])" office:value-type="float"/>
          <table:table-cell table:formula="of:=MIN([.$E40];[.$J40];[.$O40];[.$T40];[.$Y40])" office:value-type="float"/>
          <table:table-cell table:formula="of:=MIN([.$F40];[.$K40];[.$P40];[.$U40];[.$Z40])" office:value-type="float"/>
          <table:table-cell table:formula="of:=MEDIAN([.$B40];[.$G40];[.$L40];[.$Q40];[.$V40])" office:value-type="float"/>
          <table:table-cell table:formula="of:=MEDIAN([.$C40];[.$H40];[.$M40];[.$R40];[.$W40])" office:value-type="float"/>
          <table:table-cell table:formula="of:=MEDIAN([.$D40];[.$I40];[.$N40];[.$S40];[.$X40])" office:value-type="float"/>
          <table:table-cell table:formula="of:=MEDIAN([.$E40];[.$J40];[.$O40];[.$T40];[.$Y40])" office:value-type="float"/>
          <table:table-cell table:formula="of:=MEDIAN([.$F40];[.$K40];[.$P40];[.$U40];[.$Z40])" office:value-type="float"/>
          <table:table-cell table:formula="of:=MAX([.$B40];[.$G40];[.$L40];[.$Q40];[.$V40])" office:value-type="float"/>
          <table:table-cell table:formula="of:=MAX([.$C40];[.$H40];[.$M40];[.$R40];[.$W40])" office:value-type="float"/>
          <table:table-cell table:formula="of:=MAX([.$D40];[.$I40];[.$N40];[.$S40];[.$X40])" office:value-type="float"/>
          <table:table-cell table:formula="of:=MAX([.$E40];[.$J40];[.$O40];[.$T40];[.$Y40])" office:value-type="float"/>
          <table:table-cell table:formula="of:=MAX([.$F40];[.$K40];[.$P40];[.$U40];[.$Z40])" office:value-type="float"/>
        </table:table-row>
        <table:table-row table:style-name="ro1">
          <table:table-cell office:value-type="string">
            <text:p>instances/asp/tai20_20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53.0"/>
          <table:table-cell office:value-type="float" office:value="1.0"/>
          <table:table-cell table:style-name="cellBest" office:value-type="float" office:value="2.89502"/>
          <table:table-cell office:value-type="float" office:value="0.0"/>
          <table:table-cell office:value-type="float" office:value="0.0"/>
          <table:table-cell office:value-type="float" office:value="38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97.0"/>
          <table:table-cell office:value-type="float" office:value="1.0"/>
          <table:table-cell office:value-type="float" office:value="3.12206"/>
          <table:table-cell office:value-type="float" office:value="0.0"/>
          <table:table-cell office:value-type="float" office:value="0.0"/>
          <table:table-cell table:style-name="cellWorst" office:value-type="float" office:value="7600.0"/>
          <table:table-cell office:value-type="float" office:value="1.0"/>
          <table:table-cell table:formula="of:=MIN([.$B41];[.$G41];[.$L41];[.$Q41];[.$V41])" office:value-type="float"/>
          <table:table-cell table:formula="of:=MIN([.$C41];[.$H41];[.$M41];[.$R41];[.$W41])" office:value-type="float"/>
          <table:table-cell table:formula="of:=MIN([.$D41];[.$I41];[.$N41];[.$S41];[.$X41])" office:value-type="float"/>
          <table:table-cell table:formula="of:=MIN([.$E41];[.$J41];[.$O41];[.$T41];[.$Y41])" office:value-type="float"/>
          <table:table-cell table:formula="of:=MIN([.$F41];[.$K41];[.$P41];[.$U41];[.$Z41])" office:value-type="float"/>
          <table:table-cell table:formula="of:=MEDIAN([.$B41];[.$G41];[.$L41];[.$Q41];[.$V41])" office:value-type="float"/>
          <table:table-cell table:formula="of:=MEDIAN([.$C41];[.$H41];[.$M41];[.$R41];[.$W41])" office:value-type="float"/>
          <table:table-cell table:formula="of:=MEDIAN([.$D41];[.$I41];[.$N41];[.$S41];[.$X41])" office:value-type="float"/>
          <table:table-cell table:formula="of:=MEDIAN([.$E41];[.$J41];[.$O41];[.$T41];[.$Y41])" office:value-type="float"/>
          <table:table-cell table:formula="of:=MEDIAN([.$F41];[.$K41];[.$P41];[.$U41];[.$Z41])" office:value-type="float"/>
          <table:table-cell table:formula="of:=MAX([.$B41];[.$G41];[.$L41];[.$Q41];[.$V41])" office:value-type="float"/>
          <table:table-cell table:formula="of:=MAX([.$C41];[.$H41];[.$M41];[.$R41];[.$W41])" office:value-type="float"/>
          <table:table-cell table:formula="of:=MAX([.$D41];[.$I41];[.$N41];[.$S41];[.$X41])" office:value-type="float"/>
          <table:table-cell table:formula="of:=MAX([.$E41];[.$J41];[.$O41];[.$T41];[.$Y41])" office:value-type="float"/>
          <table:table-cell table:formula="of:=MAX([.$F41];[.$K41];[.$P41];[.$U41];[.$Z41])" office:value-type="float"/>
        </table:table-row>
        <table:table-row table:style-name="ro1">
          <table:table-cell office:value-type="string">
            <text:p>instances/asp/tai20_20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862.0"/>
          <table:table-cell office:value-type="float" office:value="1.0"/>
          <table:table-cell table:style-name="cellBest" office:value-type="float" office:value="2.84369"/>
          <table:table-cell office:value-type="float" office:value="0.0"/>
          <table:table-cell office:value-type="float" office:value="0.0"/>
          <table:table-cell office:value-type="float" office:value="38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75.0"/>
          <table:table-cell office:value-type="float" office:value="1.0"/>
          <table:table-cell office:value-type="float" office:value="3.14278"/>
          <table:table-cell office:value-type="float" office:value="0.0"/>
          <table:table-cell office:value-type="float" office:value="0.0"/>
          <table:table-cell table:style-name="cellWorst" office:value-type="float" office:value="7600.0"/>
          <table:table-cell office:value-type="float" office:value="1.0"/>
          <table:table-cell table:formula="of:=MIN([.$B42];[.$G42];[.$L42];[.$Q42];[.$V42])" office:value-type="float"/>
          <table:table-cell table:formula="of:=MIN([.$C42];[.$H42];[.$M42];[.$R42];[.$W42])" office:value-type="float"/>
          <table:table-cell table:formula="of:=MIN([.$D42];[.$I42];[.$N42];[.$S42];[.$X42])" office:value-type="float"/>
          <table:table-cell table:formula="of:=MIN([.$E42];[.$J42];[.$O42];[.$T42];[.$Y42])" office:value-type="float"/>
          <table:table-cell table:formula="of:=MIN([.$F42];[.$K42];[.$P42];[.$U42];[.$Z42])" office:value-type="float"/>
          <table:table-cell table:formula="of:=MEDIAN([.$B42];[.$G42];[.$L42];[.$Q42];[.$V42])" office:value-type="float"/>
          <table:table-cell table:formula="of:=MEDIAN([.$C42];[.$H42];[.$M42];[.$R42];[.$W42])" office:value-type="float"/>
          <table:table-cell table:formula="of:=MEDIAN([.$D42];[.$I42];[.$N42];[.$S42];[.$X42])" office:value-type="float"/>
          <table:table-cell table:formula="of:=MEDIAN([.$E42];[.$J42];[.$O42];[.$T42];[.$Y42])" office:value-type="float"/>
          <table:table-cell table:formula="of:=MEDIAN([.$F42];[.$K42];[.$P42];[.$U42];[.$Z42])" office:value-type="float"/>
          <table:table-cell table:formula="of:=MAX([.$B42];[.$G42];[.$L42];[.$Q42];[.$V42])" office:value-type="float"/>
          <table:table-cell table:formula="of:=MAX([.$C42];[.$H42];[.$M42];[.$R42];[.$W42])" office:value-type="float"/>
          <table:table-cell table:formula="of:=MAX([.$D42];[.$I42];[.$N42];[.$S42];[.$X42])" office:value-type="float"/>
          <table:table-cell table:formula="of:=MAX([.$E42];[.$J42];[.$O42];[.$T42];[.$Y42])" office:value-type="float"/>
          <table:table-cell table:formula="of:=MAX([.$F42];[.$K42];[.$P42];[.$U42];[.$Z42])" office:value-type="float"/>
        </table:table-row>
        <table:table-row table:style-name="ro1">
          <table:table-cell office:value-type="string">
            <text:p>instances/asp/tai30_15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11.0"/>
          <table:table-cell office:value-type="float" office:value="1.0"/>
          <table:table-cell table:style-name="cellBest" office:value-type="float" office:value="4.59063"/>
          <table:table-cell office:value-type="float" office:value="0.0"/>
          <table:table-cell office:value-type="float" office:value="0.0"/>
          <table:table-cell office:value-type="float" office:value="65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614.0"/>
          <table:table-cell office:value-type="float" office:value="1.0"/>
          <table:table-cell office:value-type="float" office:value="5.19327"/>
          <table:table-cell office:value-type="float" office:value="0.0"/>
          <table:table-cell office:value-type="float" office:value="0.0"/>
          <table:table-cell table:style-name="cellWorst" office:value-type="float" office:value="13050.0"/>
          <table:table-cell office:value-type="float" office:value="1.0"/>
          <table:table-cell table:formula="of:=MIN([.$B43];[.$G43];[.$L43];[.$Q43];[.$V43])" office:value-type="float"/>
          <table:table-cell table:formula="of:=MIN([.$C43];[.$H43];[.$M43];[.$R43];[.$W43])" office:value-type="float"/>
          <table:table-cell table:formula="of:=MIN([.$D43];[.$I43];[.$N43];[.$S43];[.$X43])" office:value-type="float"/>
          <table:table-cell table:formula="of:=MIN([.$E43];[.$J43];[.$O43];[.$T43];[.$Y43])" office:value-type="float"/>
          <table:table-cell table:formula="of:=MIN([.$F43];[.$K43];[.$P43];[.$U43];[.$Z43])" office:value-type="float"/>
          <table:table-cell table:formula="of:=MEDIAN([.$B43];[.$G43];[.$L43];[.$Q43];[.$V43])" office:value-type="float"/>
          <table:table-cell table:formula="of:=MEDIAN([.$C43];[.$H43];[.$M43];[.$R43];[.$W43])" office:value-type="float"/>
          <table:table-cell table:formula="of:=MEDIAN([.$D43];[.$I43];[.$N43];[.$S43];[.$X43])" office:value-type="float"/>
          <table:table-cell table:formula="of:=MEDIAN([.$E43];[.$J43];[.$O43];[.$T43];[.$Y43])" office:value-type="float"/>
          <table:table-cell table:formula="of:=MEDIAN([.$F43];[.$K43];[.$P43];[.$U43];[.$Z43])" office:value-type="float"/>
          <table:table-cell table:formula="of:=MAX([.$B43];[.$G43];[.$L43];[.$Q43];[.$V43])" office:value-type="float"/>
          <table:table-cell table:formula="of:=MAX([.$C43];[.$H43];[.$M43];[.$R43];[.$W43])" office:value-type="float"/>
          <table:table-cell table:formula="of:=MAX([.$D43];[.$I43];[.$N43];[.$S43];[.$X43])" office:value-type="float"/>
          <table:table-cell table:formula="of:=MAX([.$E43];[.$J43];[.$O43];[.$T43];[.$Y43])" office:value-type="float"/>
          <table:table-cell table:formula="of:=MAX([.$F43];[.$K43];[.$P43];[.$U43];[.$Z43])" office:value-type="float"/>
        </table:table-row>
        <table:table-row table:style-name="ro1">
          <table:table-cell office:value-type="string">
            <text:p>instances/asp/tai30_15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16.0"/>
          <table:table-cell office:value-type="float" office:value="1.0"/>
          <table:table-cell table:style-name="cellBest" office:value-type="float" office:value="4.88661"/>
          <table:table-cell office:value-type="float" office:value="0.0"/>
          <table:table-cell office:value-type="float" office:value="0.0"/>
          <table:table-cell office:value-type="float" office:value="65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623.0"/>
          <table:table-cell office:value-type="float" office:value="1.0"/>
          <table:table-cell office:value-type="float" office:value="5.1465"/>
          <table:table-cell office:value-type="float" office:value="0.0"/>
          <table:table-cell office:value-type="float" office:value="0.0"/>
          <table:table-cell table:style-name="cellWorst" office:value-type="float" office:value="13050.0"/>
          <table:table-cell office:value-type="float" office:value="1.0"/>
          <table:table-cell table:formula="of:=MIN([.$B44];[.$G44];[.$L44];[.$Q44];[.$V44])" office:value-type="float"/>
          <table:table-cell table:formula="of:=MIN([.$C44];[.$H44];[.$M44];[.$R44];[.$W44])" office:value-type="float"/>
          <table:table-cell table:formula="of:=MIN([.$D44];[.$I44];[.$N44];[.$S44];[.$X44])" office:value-type="float"/>
          <table:table-cell table:formula="of:=MIN([.$E44];[.$J44];[.$O44];[.$T44];[.$Y44])" office:value-type="float"/>
          <table:table-cell table:formula="of:=MIN([.$F44];[.$K44];[.$P44];[.$U44];[.$Z44])" office:value-type="float"/>
          <table:table-cell table:formula="of:=MEDIAN([.$B44];[.$G44];[.$L44];[.$Q44];[.$V44])" office:value-type="float"/>
          <table:table-cell table:formula="of:=MEDIAN([.$C44];[.$H44];[.$M44];[.$R44];[.$W44])" office:value-type="float"/>
          <table:table-cell table:formula="of:=MEDIAN([.$D44];[.$I44];[.$N44];[.$S44];[.$X44])" office:value-type="float"/>
          <table:table-cell table:formula="of:=MEDIAN([.$E44];[.$J44];[.$O44];[.$T44];[.$Y44])" office:value-type="float"/>
          <table:table-cell table:formula="of:=MEDIAN([.$F44];[.$K44];[.$P44];[.$U44];[.$Z44])" office:value-type="float"/>
          <table:table-cell table:formula="of:=MAX([.$B44];[.$G44];[.$L44];[.$Q44];[.$V44])" office:value-type="float"/>
          <table:table-cell table:formula="of:=MAX([.$C44];[.$H44];[.$M44];[.$R44];[.$W44])" office:value-type="float"/>
          <table:table-cell table:formula="of:=MAX([.$D44];[.$I44];[.$N44];[.$S44];[.$X44])" office:value-type="float"/>
          <table:table-cell table:formula="of:=MAX([.$E44];[.$J44];[.$O44];[.$T44];[.$Y44])" office:value-type="float"/>
          <table:table-cell table:formula="of:=MAX([.$F44];[.$K44];[.$P44];[.$U44];[.$Z44])" office:value-type="float"/>
        </table:table-row>
        <table:table-row table:style-name="ro1">
          <table:table-cell office:value-type="string">
            <text:p>instances/asp/tai30_15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11.0"/>
          <table:table-cell office:value-type="float" office:value="1.0"/>
          <table:table-cell table:style-name="cellBest" office:value-type="float" office:value="4.57599"/>
          <table:table-cell office:value-type="float" office:value="0.0"/>
          <table:table-cell office:value-type="float" office:value="0.0"/>
          <table:table-cell office:value-type="float" office:value="65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627.0"/>
          <table:table-cell office:value-type="float" office:value="1.0"/>
          <table:table-cell office:value-type="float" office:value="5.07367"/>
          <table:table-cell office:value-type="float" office:value="0.0"/>
          <table:table-cell office:value-type="float" office:value="0.0"/>
          <table:table-cell table:style-name="cellWorst" office:value-type="float" office:value="13050.0"/>
          <table:table-cell office:value-type="float" office:value="1.0"/>
          <table:table-cell table:formula="of:=MIN([.$B45];[.$G45];[.$L45];[.$Q45];[.$V45])" office:value-type="float"/>
          <table:table-cell table:formula="of:=MIN([.$C45];[.$H45];[.$M45];[.$R45];[.$W45])" office:value-type="float"/>
          <table:table-cell table:formula="of:=MIN([.$D45];[.$I45];[.$N45];[.$S45];[.$X45])" office:value-type="float"/>
          <table:table-cell table:formula="of:=MIN([.$E45];[.$J45];[.$O45];[.$T45];[.$Y45])" office:value-type="float"/>
          <table:table-cell table:formula="of:=MIN([.$F45];[.$K45];[.$P45];[.$U45];[.$Z45])" office:value-type="float"/>
          <table:table-cell table:formula="of:=MEDIAN([.$B45];[.$G45];[.$L45];[.$Q45];[.$V45])" office:value-type="float"/>
          <table:table-cell table:formula="of:=MEDIAN([.$C45];[.$H45];[.$M45];[.$R45];[.$W45])" office:value-type="float"/>
          <table:table-cell table:formula="of:=MEDIAN([.$D45];[.$I45];[.$N45];[.$S45];[.$X45])" office:value-type="float"/>
          <table:table-cell table:formula="of:=MEDIAN([.$E45];[.$J45];[.$O45];[.$T45];[.$Y45])" office:value-type="float"/>
          <table:table-cell table:formula="of:=MEDIAN([.$F45];[.$K45];[.$P45];[.$U45];[.$Z45])" office:value-type="float"/>
          <table:table-cell table:formula="of:=MAX([.$B45];[.$G45];[.$L45];[.$Q45];[.$V45])" office:value-type="float"/>
          <table:table-cell table:formula="of:=MAX([.$C45];[.$H45];[.$M45];[.$R45];[.$W45])" office:value-type="float"/>
          <table:table-cell table:formula="of:=MAX([.$D45];[.$I45];[.$N45];[.$S45];[.$X45])" office:value-type="float"/>
          <table:table-cell table:formula="of:=MAX([.$E45];[.$J45];[.$O45];[.$T45];[.$Y45])" office:value-type="float"/>
          <table:table-cell table:formula="of:=MAX([.$F45];[.$K45];[.$P45];[.$U45];[.$Z45])" office:value-type="float"/>
        </table:table-row>
        <table:table-row table:style-name="ro1">
          <table:table-cell office:value-type="string">
            <text:p>instances/asp/tai30_15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11.0"/>
          <table:table-cell office:value-type="float" office:value="1.0"/>
          <table:table-cell table:style-name="cellBest" office:value-type="float" office:value="4.63271"/>
          <table:table-cell office:value-type="float" office:value="0.0"/>
          <table:table-cell office:value-type="float" office:value="0.0"/>
          <table:table-cell office:value-type="float" office:value="65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632.0"/>
          <table:table-cell office:value-type="float" office:value="1.0"/>
          <table:table-cell office:value-type="float" office:value="5.42125"/>
          <table:table-cell office:value-type="float" office:value="0.0"/>
          <table:table-cell office:value-type="float" office:value="0.0"/>
          <table:table-cell table:style-name="cellWorst" office:value-type="float" office:value="13050.0"/>
          <table:table-cell office:value-type="float" office:value="1.0"/>
          <table:table-cell table:formula="of:=MIN([.$B46];[.$G46];[.$L46];[.$Q46];[.$V46])" office:value-type="float"/>
          <table:table-cell table:formula="of:=MIN([.$C46];[.$H46];[.$M46];[.$R46];[.$W46])" office:value-type="float"/>
          <table:table-cell table:formula="of:=MIN([.$D46];[.$I46];[.$N46];[.$S46];[.$X46])" office:value-type="float"/>
          <table:table-cell table:formula="of:=MIN([.$E46];[.$J46];[.$O46];[.$T46];[.$Y46])" office:value-type="float"/>
          <table:table-cell table:formula="of:=MIN([.$F46];[.$K46];[.$P46];[.$U46];[.$Z46])" office:value-type="float"/>
          <table:table-cell table:formula="of:=MEDIAN([.$B46];[.$G46];[.$L46];[.$Q46];[.$V46])" office:value-type="float"/>
          <table:table-cell table:formula="of:=MEDIAN([.$C46];[.$H46];[.$M46];[.$R46];[.$W46])" office:value-type="float"/>
          <table:table-cell table:formula="of:=MEDIAN([.$D46];[.$I46];[.$N46];[.$S46];[.$X46])" office:value-type="float"/>
          <table:table-cell table:formula="of:=MEDIAN([.$E46];[.$J46];[.$O46];[.$T46];[.$Y46])" office:value-type="float"/>
          <table:table-cell table:formula="of:=MEDIAN([.$F46];[.$K46];[.$P46];[.$U46];[.$Z46])" office:value-type="float"/>
          <table:table-cell table:formula="of:=MAX([.$B46];[.$G46];[.$L46];[.$Q46];[.$V46])" office:value-type="float"/>
          <table:table-cell table:formula="of:=MAX([.$C46];[.$H46];[.$M46];[.$R46];[.$W46])" office:value-type="float"/>
          <table:table-cell table:formula="of:=MAX([.$D46];[.$I46];[.$N46];[.$S46];[.$X46])" office:value-type="float"/>
          <table:table-cell table:formula="of:=MAX([.$E46];[.$J46];[.$O46];[.$T46];[.$Y46])" office:value-type="float"/>
          <table:table-cell table:formula="of:=MAX([.$F46];[.$K46];[.$P46];[.$U46];[.$Z46])" office:value-type="float"/>
        </table:table-row>
        <table:table-row table:style-name="ro1">
          <table:table-cell office:value-type="string">
            <text:p>instances/asp/tai30_15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11.0"/>
          <table:table-cell office:value-type="float" office:value="1.0"/>
          <table:table-cell table:style-name="cellBest" office:value-type="float" office:value="4.46724"/>
          <table:table-cell office:value-type="float" office:value="0.0"/>
          <table:table-cell office:value-type="float" office:value="0.0"/>
          <table:table-cell office:value-type="float" office:value="65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616.0"/>
          <table:table-cell office:value-type="float" office:value="1.0"/>
          <table:table-cell office:value-type="float" office:value="4.9817"/>
          <table:table-cell office:value-type="float" office:value="0.0"/>
          <table:table-cell office:value-type="float" office:value="0.0"/>
          <table:table-cell table:style-name="cellWorst" office:value-type="float" office:value="13050.0"/>
          <table:table-cell office:value-type="float" office:value="1.0"/>
          <table:table-cell table:formula="of:=MIN([.$B47];[.$G47];[.$L47];[.$Q47];[.$V47])" office:value-type="float"/>
          <table:table-cell table:formula="of:=MIN([.$C47];[.$H47];[.$M47];[.$R47];[.$W47])" office:value-type="float"/>
          <table:table-cell table:formula="of:=MIN([.$D47];[.$I47];[.$N47];[.$S47];[.$X47])" office:value-type="float"/>
          <table:table-cell table:formula="of:=MIN([.$E47];[.$J47];[.$O47];[.$T47];[.$Y47])" office:value-type="float"/>
          <table:table-cell table:formula="of:=MIN([.$F47];[.$K47];[.$P47];[.$U47];[.$Z47])" office:value-type="float"/>
          <table:table-cell table:formula="of:=MEDIAN([.$B47];[.$G47];[.$L47];[.$Q47];[.$V47])" office:value-type="float"/>
          <table:table-cell table:formula="of:=MEDIAN([.$C47];[.$H47];[.$M47];[.$R47];[.$W47])" office:value-type="float"/>
          <table:table-cell table:formula="of:=MEDIAN([.$D47];[.$I47];[.$N47];[.$S47];[.$X47])" office:value-type="float"/>
          <table:table-cell table:formula="of:=MEDIAN([.$E47];[.$J47];[.$O47];[.$T47];[.$Y47])" office:value-type="float"/>
          <table:table-cell table:formula="of:=MEDIAN([.$F47];[.$K47];[.$P47];[.$U47];[.$Z47])" office:value-type="float"/>
          <table:table-cell table:formula="of:=MAX([.$B47];[.$G47];[.$L47];[.$Q47];[.$V47])" office:value-type="float"/>
          <table:table-cell table:formula="of:=MAX([.$C47];[.$H47];[.$M47];[.$R47];[.$W47])" office:value-type="float"/>
          <table:table-cell table:formula="of:=MAX([.$D47];[.$I47];[.$N47];[.$S47];[.$X47])" office:value-type="float"/>
          <table:table-cell table:formula="of:=MAX([.$E47];[.$J47];[.$O47];[.$T47];[.$Y47])" office:value-type="float"/>
          <table:table-cell table:formula="of:=MAX([.$F47];[.$K47];[.$P47];[.$U47];[.$Z47])" office:value-type="float"/>
        </table:table-row>
        <table:table-row table:style-name="ro1">
          <table:table-cell office:value-type="string">
            <text:p>instances/asp/tai30_15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672.0"/>
          <table:table-cell office:value-type="float" office:value="1.0"/>
          <table:table-cell table:style-name="cellBest" office:value-type="float" office:value="4.59542"/>
          <table:table-cell office:value-type="float" office:value="0.0"/>
          <table:table-cell office:value-type="float" office:value="0.0"/>
          <table:table-cell office:value-type="float" office:value="65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623.0"/>
          <table:table-cell office:value-type="float" office:value="1.0"/>
          <table:table-cell office:value-type="float" office:value="4.98292"/>
          <table:table-cell office:value-type="float" office:value="0.0"/>
          <table:table-cell office:value-type="float" office:value="0.0"/>
          <table:table-cell table:style-name="cellWorst" office:value-type="float" office:value="13050.0"/>
          <table:table-cell office:value-type="float" office:value="1.0"/>
          <table:table-cell table:formula="of:=MIN([.$B48];[.$G48];[.$L48];[.$Q48];[.$V48])" office:value-type="float"/>
          <table:table-cell table:formula="of:=MIN([.$C48];[.$H48];[.$M48];[.$R48];[.$W48])" office:value-type="float"/>
          <table:table-cell table:formula="of:=MIN([.$D48];[.$I48];[.$N48];[.$S48];[.$X48])" office:value-type="float"/>
          <table:table-cell table:formula="of:=MIN([.$E48];[.$J48];[.$O48];[.$T48];[.$Y48])" office:value-type="float"/>
          <table:table-cell table:formula="of:=MIN([.$F48];[.$K48];[.$P48];[.$U48];[.$Z48])" office:value-type="float"/>
          <table:table-cell table:formula="of:=MEDIAN([.$B48];[.$G48];[.$L48];[.$Q48];[.$V48])" office:value-type="float"/>
          <table:table-cell table:formula="of:=MEDIAN([.$C48];[.$H48];[.$M48];[.$R48];[.$W48])" office:value-type="float"/>
          <table:table-cell table:formula="of:=MEDIAN([.$D48];[.$I48];[.$N48];[.$S48];[.$X48])" office:value-type="float"/>
          <table:table-cell table:formula="of:=MEDIAN([.$E48];[.$J48];[.$O48];[.$T48];[.$Y48])" office:value-type="float"/>
          <table:table-cell table:formula="of:=MEDIAN([.$F48];[.$K48];[.$P48];[.$U48];[.$Z48])" office:value-type="float"/>
          <table:table-cell table:formula="of:=MAX([.$B48];[.$G48];[.$L48];[.$Q48];[.$V48])" office:value-type="float"/>
          <table:table-cell table:formula="of:=MAX([.$C48];[.$H48];[.$M48];[.$R48];[.$W48])" office:value-type="float"/>
          <table:table-cell table:formula="of:=MAX([.$D48];[.$I48];[.$N48];[.$S48];[.$X48])" office:value-type="float"/>
          <table:table-cell table:formula="of:=MAX([.$E48];[.$J48];[.$O48];[.$T48];[.$Y48])" office:value-type="float"/>
          <table:table-cell table:formula="of:=MAX([.$F48];[.$K48];[.$P48];[.$U48];[.$Z48])" office:value-type="float"/>
        </table:table-row>
        <table:table-row table:style-name="ro1">
          <table:table-cell office:value-type="string">
            <text:p>instances/asp/tai30_15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05.0"/>
          <table:table-cell office:value-type="float" office:value="1.0"/>
          <table:table-cell table:style-name="cellBest" office:value-type="float" office:value="4.55664"/>
          <table:table-cell office:value-type="float" office:value="0.0"/>
          <table:table-cell office:value-type="float" office:value="0.0"/>
          <table:table-cell office:value-type="float" office:value="65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626.0"/>
          <table:table-cell office:value-type="float" office:value="1.0"/>
          <table:table-cell office:value-type="float" office:value="4.84779"/>
          <table:table-cell office:value-type="float" office:value="0.0"/>
          <table:table-cell office:value-type="float" office:value="0.0"/>
          <table:table-cell table:style-name="cellWorst" office:value-type="float" office:value="13050.0"/>
          <table:table-cell office:value-type="float" office:value="1.0"/>
          <table:table-cell table:formula="of:=MIN([.$B49];[.$G49];[.$L49];[.$Q49];[.$V49])" office:value-type="float"/>
          <table:table-cell table:formula="of:=MIN([.$C49];[.$H49];[.$M49];[.$R49];[.$W49])" office:value-type="float"/>
          <table:table-cell table:formula="of:=MIN([.$D49];[.$I49];[.$N49];[.$S49];[.$X49])" office:value-type="float"/>
          <table:table-cell table:formula="of:=MIN([.$E49];[.$J49];[.$O49];[.$T49];[.$Y49])" office:value-type="float"/>
          <table:table-cell table:formula="of:=MIN([.$F49];[.$K49];[.$P49];[.$U49];[.$Z49])" office:value-type="float"/>
          <table:table-cell table:formula="of:=MEDIAN([.$B49];[.$G49];[.$L49];[.$Q49];[.$V49])" office:value-type="float"/>
          <table:table-cell table:formula="of:=MEDIAN([.$C49];[.$H49];[.$M49];[.$R49];[.$W49])" office:value-type="float"/>
          <table:table-cell table:formula="of:=MEDIAN([.$D49];[.$I49];[.$N49];[.$S49];[.$X49])" office:value-type="float"/>
          <table:table-cell table:formula="of:=MEDIAN([.$E49];[.$J49];[.$O49];[.$T49];[.$Y49])" office:value-type="float"/>
          <table:table-cell table:formula="of:=MEDIAN([.$F49];[.$K49];[.$P49];[.$U49];[.$Z49])" office:value-type="float"/>
          <table:table-cell table:formula="of:=MAX([.$B49];[.$G49];[.$L49];[.$Q49];[.$V49])" office:value-type="float"/>
          <table:table-cell table:formula="of:=MAX([.$C49];[.$H49];[.$M49];[.$R49];[.$W49])" office:value-type="float"/>
          <table:table-cell table:formula="of:=MAX([.$D49];[.$I49];[.$N49];[.$S49];[.$X49])" office:value-type="float"/>
          <table:table-cell table:formula="of:=MAX([.$E49];[.$J49];[.$O49];[.$T49];[.$Y49])" office:value-type="float"/>
          <table:table-cell table:formula="of:=MAX([.$F49];[.$K49];[.$P49];[.$U49];[.$Z49])" office:value-type="float"/>
        </table:table-row>
        <table:table-row table:style-name="ro1">
          <table:table-cell office:value-type="string">
            <text:p>instances/asp/tai30_15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19.0"/>
          <table:table-cell office:value-type="float" office:value="1.0"/>
          <table:table-cell table:style-name="cellBest" office:value-type="float" office:value="4.70367"/>
          <table:table-cell office:value-type="float" office:value="0.0"/>
          <table:table-cell office:value-type="float" office:value="0.0"/>
          <table:table-cell office:value-type="float" office:value="65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624.0"/>
          <table:table-cell office:value-type="float" office:value="1.0"/>
          <table:table-cell office:value-type="float" office:value="5.24166"/>
          <table:table-cell office:value-type="float" office:value="0.0"/>
          <table:table-cell office:value-type="float" office:value="0.0"/>
          <table:table-cell table:style-name="cellWorst" office:value-type="float" office:value="13050.0"/>
          <table:table-cell office:value-type="float" office:value="1.0"/>
          <table:table-cell table:formula="of:=MIN([.$B50];[.$G50];[.$L50];[.$Q50];[.$V50])" office:value-type="float"/>
          <table:table-cell table:formula="of:=MIN([.$C50];[.$H50];[.$M50];[.$R50];[.$W50])" office:value-type="float"/>
          <table:table-cell table:formula="of:=MIN([.$D50];[.$I50];[.$N50];[.$S50];[.$X50])" office:value-type="float"/>
          <table:table-cell table:formula="of:=MIN([.$E50];[.$J50];[.$O50];[.$T50];[.$Y50])" office:value-type="float"/>
          <table:table-cell table:formula="of:=MIN([.$F50];[.$K50];[.$P50];[.$U50];[.$Z50])" office:value-type="float"/>
          <table:table-cell table:formula="of:=MEDIAN([.$B50];[.$G50];[.$L50];[.$Q50];[.$V50])" office:value-type="float"/>
          <table:table-cell table:formula="of:=MEDIAN([.$C50];[.$H50];[.$M50];[.$R50];[.$W50])" office:value-type="float"/>
          <table:table-cell table:formula="of:=MEDIAN([.$D50];[.$I50];[.$N50];[.$S50];[.$X50])" office:value-type="float"/>
          <table:table-cell table:formula="of:=MEDIAN([.$E50];[.$J50];[.$O50];[.$T50];[.$Y50])" office:value-type="float"/>
          <table:table-cell table:formula="of:=MEDIAN([.$F50];[.$K50];[.$P50];[.$U50];[.$Z50])" office:value-type="float"/>
          <table:table-cell table:formula="of:=MAX([.$B50];[.$G50];[.$L50];[.$Q50];[.$V50])" office:value-type="float"/>
          <table:table-cell table:formula="of:=MAX([.$C50];[.$H50];[.$M50];[.$R50];[.$W50])" office:value-type="float"/>
          <table:table-cell table:formula="of:=MAX([.$D50];[.$I50];[.$N50];[.$S50];[.$X50])" office:value-type="float"/>
          <table:table-cell table:formula="of:=MAX([.$E50];[.$J50];[.$O50];[.$T50];[.$Y50])" office:value-type="float"/>
          <table:table-cell table:formula="of:=MAX([.$F50];[.$K50];[.$P50];[.$U50];[.$Z50])" office:value-type="float"/>
        </table:table-row>
        <table:table-row table:style-name="ro1">
          <table:table-cell office:value-type="string">
            <text:p>instances/asp/tai30_15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16.0"/>
          <table:table-cell office:value-type="float" office:value="1.0"/>
          <table:table-cell table:style-name="cellBest" office:value-type="float" office:value="4.73594"/>
          <table:table-cell office:value-type="float" office:value="0.0"/>
          <table:table-cell office:value-type="float" office:value="0.0"/>
          <table:table-cell office:value-type="float" office:value="65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621.0"/>
          <table:table-cell office:value-type="float" office:value="1.0"/>
          <table:table-cell office:value-type="float" office:value="5.02308"/>
          <table:table-cell office:value-type="float" office:value="0.0"/>
          <table:table-cell office:value-type="float" office:value="0.0"/>
          <table:table-cell table:style-name="cellWorst" office:value-type="float" office:value="13050.0"/>
          <table:table-cell office:value-type="float" office:value="1.0"/>
          <table:table-cell table:formula="of:=MIN([.$B51];[.$G51];[.$L51];[.$Q51];[.$V51])" office:value-type="float"/>
          <table:table-cell table:formula="of:=MIN([.$C51];[.$H51];[.$M51];[.$R51];[.$W51])" office:value-type="float"/>
          <table:table-cell table:formula="of:=MIN([.$D51];[.$I51];[.$N51];[.$S51];[.$X51])" office:value-type="float"/>
          <table:table-cell table:formula="of:=MIN([.$E51];[.$J51];[.$O51];[.$T51];[.$Y51])" office:value-type="float"/>
          <table:table-cell table:formula="of:=MIN([.$F51];[.$K51];[.$P51];[.$U51];[.$Z51])" office:value-type="float"/>
          <table:table-cell table:formula="of:=MEDIAN([.$B51];[.$G51];[.$L51];[.$Q51];[.$V51])" office:value-type="float"/>
          <table:table-cell table:formula="of:=MEDIAN([.$C51];[.$H51];[.$M51];[.$R51];[.$W51])" office:value-type="float"/>
          <table:table-cell table:formula="of:=MEDIAN([.$D51];[.$I51];[.$N51];[.$S51];[.$X51])" office:value-type="float"/>
          <table:table-cell table:formula="of:=MEDIAN([.$E51];[.$J51];[.$O51];[.$T51];[.$Y51])" office:value-type="float"/>
          <table:table-cell table:formula="of:=MEDIAN([.$F51];[.$K51];[.$P51];[.$U51];[.$Z51])" office:value-type="float"/>
          <table:table-cell table:formula="of:=MAX([.$B51];[.$G51];[.$L51];[.$Q51];[.$V51])" office:value-type="float"/>
          <table:table-cell table:formula="of:=MAX([.$C51];[.$H51];[.$M51];[.$R51];[.$W51])" office:value-type="float"/>
          <table:table-cell table:formula="of:=MAX([.$D51];[.$I51];[.$N51];[.$S51];[.$X51])" office:value-type="float"/>
          <table:table-cell table:formula="of:=MAX([.$E51];[.$J51];[.$O51];[.$T51];[.$Y51])" office:value-type="float"/>
          <table:table-cell table:formula="of:=MAX([.$F51];[.$K51];[.$P51];[.$U51];[.$Z51])" office:value-type="float"/>
        </table:table-row>
        <table:table-row table:style-name="ro1">
          <table:table-cell office:value-type="string">
            <text:p>instances/asp/tai30_15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712.0"/>
          <table:table-cell office:value-type="float" office:value="1.0"/>
          <table:table-cell table:style-name="cellBest" office:value-type="float" office:value="4.64898"/>
          <table:table-cell office:value-type="float" office:value="0.0"/>
          <table:table-cell office:value-type="float" office:value="0.0"/>
          <table:table-cell office:value-type="float" office:value="652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628.0"/>
          <table:table-cell office:value-type="float" office:value="1.0"/>
          <table:table-cell office:value-type="float" office:value="5.61782"/>
          <table:table-cell office:value-type="float" office:value="0.0"/>
          <table:table-cell office:value-type="float" office:value="0.0"/>
          <table:table-cell table:style-name="cellWorst" office:value-type="float" office:value="13050.0"/>
          <table:table-cell office:value-type="float" office:value="1.0"/>
          <table:table-cell table:formula="of:=MIN([.$B52];[.$G52];[.$L52];[.$Q52];[.$V52])" office:value-type="float"/>
          <table:table-cell table:formula="of:=MIN([.$C52];[.$H52];[.$M52];[.$R52];[.$W52])" office:value-type="float"/>
          <table:table-cell table:formula="of:=MIN([.$D52];[.$I52];[.$N52];[.$S52];[.$X52])" office:value-type="float"/>
          <table:table-cell table:formula="of:=MIN([.$E52];[.$J52];[.$O52];[.$T52];[.$Y52])" office:value-type="float"/>
          <table:table-cell table:formula="of:=MIN([.$F52];[.$K52];[.$P52];[.$U52];[.$Z52])" office:value-type="float"/>
          <table:table-cell table:formula="of:=MEDIAN([.$B52];[.$G52];[.$L52];[.$Q52];[.$V52])" office:value-type="float"/>
          <table:table-cell table:formula="of:=MEDIAN([.$C52];[.$H52];[.$M52];[.$R52];[.$W52])" office:value-type="float"/>
          <table:table-cell table:formula="of:=MEDIAN([.$D52];[.$I52];[.$N52];[.$S52];[.$X52])" office:value-type="float"/>
          <table:table-cell table:formula="of:=MEDIAN([.$E52];[.$J52];[.$O52];[.$T52];[.$Y52])" office:value-type="float"/>
          <table:table-cell table:formula="of:=MEDIAN([.$F52];[.$K52];[.$P52];[.$U52];[.$Z52])" office:value-type="float"/>
          <table:table-cell table:formula="of:=MAX([.$B52];[.$G52];[.$L52];[.$Q52];[.$V52])" office:value-type="float"/>
          <table:table-cell table:formula="of:=MAX([.$C52];[.$H52];[.$M52];[.$R52];[.$W52])" office:value-type="float"/>
          <table:table-cell table:formula="of:=MAX([.$D52];[.$I52];[.$N52];[.$S52];[.$X52])" office:value-type="float"/>
          <table:table-cell table:formula="of:=MAX([.$E52];[.$J52];[.$O52];[.$T52];[.$Y52])" office:value-type="float"/>
          <table:table-cell table:formula="of:=MAX([.$F52];[.$K52];[.$P52];[.$U52];[.$Z52])" office:value-type="float"/>
        </table:table-row>
        <table:table-row table:style-name="ro1">
          <table:table-cell office:value-type="string">
            <text:p>instances/asp/tai30_20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93.0"/>
          <table:table-cell office:value-type="float" office:value="1.0"/>
          <table:table-cell table:style-name="cellBest" office:value-type="float" office:value="7.74617"/>
          <table:table-cell office:value-type="float" office:value="0.0"/>
          <table:table-cell office:value-type="float" office:value="0.0"/>
          <table:table-cell office:value-type="float" office:value="87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14.0"/>
          <table:table-cell office:value-type="float" office:value="1.0"/>
          <table:table-cell office:value-type="float" office:value="8.05347"/>
          <table:table-cell office:value-type="float" office:value="0.0"/>
          <table:table-cell office:value-type="float" office:value="0.0"/>
          <table:table-cell table:style-name="cellWorst" office:value-type="float" office:value="17400.0"/>
          <table:table-cell office:value-type="float" office:value="1.0"/>
          <table:table-cell table:formula="of:=MIN([.$B53];[.$G53];[.$L53];[.$Q53];[.$V53])" office:value-type="float"/>
          <table:table-cell table:formula="of:=MIN([.$C53];[.$H53];[.$M53];[.$R53];[.$W53])" office:value-type="float"/>
          <table:table-cell table:formula="of:=MIN([.$D53];[.$I53];[.$N53];[.$S53];[.$X53])" office:value-type="float"/>
          <table:table-cell table:formula="of:=MIN([.$E53];[.$J53];[.$O53];[.$T53];[.$Y53])" office:value-type="float"/>
          <table:table-cell table:formula="of:=MIN([.$F53];[.$K53];[.$P53];[.$U53];[.$Z53])" office:value-type="float"/>
          <table:table-cell table:formula="of:=MEDIAN([.$B53];[.$G53];[.$L53];[.$Q53];[.$V53])" office:value-type="float"/>
          <table:table-cell table:formula="of:=MEDIAN([.$C53];[.$H53];[.$M53];[.$R53];[.$W53])" office:value-type="float"/>
          <table:table-cell table:formula="of:=MEDIAN([.$D53];[.$I53];[.$N53];[.$S53];[.$X53])" office:value-type="float"/>
          <table:table-cell table:formula="of:=MEDIAN([.$E53];[.$J53];[.$O53];[.$T53];[.$Y53])" office:value-type="float"/>
          <table:table-cell table:formula="of:=MEDIAN([.$F53];[.$K53];[.$P53];[.$U53];[.$Z53])" office:value-type="float"/>
          <table:table-cell table:formula="of:=MAX([.$B53];[.$G53];[.$L53];[.$Q53];[.$V53])" office:value-type="float"/>
          <table:table-cell table:formula="of:=MAX([.$C53];[.$H53];[.$M53];[.$R53];[.$W53])" office:value-type="float"/>
          <table:table-cell table:formula="of:=MAX([.$D53];[.$I53];[.$N53];[.$S53];[.$X53])" office:value-type="float"/>
          <table:table-cell table:formula="of:=MAX([.$E53];[.$J53];[.$O53];[.$T53];[.$Y53])" office:value-type="float"/>
          <table:table-cell table:formula="of:=MAX([.$F53];[.$K53];[.$P53];[.$U53];[.$Z53])" office:value-type="float"/>
        </table:table-row>
        <table:table-row table:style-name="ro1">
          <table:table-cell office:value-type="string">
            <text:p>instances/asp/tai30_20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90.0"/>
          <table:table-cell office:value-type="float" office:value="1.0"/>
          <table:table-cell table:style-name="cellBest" office:value-type="float" office:value="7.6466"/>
          <table:table-cell office:value-type="float" office:value="0.0"/>
          <table:table-cell office:value-type="float" office:value="0.0"/>
          <table:table-cell office:value-type="float" office:value="87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10.0"/>
          <table:table-cell office:value-type="float" office:value="1.0"/>
          <table:table-cell office:value-type="float" office:value="8.24737"/>
          <table:table-cell office:value-type="float" office:value="0.0"/>
          <table:table-cell office:value-type="float" office:value="0.0"/>
          <table:table-cell table:style-name="cellWorst" office:value-type="float" office:value="17400.0"/>
          <table:table-cell office:value-type="float" office:value="1.0"/>
          <table:table-cell table:formula="of:=MIN([.$B54];[.$G54];[.$L54];[.$Q54];[.$V54])" office:value-type="float"/>
          <table:table-cell table:formula="of:=MIN([.$C54];[.$H54];[.$M54];[.$R54];[.$W54])" office:value-type="float"/>
          <table:table-cell table:formula="of:=MIN([.$D54];[.$I54];[.$N54];[.$S54];[.$X54])" office:value-type="float"/>
          <table:table-cell table:formula="of:=MIN([.$E54];[.$J54];[.$O54];[.$T54];[.$Y54])" office:value-type="float"/>
          <table:table-cell table:formula="of:=MIN([.$F54];[.$K54];[.$P54];[.$U54];[.$Z54])" office:value-type="float"/>
          <table:table-cell table:formula="of:=MEDIAN([.$B54];[.$G54];[.$L54];[.$Q54];[.$V54])" office:value-type="float"/>
          <table:table-cell table:formula="of:=MEDIAN([.$C54];[.$H54];[.$M54];[.$R54];[.$W54])" office:value-type="float"/>
          <table:table-cell table:formula="of:=MEDIAN([.$D54];[.$I54];[.$N54];[.$S54];[.$X54])" office:value-type="float"/>
          <table:table-cell table:formula="of:=MEDIAN([.$E54];[.$J54];[.$O54];[.$T54];[.$Y54])" office:value-type="float"/>
          <table:table-cell table:formula="of:=MEDIAN([.$F54];[.$K54];[.$P54];[.$U54];[.$Z54])" office:value-type="float"/>
          <table:table-cell table:formula="of:=MAX([.$B54];[.$G54];[.$L54];[.$Q54];[.$V54])" office:value-type="float"/>
          <table:table-cell table:formula="of:=MAX([.$C54];[.$H54];[.$M54];[.$R54];[.$W54])" office:value-type="float"/>
          <table:table-cell table:formula="of:=MAX([.$D54];[.$I54];[.$N54];[.$S54];[.$X54])" office:value-type="float"/>
          <table:table-cell table:formula="of:=MAX([.$E54];[.$J54];[.$O54];[.$T54];[.$Y54])" office:value-type="float"/>
          <table:table-cell table:formula="of:=MAX([.$F54];[.$K54];[.$P54];[.$U54];[.$Z54])" office:value-type="float"/>
        </table:table-row>
        <table:table-row table:style-name="ro1">
          <table:table-cell office:value-type="string">
            <text:p>instances/asp/tai30_20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91.0"/>
          <table:table-cell office:value-type="float" office:value="1.0"/>
          <table:table-cell table:style-name="cellBest" office:value-type="float" office:value="7.48917"/>
          <table:table-cell office:value-type="float" office:value="0.0"/>
          <table:table-cell office:value-type="float" office:value="0.0"/>
          <table:table-cell office:value-type="float" office:value="87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14.0"/>
          <table:table-cell office:value-type="float" office:value="1.0"/>
          <table:table-cell office:value-type="float" office:value="8.18535"/>
          <table:table-cell office:value-type="float" office:value="0.0"/>
          <table:table-cell office:value-type="float" office:value="0.0"/>
          <table:table-cell table:style-name="cellWorst" office:value-type="float" office:value="17400.0"/>
          <table:table-cell office:value-type="float" office:value="1.0"/>
          <table:table-cell table:formula="of:=MIN([.$B55];[.$G55];[.$L55];[.$Q55];[.$V55])" office:value-type="float"/>
          <table:table-cell table:formula="of:=MIN([.$C55];[.$H55];[.$M55];[.$R55];[.$W55])" office:value-type="float"/>
          <table:table-cell table:formula="of:=MIN([.$D55];[.$I55];[.$N55];[.$S55];[.$X55])" office:value-type="float"/>
          <table:table-cell table:formula="of:=MIN([.$E55];[.$J55];[.$O55];[.$T55];[.$Y55])" office:value-type="float"/>
          <table:table-cell table:formula="of:=MIN([.$F55];[.$K55];[.$P55];[.$U55];[.$Z55])" office:value-type="float"/>
          <table:table-cell table:formula="of:=MEDIAN([.$B55];[.$G55];[.$L55];[.$Q55];[.$V55])" office:value-type="float"/>
          <table:table-cell table:formula="of:=MEDIAN([.$C55];[.$H55];[.$M55];[.$R55];[.$W55])" office:value-type="float"/>
          <table:table-cell table:formula="of:=MEDIAN([.$D55];[.$I55];[.$N55];[.$S55];[.$X55])" office:value-type="float"/>
          <table:table-cell table:formula="of:=MEDIAN([.$E55];[.$J55];[.$O55];[.$T55];[.$Y55])" office:value-type="float"/>
          <table:table-cell table:formula="of:=MEDIAN([.$F55];[.$K55];[.$P55];[.$U55];[.$Z55])" office:value-type="float"/>
          <table:table-cell table:formula="of:=MAX([.$B55];[.$G55];[.$L55];[.$Q55];[.$V55])" office:value-type="float"/>
          <table:table-cell table:formula="of:=MAX([.$C55];[.$H55];[.$M55];[.$R55];[.$W55])" office:value-type="float"/>
          <table:table-cell table:formula="of:=MAX([.$D55];[.$I55];[.$N55];[.$S55];[.$X55])" office:value-type="float"/>
          <table:table-cell table:formula="of:=MAX([.$E55];[.$J55];[.$O55];[.$T55];[.$Y55])" office:value-type="float"/>
          <table:table-cell table:formula="of:=MAX([.$F55];[.$K55];[.$P55];[.$U55];[.$Z55])" office:value-type="float"/>
        </table:table-row>
        <table:table-row table:style-name="ro1">
          <table:table-cell office:value-type="string">
            <text:p>instances/asp/tai30_20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91.0"/>
          <table:table-cell office:value-type="float" office:value="1.0"/>
          <table:table-cell table:style-name="cellBest" office:value-type="float" office:value="7.9413"/>
          <table:table-cell office:value-type="float" office:value="0.0"/>
          <table:table-cell office:value-type="float" office:value="0.0"/>
          <table:table-cell office:value-type="float" office:value="87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16.0"/>
          <table:table-cell office:value-type="float" office:value="1.0"/>
          <table:table-cell office:value-type="float" office:value="8.32943"/>
          <table:table-cell office:value-type="float" office:value="0.0"/>
          <table:table-cell office:value-type="float" office:value="0.0"/>
          <table:table-cell table:style-name="cellWorst" office:value-type="float" office:value="17400.0"/>
          <table:table-cell office:value-type="float" office:value="1.0"/>
          <table:table-cell table:formula="of:=MIN([.$B56];[.$G56];[.$L56];[.$Q56];[.$V56])" office:value-type="float"/>
          <table:table-cell table:formula="of:=MIN([.$C56];[.$H56];[.$M56];[.$R56];[.$W56])" office:value-type="float"/>
          <table:table-cell table:formula="of:=MIN([.$D56];[.$I56];[.$N56];[.$S56];[.$X56])" office:value-type="float"/>
          <table:table-cell table:formula="of:=MIN([.$E56];[.$J56];[.$O56];[.$T56];[.$Y56])" office:value-type="float"/>
          <table:table-cell table:formula="of:=MIN([.$F56];[.$K56];[.$P56];[.$U56];[.$Z56])" office:value-type="float"/>
          <table:table-cell table:formula="of:=MEDIAN([.$B56];[.$G56];[.$L56];[.$Q56];[.$V56])" office:value-type="float"/>
          <table:table-cell table:formula="of:=MEDIAN([.$C56];[.$H56];[.$M56];[.$R56];[.$W56])" office:value-type="float"/>
          <table:table-cell table:formula="of:=MEDIAN([.$D56];[.$I56];[.$N56];[.$S56];[.$X56])" office:value-type="float"/>
          <table:table-cell table:formula="of:=MEDIAN([.$E56];[.$J56];[.$O56];[.$T56];[.$Y56])" office:value-type="float"/>
          <table:table-cell table:formula="of:=MEDIAN([.$F56];[.$K56];[.$P56];[.$U56];[.$Z56])" office:value-type="float"/>
          <table:table-cell table:formula="of:=MAX([.$B56];[.$G56];[.$L56];[.$Q56];[.$V56])" office:value-type="float"/>
          <table:table-cell table:formula="of:=MAX([.$C56];[.$H56];[.$M56];[.$R56];[.$W56])" office:value-type="float"/>
          <table:table-cell table:formula="of:=MAX([.$D56];[.$I56];[.$N56];[.$S56];[.$X56])" office:value-type="float"/>
          <table:table-cell table:formula="of:=MAX([.$E56];[.$J56];[.$O56];[.$T56];[.$Y56])" office:value-type="float"/>
          <table:table-cell table:formula="of:=MAX([.$F56];[.$K56];[.$P56];[.$U56];[.$Z56])" office:value-type="float"/>
        </table:table-row>
        <table:table-row table:style-name="ro1">
          <table:table-cell office:value-type="string">
            <text:p>instances/asp/tai30_20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87.0"/>
          <table:table-cell office:value-type="float" office:value="1.0"/>
          <table:table-cell table:style-name="cellBest" office:value-type="float" office:value="7.71652"/>
          <table:table-cell office:value-type="float" office:value="0.0"/>
          <table:table-cell office:value-type="float" office:value="0.0"/>
          <table:table-cell office:value-type="float" office:value="87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10.0"/>
          <table:table-cell office:value-type="float" office:value="1.0"/>
          <table:table-cell office:value-type="float" office:value="8.56284"/>
          <table:table-cell office:value-type="float" office:value="0.0"/>
          <table:table-cell office:value-type="float" office:value="0.0"/>
          <table:table-cell table:style-name="cellWorst" office:value-type="float" office:value="17400.0"/>
          <table:table-cell office:value-type="float" office:value="1.0"/>
          <table:table-cell table:formula="of:=MIN([.$B57];[.$G57];[.$L57];[.$Q57];[.$V57])" office:value-type="float"/>
          <table:table-cell table:formula="of:=MIN([.$C57];[.$H57];[.$M57];[.$R57];[.$W57])" office:value-type="float"/>
          <table:table-cell table:formula="of:=MIN([.$D57];[.$I57];[.$N57];[.$S57];[.$X57])" office:value-type="float"/>
          <table:table-cell table:formula="of:=MIN([.$E57];[.$J57];[.$O57];[.$T57];[.$Y57])" office:value-type="float"/>
          <table:table-cell table:formula="of:=MIN([.$F57];[.$K57];[.$P57];[.$U57];[.$Z57])" office:value-type="float"/>
          <table:table-cell table:formula="of:=MEDIAN([.$B57];[.$G57];[.$L57];[.$Q57];[.$V57])" office:value-type="float"/>
          <table:table-cell table:formula="of:=MEDIAN([.$C57];[.$H57];[.$M57];[.$R57];[.$W57])" office:value-type="float"/>
          <table:table-cell table:formula="of:=MEDIAN([.$D57];[.$I57];[.$N57];[.$S57];[.$X57])" office:value-type="float"/>
          <table:table-cell table:formula="of:=MEDIAN([.$E57];[.$J57];[.$O57];[.$T57];[.$Y57])" office:value-type="float"/>
          <table:table-cell table:formula="of:=MEDIAN([.$F57];[.$K57];[.$P57];[.$U57];[.$Z57])" office:value-type="float"/>
          <table:table-cell table:formula="of:=MAX([.$B57];[.$G57];[.$L57];[.$Q57];[.$V57])" office:value-type="float"/>
          <table:table-cell table:formula="of:=MAX([.$C57];[.$H57];[.$M57];[.$R57];[.$W57])" office:value-type="float"/>
          <table:table-cell table:formula="of:=MAX([.$D57];[.$I57];[.$N57];[.$S57];[.$X57])" office:value-type="float"/>
          <table:table-cell table:formula="of:=MAX([.$E57];[.$J57];[.$O57];[.$T57];[.$Y57])" office:value-type="float"/>
          <table:table-cell table:formula="of:=MAX([.$F57];[.$K57];[.$P57];[.$U57];[.$Z57])" office:value-type="float"/>
        </table:table-row>
        <table:table-row table:style-name="ro1">
          <table:table-cell office:value-type="string">
            <text:p>instances/asp/tai30_20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91.0"/>
          <table:table-cell office:value-type="float" office:value="1.0"/>
          <table:table-cell table:style-name="cellBest" office:value-type="float" office:value="7.21709"/>
          <table:table-cell office:value-type="float" office:value="0.0"/>
          <table:table-cell office:value-type="float" office:value="0.0"/>
          <table:table-cell office:value-type="float" office:value="87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11.0"/>
          <table:table-cell office:value-type="float" office:value="1.0"/>
          <table:table-cell office:value-type="float" office:value="9.12273"/>
          <table:table-cell office:value-type="float" office:value="0.0"/>
          <table:table-cell office:value-type="float" office:value="0.0"/>
          <table:table-cell table:style-name="cellWorst" office:value-type="float" office:value="17400.0"/>
          <table:table-cell office:value-type="float" office:value="1.0"/>
          <table:table-cell table:formula="of:=MIN([.$B58];[.$G58];[.$L58];[.$Q58];[.$V58])" office:value-type="float"/>
          <table:table-cell table:formula="of:=MIN([.$C58];[.$H58];[.$M58];[.$R58];[.$W58])" office:value-type="float"/>
          <table:table-cell table:formula="of:=MIN([.$D58];[.$I58];[.$N58];[.$S58];[.$X58])" office:value-type="float"/>
          <table:table-cell table:formula="of:=MIN([.$E58];[.$J58];[.$O58];[.$T58];[.$Y58])" office:value-type="float"/>
          <table:table-cell table:formula="of:=MIN([.$F58];[.$K58];[.$P58];[.$U58];[.$Z58])" office:value-type="float"/>
          <table:table-cell table:formula="of:=MEDIAN([.$B58];[.$G58];[.$L58];[.$Q58];[.$V58])" office:value-type="float"/>
          <table:table-cell table:formula="of:=MEDIAN([.$C58];[.$H58];[.$M58];[.$R58];[.$W58])" office:value-type="float"/>
          <table:table-cell table:formula="of:=MEDIAN([.$D58];[.$I58];[.$N58];[.$S58];[.$X58])" office:value-type="float"/>
          <table:table-cell table:formula="of:=MEDIAN([.$E58];[.$J58];[.$O58];[.$T58];[.$Y58])" office:value-type="float"/>
          <table:table-cell table:formula="of:=MEDIAN([.$F58];[.$K58];[.$P58];[.$U58];[.$Z58])" office:value-type="float"/>
          <table:table-cell table:formula="of:=MAX([.$B58];[.$G58];[.$L58];[.$Q58];[.$V58])" office:value-type="float"/>
          <table:table-cell table:formula="of:=MAX([.$C58];[.$H58];[.$M58];[.$R58];[.$W58])" office:value-type="float"/>
          <table:table-cell table:formula="of:=MAX([.$D58];[.$I58];[.$N58];[.$S58];[.$X58])" office:value-type="float"/>
          <table:table-cell table:formula="of:=MAX([.$E58];[.$J58];[.$O58];[.$T58];[.$Y58])" office:value-type="float"/>
          <table:table-cell table:formula="of:=MAX([.$F58];[.$K58];[.$P58];[.$U58];[.$Z58])" office:value-type="float"/>
        </table:table-row>
        <table:table-row table:style-name="ro1">
          <table:table-cell office:value-type="string">
            <text:p>instances/asp/tai30_20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84.0"/>
          <table:table-cell office:value-type="float" office:value="1.0"/>
          <table:table-cell table:style-name="cellBest" office:value-type="float" office:value="7.55435"/>
          <table:table-cell office:value-type="float" office:value="0.0"/>
          <table:table-cell office:value-type="float" office:value="0.0"/>
          <table:table-cell office:value-type="float" office:value="87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14.0"/>
          <table:table-cell office:value-type="float" office:value="1.0"/>
          <table:table-cell office:value-type="float" office:value="8.76037"/>
          <table:table-cell office:value-type="float" office:value="0.0"/>
          <table:table-cell office:value-type="float" office:value="0.0"/>
          <table:table-cell table:style-name="cellWorst" office:value-type="float" office:value="17400.0"/>
          <table:table-cell office:value-type="float" office:value="1.0"/>
          <table:table-cell table:formula="of:=MIN([.$B59];[.$G59];[.$L59];[.$Q59];[.$V59])" office:value-type="float"/>
          <table:table-cell table:formula="of:=MIN([.$C59];[.$H59];[.$M59];[.$R59];[.$W59])" office:value-type="float"/>
          <table:table-cell table:formula="of:=MIN([.$D59];[.$I59];[.$N59];[.$S59];[.$X59])" office:value-type="float"/>
          <table:table-cell table:formula="of:=MIN([.$E59];[.$J59];[.$O59];[.$T59];[.$Y59])" office:value-type="float"/>
          <table:table-cell table:formula="of:=MIN([.$F59];[.$K59];[.$P59];[.$U59];[.$Z59])" office:value-type="float"/>
          <table:table-cell table:formula="of:=MEDIAN([.$B59];[.$G59];[.$L59];[.$Q59];[.$V59])" office:value-type="float"/>
          <table:table-cell table:formula="of:=MEDIAN([.$C59];[.$H59];[.$M59];[.$R59];[.$W59])" office:value-type="float"/>
          <table:table-cell table:formula="of:=MEDIAN([.$D59];[.$I59];[.$N59];[.$S59];[.$X59])" office:value-type="float"/>
          <table:table-cell table:formula="of:=MEDIAN([.$E59];[.$J59];[.$O59];[.$T59];[.$Y59])" office:value-type="float"/>
          <table:table-cell table:formula="of:=MEDIAN([.$F59];[.$K59];[.$P59];[.$U59];[.$Z59])" office:value-type="float"/>
          <table:table-cell table:formula="of:=MAX([.$B59];[.$G59];[.$L59];[.$Q59];[.$V59])" office:value-type="float"/>
          <table:table-cell table:formula="of:=MAX([.$C59];[.$H59];[.$M59];[.$R59];[.$W59])" office:value-type="float"/>
          <table:table-cell table:formula="of:=MAX([.$D59];[.$I59];[.$N59];[.$S59];[.$X59])" office:value-type="float"/>
          <table:table-cell table:formula="of:=MAX([.$E59];[.$J59];[.$O59];[.$T59];[.$Y59])" office:value-type="float"/>
          <table:table-cell table:formula="of:=MAX([.$F59];[.$K59];[.$P59];[.$U59];[.$Z59])" office:value-type="float"/>
        </table:table-row>
        <table:table-row table:style-name="ro1">
          <table:table-cell office:value-type="string">
            <text:p>instances/asp/tai30_20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94.0"/>
          <table:table-cell office:value-type="float" office:value="1.0"/>
          <table:table-cell table:style-name="cellBest" office:value-type="float" office:value="7.65622"/>
          <table:table-cell office:value-type="float" office:value="0.0"/>
          <table:table-cell office:value-type="float" office:value="0.0"/>
          <table:table-cell office:value-type="float" office:value="87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12.0"/>
          <table:table-cell office:value-type="float" office:value="1.0"/>
          <table:table-cell office:value-type="float" office:value="8.57709"/>
          <table:table-cell office:value-type="float" office:value="0.0"/>
          <table:table-cell office:value-type="float" office:value="0.0"/>
          <table:table-cell table:style-name="cellWorst" office:value-type="float" office:value="17400.0"/>
          <table:table-cell office:value-type="float" office:value="1.0"/>
          <table:table-cell table:formula="of:=MIN([.$B60];[.$G60];[.$L60];[.$Q60];[.$V60])" office:value-type="float"/>
          <table:table-cell table:formula="of:=MIN([.$C60];[.$H60];[.$M60];[.$R60];[.$W60])" office:value-type="float"/>
          <table:table-cell table:formula="of:=MIN([.$D60];[.$I60];[.$N60];[.$S60];[.$X60])" office:value-type="float"/>
          <table:table-cell table:formula="of:=MIN([.$E60];[.$J60];[.$O60];[.$T60];[.$Y60])" office:value-type="float"/>
          <table:table-cell table:formula="of:=MIN([.$F60];[.$K60];[.$P60];[.$U60];[.$Z60])" office:value-type="float"/>
          <table:table-cell table:formula="of:=MEDIAN([.$B60];[.$G60];[.$L60];[.$Q60];[.$V60])" office:value-type="float"/>
          <table:table-cell table:formula="of:=MEDIAN([.$C60];[.$H60];[.$M60];[.$R60];[.$W60])" office:value-type="float"/>
          <table:table-cell table:formula="of:=MEDIAN([.$D60];[.$I60];[.$N60];[.$S60];[.$X60])" office:value-type="float"/>
          <table:table-cell table:formula="of:=MEDIAN([.$E60];[.$J60];[.$O60];[.$T60];[.$Y60])" office:value-type="float"/>
          <table:table-cell table:formula="of:=MEDIAN([.$F60];[.$K60];[.$P60];[.$U60];[.$Z60])" office:value-type="float"/>
          <table:table-cell table:formula="of:=MAX([.$B60];[.$G60];[.$L60];[.$Q60];[.$V60])" office:value-type="float"/>
          <table:table-cell table:formula="of:=MAX([.$C60];[.$H60];[.$M60];[.$R60];[.$W60])" office:value-type="float"/>
          <table:table-cell table:formula="of:=MAX([.$D60];[.$I60];[.$N60];[.$S60];[.$X60])" office:value-type="float"/>
          <table:table-cell table:formula="of:=MAX([.$E60];[.$J60];[.$O60];[.$T60];[.$Y60])" office:value-type="float"/>
          <table:table-cell table:formula="of:=MAX([.$F60];[.$K60];[.$P60];[.$U60];[.$Z60])" office:value-type="float"/>
        </table:table-row>
        <table:table-row table:style-name="ro1">
          <table:table-cell office:value-type="string">
            <text:p>instances/asp/tai30_20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98.0"/>
          <table:table-cell office:value-type="float" office:value="1.0"/>
          <table:table-cell table:style-name="cellBest" office:value-type="float" office:value="7.46931"/>
          <table:table-cell office:value-type="float" office:value="0.0"/>
          <table:table-cell office:value-type="float" office:value="0.0"/>
          <table:table-cell office:value-type="float" office:value="87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15.0"/>
          <table:table-cell office:value-type="float" office:value="1.0"/>
          <table:table-cell office:value-type="float" office:value="8.37225"/>
          <table:table-cell office:value-type="float" office:value="0.0"/>
          <table:table-cell office:value-type="float" office:value="0.0"/>
          <table:table-cell table:style-name="cellWorst" office:value-type="float" office:value="17400.0"/>
          <table:table-cell office:value-type="float" office:value="1.0"/>
          <table:table-cell table:formula="of:=MIN([.$B61];[.$G61];[.$L61];[.$Q61];[.$V61])" office:value-type="float"/>
          <table:table-cell table:formula="of:=MIN([.$C61];[.$H61];[.$M61];[.$R61];[.$W61])" office:value-type="float"/>
          <table:table-cell table:formula="of:=MIN([.$D61];[.$I61];[.$N61];[.$S61];[.$X61])" office:value-type="float"/>
          <table:table-cell table:formula="of:=MIN([.$E61];[.$J61];[.$O61];[.$T61];[.$Y61])" office:value-type="float"/>
          <table:table-cell table:formula="of:=MIN([.$F61];[.$K61];[.$P61];[.$U61];[.$Z61])" office:value-type="float"/>
          <table:table-cell table:formula="of:=MEDIAN([.$B61];[.$G61];[.$L61];[.$Q61];[.$V61])" office:value-type="float"/>
          <table:table-cell table:formula="of:=MEDIAN([.$C61];[.$H61];[.$M61];[.$R61];[.$W61])" office:value-type="float"/>
          <table:table-cell table:formula="of:=MEDIAN([.$D61];[.$I61];[.$N61];[.$S61];[.$X61])" office:value-type="float"/>
          <table:table-cell table:formula="of:=MEDIAN([.$E61];[.$J61];[.$O61];[.$T61];[.$Y61])" office:value-type="float"/>
          <table:table-cell table:formula="of:=MEDIAN([.$F61];[.$K61];[.$P61];[.$U61];[.$Z61])" office:value-type="float"/>
          <table:table-cell table:formula="of:=MAX([.$B61];[.$G61];[.$L61];[.$Q61];[.$V61])" office:value-type="float"/>
          <table:table-cell table:formula="of:=MAX([.$C61];[.$H61];[.$M61];[.$R61];[.$W61])" office:value-type="float"/>
          <table:table-cell table:formula="of:=MAX([.$D61];[.$I61];[.$N61];[.$S61];[.$X61])" office:value-type="float"/>
          <table:table-cell table:formula="of:=MAX([.$E61];[.$J61];[.$O61];[.$T61];[.$Y61])" office:value-type="float"/>
          <table:table-cell table:formula="of:=MAX([.$F61];[.$K61];[.$P61];[.$U61];[.$Z61])" office:value-type="float"/>
        </table:table-row>
        <table:table-row table:style-name="ro1">
          <table:table-cell office:value-type="string">
            <text:p>instances/asp/tai30_20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98.0"/>
          <table:table-cell office:value-type="float" office:value="1.0"/>
          <table:table-cell table:style-name="cellBest" office:value-type="float" office:value="7.66599"/>
          <table:table-cell office:value-type="float" office:value="0.0"/>
          <table:table-cell office:value-type="float" office:value="0.0"/>
          <table:table-cell office:value-type="float" office:value="87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413.0"/>
          <table:table-cell office:value-type="float" office:value="1.0"/>
          <table:table-cell office:value-type="float" office:value="8.50097"/>
          <table:table-cell office:value-type="float" office:value="0.0"/>
          <table:table-cell office:value-type="float" office:value="0.0"/>
          <table:table-cell table:style-name="cellWorst" office:value-type="float" office:value="17400.0"/>
          <table:table-cell office:value-type="float" office:value="1.0"/>
          <table:table-cell table:formula="of:=MIN([.$B62];[.$G62];[.$L62];[.$Q62];[.$V62])" office:value-type="float"/>
          <table:table-cell table:formula="of:=MIN([.$C62];[.$H62];[.$M62];[.$R62];[.$W62])" office:value-type="float"/>
          <table:table-cell table:formula="of:=MIN([.$D62];[.$I62];[.$N62];[.$S62];[.$X62])" office:value-type="float"/>
          <table:table-cell table:formula="of:=MIN([.$E62];[.$J62];[.$O62];[.$T62];[.$Y62])" office:value-type="float"/>
          <table:table-cell table:formula="of:=MIN([.$F62];[.$K62];[.$P62];[.$U62];[.$Z62])" office:value-type="float"/>
          <table:table-cell table:formula="of:=MEDIAN([.$B62];[.$G62];[.$L62];[.$Q62];[.$V62])" office:value-type="float"/>
          <table:table-cell table:formula="of:=MEDIAN([.$C62];[.$H62];[.$M62];[.$R62];[.$W62])" office:value-type="float"/>
          <table:table-cell table:formula="of:=MEDIAN([.$D62];[.$I62];[.$N62];[.$S62];[.$X62])" office:value-type="float"/>
          <table:table-cell table:formula="of:=MEDIAN([.$E62];[.$J62];[.$O62];[.$T62];[.$Y62])" office:value-type="float"/>
          <table:table-cell table:formula="of:=MEDIAN([.$F62];[.$K62];[.$P62];[.$U62];[.$Z62])" office:value-type="float"/>
          <table:table-cell table:formula="of:=MAX([.$B62];[.$G62];[.$L62];[.$Q62];[.$V62])" office:value-type="float"/>
          <table:table-cell table:formula="of:=MAX([.$C62];[.$H62];[.$M62];[.$R62];[.$W62])" office:value-type="float"/>
          <table:table-cell table:formula="of:=MAX([.$D62];[.$I62];[.$N62];[.$S62];[.$X62])" office:value-type="float"/>
          <table:table-cell table:formula="of:=MAX([.$E62];[.$J62];[.$O62];[.$T62];[.$Y62])" office:value-type="float"/>
          <table:table-cell table:formula="of:=MAX([.$F62];[.$K62];[.$P62];[.$U62];[.$Z62])" office:value-type="float"/>
        </table:table-row>
        <table:table-row table:style-name="ro1">
          <table:table-cell office:value-type="string">
            <text:p>instances/asp/tai50_15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17.0946"/>
          <table:table-cell office:value-type="float" office:value="0.0"/>
          <table:table-cell office:value-type="float" office:value="0.0"/>
          <table:table-cell office:value-type="float" office:value="183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20.1322"/>
          <table:table-cell office:value-type="float" office:value="0.0"/>
          <table:table-cell office:value-type="float" office:value="0.0"/>
          <table:table-cell table:style-name="cellWorst" office:value-type="float" office:value="36750.0"/>
          <table:table-cell office:value-type="float" office:value="1.0"/>
          <table:table-cell table:formula="of:=MIN([.$B63];[.$G63];[.$L63];[.$Q63];[.$V63])" office:value-type="float"/>
          <table:table-cell table:formula="of:=MIN([.$C63];[.$H63];[.$M63];[.$R63];[.$W63])" office:value-type="float"/>
          <table:table-cell table:formula="of:=MIN([.$D63];[.$I63];[.$N63];[.$S63];[.$X63])" office:value-type="float"/>
          <table:table-cell table:formula="of:=MIN([.$E63];[.$J63];[.$O63];[.$T63];[.$Y63])" office:value-type="float"/>
          <table:table-cell table:formula="of:=MIN([.$F63];[.$K63];[.$P63];[.$U63];[.$Z63])" office:value-type="float"/>
          <table:table-cell table:formula="of:=MEDIAN([.$B63];[.$G63];[.$L63];[.$Q63];[.$V63])" office:value-type="float"/>
          <table:table-cell table:formula="of:=MEDIAN([.$C63];[.$H63];[.$M63];[.$R63];[.$W63])" office:value-type="float"/>
          <table:table-cell table:formula="of:=MEDIAN([.$D63];[.$I63];[.$N63];[.$S63];[.$X63])" office:value-type="float"/>
          <table:table-cell table:formula="of:=MEDIAN([.$E63];[.$J63];[.$O63];[.$T63];[.$Y63])" office:value-type="float"/>
          <table:table-cell table:formula="of:=MEDIAN([.$F63];[.$K63];[.$P63];[.$U63];[.$Z63])" office:value-type="float"/>
          <table:table-cell table:formula="of:=MAX([.$B63];[.$G63];[.$L63];[.$Q63];[.$V63])" office:value-type="float"/>
          <table:table-cell table:formula="of:=MAX([.$C63];[.$H63];[.$M63];[.$R63];[.$W63])" office:value-type="float"/>
          <table:table-cell table:formula="of:=MAX([.$D63];[.$I63];[.$N63];[.$S63];[.$X63])" office:value-type="float"/>
          <table:table-cell table:formula="of:=MAX([.$E63];[.$J63];[.$O63];[.$T63];[.$Y63])" office:value-type="float"/>
          <table:table-cell table:formula="of:=MAX([.$F63];[.$K63];[.$P63];[.$U63];[.$Z63])" office:value-type="float"/>
        </table:table-row>
        <table:table-row table:style-name="ro1">
          <table:table-cell office:value-type="string">
            <text:p>instances/asp/tai50_15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331.0"/>
          <table:table-cell office:value-type="float" office:value="1.0"/>
          <table:table-cell table:style-name="cellBest" office:value-type="float" office:value="17.9794"/>
          <table:table-cell office:value-type="float" office:value="0.0"/>
          <table:table-cell office:value-type="float" office:value="0.0"/>
          <table:table-cell office:value-type="float" office:value="183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38.0"/>
          <table:table-cell office:value-type="float" office:value="1.0"/>
          <table:table-cell office:value-type="float" office:value="20.7587"/>
          <table:table-cell office:value-type="float" office:value="0.0"/>
          <table:table-cell office:value-type="float" office:value="0.0"/>
          <table:table-cell table:style-name="cellWorst" office:value-type="float" office:value="36750.0"/>
          <table:table-cell office:value-type="float" office:value="1.0"/>
          <table:table-cell table:formula="of:=MIN([.$B64];[.$G64];[.$L64];[.$Q64];[.$V64])" office:value-type="float"/>
          <table:table-cell table:formula="of:=MIN([.$C64];[.$H64];[.$M64];[.$R64];[.$W64])" office:value-type="float"/>
          <table:table-cell table:formula="of:=MIN([.$D64];[.$I64];[.$N64];[.$S64];[.$X64])" office:value-type="float"/>
          <table:table-cell table:formula="of:=MIN([.$E64];[.$J64];[.$O64];[.$T64];[.$Y64])" office:value-type="float"/>
          <table:table-cell table:formula="of:=MIN([.$F64];[.$K64];[.$P64];[.$U64];[.$Z64])" office:value-type="float"/>
          <table:table-cell table:formula="of:=MEDIAN([.$B64];[.$G64];[.$L64];[.$Q64];[.$V64])" office:value-type="float"/>
          <table:table-cell table:formula="of:=MEDIAN([.$C64];[.$H64];[.$M64];[.$R64];[.$W64])" office:value-type="float"/>
          <table:table-cell table:formula="of:=MEDIAN([.$D64];[.$I64];[.$N64];[.$S64];[.$X64])" office:value-type="float"/>
          <table:table-cell table:formula="of:=MEDIAN([.$E64];[.$J64];[.$O64];[.$T64];[.$Y64])" office:value-type="float"/>
          <table:table-cell table:formula="of:=MEDIAN([.$F64];[.$K64];[.$P64];[.$U64];[.$Z64])" office:value-type="float"/>
          <table:table-cell table:formula="of:=MAX([.$B64];[.$G64];[.$L64];[.$Q64];[.$V64])" office:value-type="float"/>
          <table:table-cell table:formula="of:=MAX([.$C64];[.$H64];[.$M64];[.$R64];[.$W64])" office:value-type="float"/>
          <table:table-cell table:formula="of:=MAX([.$D64];[.$I64];[.$N64];[.$S64];[.$X64])" office:value-type="float"/>
          <table:table-cell table:formula="of:=MAX([.$E64];[.$J64];[.$O64];[.$T64];[.$Y64])" office:value-type="float"/>
          <table:table-cell table:formula="of:=MAX([.$F64];[.$K64];[.$P64];[.$U64];[.$Z64])" office:value-type="float"/>
        </table:table-row>
        <table:table-row table:style-name="ro1">
          <table:table-cell office:value-type="string">
            <text:p>instances/asp/tai50_15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331.0"/>
          <table:table-cell office:value-type="float" office:value="1.0"/>
          <table:table-cell table:style-name="cellBest" office:value-type="float" office:value="17.114"/>
          <table:table-cell office:value-type="float" office:value="0.0"/>
          <table:table-cell office:value-type="float" office:value="0.0"/>
          <table:table-cell office:value-type="float" office:value="183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45.0"/>
          <table:table-cell office:value-type="float" office:value="1.0"/>
          <table:table-cell office:value-type="float" office:value="20.6607"/>
          <table:table-cell office:value-type="float" office:value="0.0"/>
          <table:table-cell office:value-type="float" office:value="0.0"/>
          <table:table-cell table:style-name="cellWorst" office:value-type="float" office:value="36750.0"/>
          <table:table-cell office:value-type="float" office:value="1.0"/>
          <table:table-cell table:formula="of:=MIN([.$B65];[.$G65];[.$L65];[.$Q65];[.$V65])" office:value-type="float"/>
          <table:table-cell table:formula="of:=MIN([.$C65];[.$H65];[.$M65];[.$R65];[.$W65])" office:value-type="float"/>
          <table:table-cell table:formula="of:=MIN([.$D65];[.$I65];[.$N65];[.$S65];[.$X65])" office:value-type="float"/>
          <table:table-cell table:formula="of:=MIN([.$E65];[.$J65];[.$O65];[.$T65];[.$Y65])" office:value-type="float"/>
          <table:table-cell table:formula="of:=MIN([.$F65];[.$K65];[.$P65];[.$U65];[.$Z65])" office:value-type="float"/>
          <table:table-cell table:formula="of:=MEDIAN([.$B65];[.$G65];[.$L65];[.$Q65];[.$V65])" office:value-type="float"/>
          <table:table-cell table:formula="of:=MEDIAN([.$C65];[.$H65];[.$M65];[.$R65];[.$W65])" office:value-type="float"/>
          <table:table-cell table:formula="of:=MEDIAN([.$D65];[.$I65];[.$N65];[.$S65];[.$X65])" office:value-type="float"/>
          <table:table-cell table:formula="of:=MEDIAN([.$E65];[.$J65];[.$O65];[.$T65];[.$Y65])" office:value-type="float"/>
          <table:table-cell table:formula="of:=MEDIAN([.$F65];[.$K65];[.$P65];[.$U65];[.$Z65])" office:value-type="float"/>
          <table:table-cell table:formula="of:=MAX([.$B65];[.$G65];[.$L65];[.$Q65];[.$V65])" office:value-type="float"/>
          <table:table-cell table:formula="of:=MAX([.$C65];[.$H65];[.$M65];[.$R65];[.$W65])" office:value-type="float"/>
          <table:table-cell table:formula="of:=MAX([.$D65];[.$I65];[.$N65];[.$S65];[.$X65])" office:value-type="float"/>
          <table:table-cell table:formula="of:=MAX([.$E65];[.$J65];[.$O65];[.$T65];[.$Y65])" office:value-type="float"/>
          <table:table-cell table:formula="of:=MAX([.$F65];[.$K65];[.$P65];[.$U65];[.$Z65])" office:value-type="float"/>
        </table:table-row>
        <table:table-row table:style-name="ro1">
          <table:table-cell office:value-type="string">
            <text:p>instances/asp/tai50_15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333.0"/>
          <table:table-cell office:value-type="float" office:value="1.0"/>
          <table:table-cell table:style-name="cellBest" office:value-type="float" office:value="17.398"/>
          <table:table-cell office:value-type="float" office:value="0.0"/>
          <table:table-cell office:value-type="float" office:value="0.0"/>
          <table:table-cell office:value-type="float" office:value="183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19.699"/>
          <table:table-cell office:value-type="float" office:value="0.0"/>
          <table:table-cell office:value-type="float" office:value="0.0"/>
          <table:table-cell table:style-name="cellWorst" office:value-type="float" office:value="36750.0"/>
          <table:table-cell office:value-type="float" office:value="1.0"/>
          <table:table-cell table:formula="of:=MIN([.$B66];[.$G66];[.$L66];[.$Q66];[.$V66])" office:value-type="float"/>
          <table:table-cell table:formula="of:=MIN([.$C66];[.$H66];[.$M66];[.$R66];[.$W66])" office:value-type="float"/>
          <table:table-cell table:formula="of:=MIN([.$D66];[.$I66];[.$N66];[.$S66];[.$X66])" office:value-type="float"/>
          <table:table-cell table:formula="of:=MIN([.$E66];[.$J66];[.$O66];[.$T66];[.$Y66])" office:value-type="float"/>
          <table:table-cell table:formula="of:=MIN([.$F66];[.$K66];[.$P66];[.$U66];[.$Z66])" office:value-type="float"/>
          <table:table-cell table:formula="of:=MEDIAN([.$B66];[.$G66];[.$L66];[.$Q66];[.$V66])" office:value-type="float"/>
          <table:table-cell table:formula="of:=MEDIAN([.$C66];[.$H66];[.$M66];[.$R66];[.$W66])" office:value-type="float"/>
          <table:table-cell table:formula="of:=MEDIAN([.$D66];[.$I66];[.$N66];[.$S66];[.$X66])" office:value-type="float"/>
          <table:table-cell table:formula="of:=MEDIAN([.$E66];[.$J66];[.$O66];[.$T66];[.$Y66])" office:value-type="float"/>
          <table:table-cell table:formula="of:=MEDIAN([.$F66];[.$K66];[.$P66];[.$U66];[.$Z66])" office:value-type="float"/>
          <table:table-cell table:formula="of:=MAX([.$B66];[.$G66];[.$L66];[.$Q66];[.$V66])" office:value-type="float"/>
          <table:table-cell table:formula="of:=MAX([.$C66];[.$H66];[.$M66];[.$R66];[.$W66])" office:value-type="float"/>
          <table:table-cell table:formula="of:=MAX([.$D66];[.$I66];[.$N66];[.$S66];[.$X66])" office:value-type="float"/>
          <table:table-cell table:formula="of:=MAX([.$E66];[.$J66];[.$O66];[.$T66];[.$Y66])" office:value-type="float"/>
          <table:table-cell table:formula="of:=MAX([.$F66];[.$K66];[.$P66];[.$U66];[.$Z66])" office:value-type="float"/>
        </table:table-row>
        <table:table-row table:style-name="ro1">
          <table:table-cell office:value-type="string">
            <text:p>instances/asp/tai50_15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330.0"/>
          <table:table-cell office:value-type="float" office:value="1.0"/>
          <table:table-cell table:style-name="cellBest" office:value-type="float" office:value="17.0406"/>
          <table:table-cell office:value-type="float" office:value="0.0"/>
          <table:table-cell office:value-type="float" office:value="0.0"/>
          <table:table-cell office:value-type="float" office:value="183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42.0"/>
          <table:table-cell office:value-type="float" office:value="1.0"/>
          <table:table-cell office:value-type="float" office:value="19.2893"/>
          <table:table-cell office:value-type="float" office:value="0.0"/>
          <table:table-cell office:value-type="float" office:value="0.0"/>
          <table:table-cell table:style-name="cellWorst" office:value-type="float" office:value="36750.0"/>
          <table:table-cell office:value-type="float" office:value="1.0"/>
          <table:table-cell table:formula="of:=MIN([.$B67];[.$G67];[.$L67];[.$Q67];[.$V67])" office:value-type="float"/>
          <table:table-cell table:formula="of:=MIN([.$C67];[.$H67];[.$M67];[.$R67];[.$W67])" office:value-type="float"/>
          <table:table-cell table:formula="of:=MIN([.$D67];[.$I67];[.$N67];[.$S67];[.$X67])" office:value-type="float"/>
          <table:table-cell table:formula="of:=MIN([.$E67];[.$J67];[.$O67];[.$T67];[.$Y67])" office:value-type="float"/>
          <table:table-cell table:formula="of:=MIN([.$F67];[.$K67];[.$P67];[.$U67];[.$Z67])" office:value-type="float"/>
          <table:table-cell table:formula="of:=MEDIAN([.$B67];[.$G67];[.$L67];[.$Q67];[.$V67])" office:value-type="float"/>
          <table:table-cell table:formula="of:=MEDIAN([.$C67];[.$H67];[.$M67];[.$R67];[.$W67])" office:value-type="float"/>
          <table:table-cell table:formula="of:=MEDIAN([.$D67];[.$I67];[.$N67];[.$S67];[.$X67])" office:value-type="float"/>
          <table:table-cell table:formula="of:=MEDIAN([.$E67];[.$J67];[.$O67];[.$T67];[.$Y67])" office:value-type="float"/>
          <table:table-cell table:formula="of:=MEDIAN([.$F67];[.$K67];[.$P67];[.$U67];[.$Z67])" office:value-type="float"/>
          <table:table-cell table:formula="of:=MAX([.$B67];[.$G67];[.$L67];[.$Q67];[.$V67])" office:value-type="float"/>
          <table:table-cell table:formula="of:=MAX([.$C67];[.$H67];[.$M67];[.$R67];[.$W67])" office:value-type="float"/>
          <table:table-cell table:formula="of:=MAX([.$D67];[.$I67];[.$N67];[.$S67];[.$X67])" office:value-type="float"/>
          <table:table-cell table:formula="of:=MAX([.$E67];[.$J67];[.$O67];[.$T67];[.$Y67])" office:value-type="float"/>
          <table:table-cell table:formula="of:=MAX([.$F67];[.$K67];[.$P67];[.$U67];[.$Z67])" office:value-type="float"/>
        </table:table-row>
        <table:table-row table:style-name="ro1">
          <table:table-cell office:value-type="string">
            <text:p>instances/asp/tai50_15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333.0"/>
          <table:table-cell office:value-type="float" office:value="1.0"/>
          <table:table-cell table:style-name="cellBest" office:value-type="float" office:value="17.4423"/>
          <table:table-cell office:value-type="float" office:value="0.0"/>
          <table:table-cell office:value-type="float" office:value="0.0"/>
          <table:table-cell office:value-type="float" office:value="183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20.4567"/>
          <table:table-cell office:value-type="float" office:value="0.0"/>
          <table:table-cell office:value-type="float" office:value="0.0"/>
          <table:table-cell table:style-name="cellWorst" office:value-type="float" office:value="36750.0"/>
          <table:table-cell office:value-type="float" office:value="1.0"/>
          <table:table-cell table:formula="of:=MIN([.$B68];[.$G68];[.$L68];[.$Q68];[.$V68])" office:value-type="float"/>
          <table:table-cell table:formula="of:=MIN([.$C68];[.$H68];[.$M68];[.$R68];[.$W68])" office:value-type="float"/>
          <table:table-cell table:formula="of:=MIN([.$D68];[.$I68];[.$N68];[.$S68];[.$X68])" office:value-type="float"/>
          <table:table-cell table:formula="of:=MIN([.$E68];[.$J68];[.$O68];[.$T68];[.$Y68])" office:value-type="float"/>
          <table:table-cell table:formula="of:=MIN([.$F68];[.$K68];[.$P68];[.$U68];[.$Z68])" office:value-type="float"/>
          <table:table-cell table:formula="of:=MEDIAN([.$B68];[.$G68];[.$L68];[.$Q68];[.$V68])" office:value-type="float"/>
          <table:table-cell table:formula="of:=MEDIAN([.$C68];[.$H68];[.$M68];[.$R68];[.$W68])" office:value-type="float"/>
          <table:table-cell table:formula="of:=MEDIAN([.$D68];[.$I68];[.$N68];[.$S68];[.$X68])" office:value-type="float"/>
          <table:table-cell table:formula="of:=MEDIAN([.$E68];[.$J68];[.$O68];[.$T68];[.$Y68])" office:value-type="float"/>
          <table:table-cell table:formula="of:=MEDIAN([.$F68];[.$K68];[.$P68];[.$U68];[.$Z68])" office:value-type="float"/>
          <table:table-cell table:formula="of:=MAX([.$B68];[.$G68];[.$L68];[.$Q68];[.$V68])" office:value-type="float"/>
          <table:table-cell table:formula="of:=MAX([.$C68];[.$H68];[.$M68];[.$R68];[.$W68])" office:value-type="float"/>
          <table:table-cell table:formula="of:=MAX([.$D68];[.$I68];[.$N68];[.$S68];[.$X68])" office:value-type="float"/>
          <table:table-cell table:formula="of:=MAX([.$E68];[.$J68];[.$O68];[.$T68];[.$Y68])" office:value-type="float"/>
          <table:table-cell table:formula="of:=MAX([.$F68];[.$K68];[.$P68];[.$U68];[.$Z68])" office:value-type="float"/>
        </table:table-row>
        <table:table-row table:style-name="ro1">
          <table:table-cell office:value-type="string">
            <text:p>instances/asp/tai50_15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17.3414"/>
          <table:table-cell office:value-type="float" office:value="0.0"/>
          <table:table-cell office:value-type="float" office:value="0.0"/>
          <table:table-cell office:value-type="float" office:value="183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19.7672"/>
          <table:table-cell office:value-type="float" office:value="0.0"/>
          <table:table-cell office:value-type="float" office:value="0.0"/>
          <table:table-cell table:style-name="cellWorst" office:value-type="float" office:value="36750.0"/>
          <table:table-cell office:value-type="float" office:value="1.0"/>
          <table:table-cell table:formula="of:=MIN([.$B69];[.$G69];[.$L69];[.$Q69];[.$V69])" office:value-type="float"/>
          <table:table-cell table:formula="of:=MIN([.$C69];[.$H69];[.$M69];[.$R69];[.$W69])" office:value-type="float"/>
          <table:table-cell table:formula="of:=MIN([.$D69];[.$I69];[.$N69];[.$S69];[.$X69])" office:value-type="float"/>
          <table:table-cell table:formula="of:=MIN([.$E69];[.$J69];[.$O69];[.$T69];[.$Y69])" office:value-type="float"/>
          <table:table-cell table:formula="of:=MIN([.$F69];[.$K69];[.$P69];[.$U69];[.$Z69])" office:value-type="float"/>
          <table:table-cell table:formula="of:=MEDIAN([.$B69];[.$G69];[.$L69];[.$Q69];[.$V69])" office:value-type="float"/>
          <table:table-cell table:formula="of:=MEDIAN([.$C69];[.$H69];[.$M69];[.$R69];[.$W69])" office:value-type="float"/>
          <table:table-cell table:formula="of:=MEDIAN([.$D69];[.$I69];[.$N69];[.$S69];[.$X69])" office:value-type="float"/>
          <table:table-cell table:formula="of:=MEDIAN([.$E69];[.$J69];[.$O69];[.$T69];[.$Y69])" office:value-type="float"/>
          <table:table-cell table:formula="of:=MEDIAN([.$F69];[.$K69];[.$P69];[.$U69];[.$Z69])" office:value-type="float"/>
          <table:table-cell table:formula="of:=MAX([.$B69];[.$G69];[.$L69];[.$Q69];[.$V69])" office:value-type="float"/>
          <table:table-cell table:formula="of:=MAX([.$C69];[.$H69];[.$M69];[.$R69];[.$W69])" office:value-type="float"/>
          <table:table-cell table:formula="of:=MAX([.$D69];[.$I69];[.$N69];[.$S69];[.$X69])" office:value-type="float"/>
          <table:table-cell table:formula="of:=MAX([.$E69];[.$J69];[.$O69];[.$T69];[.$Y69])" office:value-type="float"/>
          <table:table-cell table:formula="of:=MAX([.$F69];[.$K69];[.$P69];[.$U69];[.$Z69])" office:value-type="float"/>
        </table:table-row>
        <table:table-row table:style-name="ro1">
          <table:table-cell office:value-type="string">
            <text:p>instances/asp/tai50_15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326.0"/>
          <table:table-cell office:value-type="float" office:value="1.0"/>
          <table:table-cell table:style-name="cellBest" office:value-type="float" office:value="17.4738"/>
          <table:table-cell office:value-type="float" office:value="0.0"/>
          <table:table-cell office:value-type="float" office:value="0.0"/>
          <table:table-cell office:value-type="float" office:value="183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47.0"/>
          <table:table-cell office:value-type="float" office:value="1.0"/>
          <table:table-cell office:value-type="float" office:value="19.7365"/>
          <table:table-cell office:value-type="float" office:value="0.0"/>
          <table:table-cell office:value-type="float" office:value="0.0"/>
          <table:table-cell table:style-name="cellWorst" office:value-type="float" office:value="36750.0"/>
          <table:table-cell office:value-type="float" office:value="1.0"/>
          <table:table-cell table:formula="of:=MIN([.$B70];[.$G70];[.$L70];[.$Q70];[.$V70])" office:value-type="float"/>
          <table:table-cell table:formula="of:=MIN([.$C70];[.$H70];[.$M70];[.$R70];[.$W70])" office:value-type="float"/>
          <table:table-cell table:formula="of:=MIN([.$D70];[.$I70];[.$N70];[.$S70];[.$X70])" office:value-type="float"/>
          <table:table-cell table:formula="of:=MIN([.$E70];[.$J70];[.$O70];[.$T70];[.$Y70])" office:value-type="float"/>
          <table:table-cell table:formula="of:=MIN([.$F70];[.$K70];[.$P70];[.$U70];[.$Z70])" office:value-type="float"/>
          <table:table-cell table:formula="of:=MEDIAN([.$B70];[.$G70];[.$L70];[.$Q70];[.$V70])" office:value-type="float"/>
          <table:table-cell table:formula="of:=MEDIAN([.$C70];[.$H70];[.$M70];[.$R70];[.$W70])" office:value-type="float"/>
          <table:table-cell table:formula="of:=MEDIAN([.$D70];[.$I70];[.$N70];[.$S70];[.$X70])" office:value-type="float"/>
          <table:table-cell table:formula="of:=MEDIAN([.$E70];[.$J70];[.$O70];[.$T70];[.$Y70])" office:value-type="float"/>
          <table:table-cell table:formula="of:=MEDIAN([.$F70];[.$K70];[.$P70];[.$U70];[.$Z70])" office:value-type="float"/>
          <table:table-cell table:formula="of:=MAX([.$B70];[.$G70];[.$L70];[.$Q70];[.$V70])" office:value-type="float"/>
          <table:table-cell table:formula="of:=MAX([.$C70];[.$H70];[.$M70];[.$R70];[.$W70])" office:value-type="float"/>
          <table:table-cell table:formula="of:=MAX([.$D70];[.$I70];[.$N70];[.$S70];[.$X70])" office:value-type="float"/>
          <table:table-cell table:formula="of:=MAX([.$E70];[.$J70];[.$O70];[.$T70];[.$Y70])" office:value-type="float"/>
          <table:table-cell table:formula="of:=MAX([.$F70];[.$K70];[.$P70];[.$U70];[.$Z70])" office:value-type="float"/>
        </table:table-row>
        <table:table-row table:style-name="ro1">
          <table:table-cell office:value-type="string">
            <text:p>instances/asp/tai50_15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323.0"/>
          <table:table-cell office:value-type="float" office:value="1.0"/>
          <table:table-cell table:style-name="cellBest" office:value-type="float" office:value="17.1009"/>
          <table:table-cell office:value-type="float" office:value="0.0"/>
          <table:table-cell office:value-type="float" office:value="0.0"/>
          <table:table-cell office:value-type="float" office:value="183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47.0"/>
          <table:table-cell office:value-type="float" office:value="1.0"/>
          <table:table-cell office:value-type="float" office:value="21.1226"/>
          <table:table-cell office:value-type="float" office:value="0.0"/>
          <table:table-cell office:value-type="float" office:value="0.0"/>
          <table:table-cell table:style-name="cellWorst" office:value-type="float" office:value="36750.0"/>
          <table:table-cell office:value-type="float" office:value="1.0"/>
          <table:table-cell table:formula="of:=MIN([.$B71];[.$G71];[.$L71];[.$Q71];[.$V71])" office:value-type="float"/>
          <table:table-cell table:formula="of:=MIN([.$C71];[.$H71];[.$M71];[.$R71];[.$W71])" office:value-type="float"/>
          <table:table-cell table:formula="of:=MIN([.$D71];[.$I71];[.$N71];[.$S71];[.$X71])" office:value-type="float"/>
          <table:table-cell table:formula="of:=MIN([.$E71];[.$J71];[.$O71];[.$T71];[.$Y71])" office:value-type="float"/>
          <table:table-cell table:formula="of:=MIN([.$F71];[.$K71];[.$P71];[.$U71];[.$Z71])" office:value-type="float"/>
          <table:table-cell table:formula="of:=MEDIAN([.$B71];[.$G71];[.$L71];[.$Q71];[.$V71])" office:value-type="float"/>
          <table:table-cell table:formula="of:=MEDIAN([.$C71];[.$H71];[.$M71];[.$R71];[.$W71])" office:value-type="float"/>
          <table:table-cell table:formula="of:=MEDIAN([.$D71];[.$I71];[.$N71];[.$S71];[.$X71])" office:value-type="float"/>
          <table:table-cell table:formula="of:=MEDIAN([.$E71];[.$J71];[.$O71];[.$T71];[.$Y71])" office:value-type="float"/>
          <table:table-cell table:formula="of:=MEDIAN([.$F71];[.$K71];[.$P71];[.$U71];[.$Z71])" office:value-type="float"/>
          <table:table-cell table:formula="of:=MAX([.$B71];[.$G71];[.$L71];[.$Q71];[.$V71])" office:value-type="float"/>
          <table:table-cell table:formula="of:=MAX([.$C71];[.$H71];[.$M71];[.$R71];[.$W71])" office:value-type="float"/>
          <table:table-cell table:formula="of:=MAX([.$D71];[.$I71];[.$N71];[.$S71];[.$X71])" office:value-type="float"/>
          <table:table-cell table:formula="of:=MAX([.$E71];[.$J71];[.$O71];[.$T71];[.$Y71])" office:value-type="float"/>
          <table:table-cell table:formula="of:=MAX([.$F71];[.$K71];[.$P71];[.$U71];[.$Z71])" office:value-type="float"/>
        </table:table-row>
        <table:table-row table:style-name="ro1">
          <table:table-cell office:value-type="string">
            <text:p>instances/asp/tai50_15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331.0"/>
          <table:table-cell office:value-type="float" office:value="1.0"/>
          <table:table-cell table:style-name="cellBest" office:value-type="float" office:value="17.0809"/>
          <table:table-cell office:value-type="float" office:value="0.0"/>
          <table:table-cell office:value-type="float" office:value="0.0"/>
          <table:table-cell office:value-type="float" office:value="18375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45.0"/>
          <table:table-cell office:value-type="float" office:value="1.0"/>
          <table:table-cell office:value-type="float" office:value="18.7944"/>
          <table:table-cell office:value-type="float" office:value="0.0"/>
          <table:table-cell office:value-type="float" office:value="0.0"/>
          <table:table-cell table:style-name="cellWorst" office:value-type="float" office:value="36750.0"/>
          <table:table-cell office:value-type="float" office:value="1.0"/>
          <table:table-cell table:formula="of:=MIN([.$B72];[.$G72];[.$L72];[.$Q72];[.$V72])" office:value-type="float"/>
          <table:table-cell table:formula="of:=MIN([.$C72];[.$H72];[.$M72];[.$R72];[.$W72])" office:value-type="float"/>
          <table:table-cell table:formula="of:=MIN([.$D72];[.$I72];[.$N72];[.$S72];[.$X72])" office:value-type="float"/>
          <table:table-cell table:formula="of:=MIN([.$E72];[.$J72];[.$O72];[.$T72];[.$Y72])" office:value-type="float"/>
          <table:table-cell table:formula="of:=MIN([.$F72];[.$K72];[.$P72];[.$U72];[.$Z72])" office:value-type="float"/>
          <table:table-cell table:formula="of:=MEDIAN([.$B72];[.$G72];[.$L72];[.$Q72];[.$V72])" office:value-type="float"/>
          <table:table-cell table:formula="of:=MEDIAN([.$C72];[.$H72];[.$M72];[.$R72];[.$W72])" office:value-type="float"/>
          <table:table-cell table:formula="of:=MEDIAN([.$D72];[.$I72];[.$N72];[.$S72];[.$X72])" office:value-type="float"/>
          <table:table-cell table:formula="of:=MEDIAN([.$E72];[.$J72];[.$O72];[.$T72];[.$Y72])" office:value-type="float"/>
          <table:table-cell table:formula="of:=MEDIAN([.$F72];[.$K72];[.$P72];[.$U72];[.$Z72])" office:value-type="float"/>
          <table:table-cell table:formula="of:=MAX([.$B72];[.$G72];[.$L72];[.$Q72];[.$V72])" office:value-type="float"/>
          <table:table-cell table:formula="of:=MAX([.$C72];[.$H72];[.$M72];[.$R72];[.$W72])" office:value-type="float"/>
          <table:table-cell table:formula="of:=MAX([.$D72];[.$I72];[.$N72];[.$S72];[.$X72])" office:value-type="float"/>
          <table:table-cell table:formula="of:=MAX([.$E72];[.$J72];[.$O72];[.$T72];[.$Y72])" office:value-type="float"/>
          <table:table-cell table:formula="of:=MAX([.$F72];[.$K72];[.$P72];[.$U72];[.$Z72])" office:value-type="float"/>
        </table:table-row>
        <table:table-row table:style-name="ro1">
          <table:table-cell office:value-type="string">
            <text:p>instances/asp/tai50_20_1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9.2231"/>
          <table:table-cell office:value-type="float" office:value="0.0"/>
          <table:table-cell office:value-type="float" office:value="0.0"/>
          <table:table-cell office:value-type="float" office:value="245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5.0"/>
          <table:table-cell office:value-type="float" office:value="1.0"/>
          <table:table-cell office:value-type="float" office:value="33.295"/>
          <table:table-cell office:value-type="float" office:value="0.0"/>
          <table:table-cell office:value-type="float" office:value="0.0"/>
          <table:table-cell table:style-name="cellWorst" office:value-type="float" office:value="49000.0"/>
          <table:table-cell office:value-type="float" office:value="1.0"/>
          <table:table-cell table:formula="of:=MIN([.$B73];[.$G73];[.$L73];[.$Q73];[.$V73])" office:value-type="float"/>
          <table:table-cell table:formula="of:=MIN([.$C73];[.$H73];[.$M73];[.$R73];[.$W73])" office:value-type="float"/>
          <table:table-cell table:formula="of:=MIN([.$D73];[.$I73];[.$N73];[.$S73];[.$X73])" office:value-type="float"/>
          <table:table-cell table:formula="of:=MIN([.$E73];[.$J73];[.$O73];[.$T73];[.$Y73])" office:value-type="float"/>
          <table:table-cell table:formula="of:=MIN([.$F73];[.$K73];[.$P73];[.$U73];[.$Z73])" office:value-type="float"/>
          <table:table-cell table:formula="of:=MEDIAN([.$B73];[.$G73];[.$L73];[.$Q73];[.$V73])" office:value-type="float"/>
          <table:table-cell table:formula="of:=MEDIAN([.$C73];[.$H73];[.$M73];[.$R73];[.$W73])" office:value-type="float"/>
          <table:table-cell table:formula="of:=MEDIAN([.$D73];[.$I73];[.$N73];[.$S73];[.$X73])" office:value-type="float"/>
          <table:table-cell table:formula="of:=MEDIAN([.$E73];[.$J73];[.$O73];[.$T73];[.$Y73])" office:value-type="float"/>
          <table:table-cell table:formula="of:=MEDIAN([.$F73];[.$K73];[.$P73];[.$U73];[.$Z73])" office:value-type="float"/>
          <table:table-cell table:formula="of:=MAX([.$B73];[.$G73];[.$L73];[.$Q73];[.$V73])" office:value-type="float"/>
          <table:table-cell table:formula="of:=MAX([.$C73];[.$H73];[.$M73];[.$R73];[.$W73])" office:value-type="float"/>
          <table:table-cell table:formula="of:=MAX([.$D73];[.$I73];[.$N73];[.$S73];[.$X73])" office:value-type="float"/>
          <table:table-cell table:formula="of:=MAX([.$E73];[.$J73];[.$O73];[.$T73];[.$Y73])" office:value-type="float"/>
          <table:table-cell table:formula="of:=MAX([.$F73];[.$K73];[.$P73];[.$U73];[.$Z73])" office:value-type="float"/>
        </table:table-row>
        <table:table-row table:style-name="ro1">
          <table:table-cell office:value-type="string">
            <text:p>instances/asp/tai50_20_10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08.0"/>
          <table:table-cell office:value-type="float" office:value="1.0"/>
          <table:table-cell table:style-name="cellBest" office:value-type="float" office:value="29.3852"/>
          <table:table-cell office:value-type="float" office:value="0.0"/>
          <table:table-cell office:value-type="float" office:value="0.0"/>
          <table:table-cell office:value-type="float" office:value="245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36.537"/>
          <table:table-cell office:value-type="float" office:value="0.0"/>
          <table:table-cell office:value-type="float" office:value="0.0"/>
          <table:table-cell table:style-name="cellWorst" office:value-type="float" office:value="49000.0"/>
          <table:table-cell office:value-type="float" office:value="1.0"/>
          <table:table-cell table:formula="of:=MIN([.$B74];[.$G74];[.$L74];[.$Q74];[.$V74])" office:value-type="float"/>
          <table:table-cell table:formula="of:=MIN([.$C74];[.$H74];[.$M74];[.$R74];[.$W74])" office:value-type="float"/>
          <table:table-cell table:formula="of:=MIN([.$D74];[.$I74];[.$N74];[.$S74];[.$X74])" office:value-type="float"/>
          <table:table-cell table:formula="of:=MIN([.$E74];[.$J74];[.$O74];[.$T74];[.$Y74])" office:value-type="float"/>
          <table:table-cell table:formula="of:=MIN([.$F74];[.$K74];[.$P74];[.$U74];[.$Z74])" office:value-type="float"/>
          <table:table-cell table:formula="of:=MEDIAN([.$B74];[.$G74];[.$L74];[.$Q74];[.$V74])" office:value-type="float"/>
          <table:table-cell table:formula="of:=MEDIAN([.$C74];[.$H74];[.$M74];[.$R74];[.$W74])" office:value-type="float"/>
          <table:table-cell table:formula="of:=MEDIAN([.$D74];[.$I74];[.$N74];[.$S74];[.$X74])" office:value-type="float"/>
          <table:table-cell table:formula="of:=MEDIAN([.$E74];[.$J74];[.$O74];[.$T74];[.$Y74])" office:value-type="float"/>
          <table:table-cell table:formula="of:=MEDIAN([.$F74];[.$K74];[.$P74];[.$U74];[.$Z74])" office:value-type="float"/>
          <table:table-cell table:formula="of:=MAX([.$B74];[.$G74];[.$L74];[.$Q74];[.$V74])" office:value-type="float"/>
          <table:table-cell table:formula="of:=MAX([.$C74];[.$H74];[.$M74];[.$R74];[.$W74])" office:value-type="float"/>
          <table:table-cell table:formula="of:=MAX([.$D74];[.$I74];[.$N74];[.$S74];[.$X74])" office:value-type="float"/>
          <table:table-cell table:formula="of:=MAX([.$E74];[.$J74];[.$O74];[.$T74];[.$Y74])" office:value-type="float"/>
          <table:table-cell table:formula="of:=MAX([.$F74];[.$K74];[.$P74];[.$U74];[.$Z74])" office:value-type="float"/>
        </table:table-row>
        <table:table-row table:style-name="ro1">
          <table:table-cell office:value-type="string">
            <text:p>instances/asp/tai50_20_2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08.0"/>
          <table:table-cell office:value-type="float" office:value="1.0"/>
          <table:table-cell table:style-name="cellBest" office:value-type="float" office:value="29.5016"/>
          <table:table-cell office:value-type="float" office:value="0.0"/>
          <table:table-cell office:value-type="float" office:value="0.0"/>
          <table:table-cell office:value-type="float" office:value="245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33.4865"/>
          <table:table-cell office:value-type="float" office:value="0.0"/>
          <table:table-cell office:value-type="float" office:value="0.0"/>
          <table:table-cell table:style-name="cellWorst" office:value-type="float" office:value="49000.0"/>
          <table:table-cell office:value-type="float" office:value="1.0"/>
          <table:table-cell table:formula="of:=MIN([.$B75];[.$G75];[.$L75];[.$Q75];[.$V75])" office:value-type="float"/>
          <table:table-cell table:formula="of:=MIN([.$C75];[.$H75];[.$M75];[.$R75];[.$W75])" office:value-type="float"/>
          <table:table-cell table:formula="of:=MIN([.$D75];[.$I75];[.$N75];[.$S75];[.$X75])" office:value-type="float"/>
          <table:table-cell table:formula="of:=MIN([.$E75];[.$J75];[.$O75];[.$T75];[.$Y75])" office:value-type="float"/>
          <table:table-cell table:formula="of:=MIN([.$F75];[.$K75];[.$P75];[.$U75];[.$Z75])" office:value-type="float"/>
          <table:table-cell table:formula="of:=MEDIAN([.$B75];[.$G75];[.$L75];[.$Q75];[.$V75])" office:value-type="float"/>
          <table:table-cell table:formula="of:=MEDIAN([.$C75];[.$H75];[.$M75];[.$R75];[.$W75])" office:value-type="float"/>
          <table:table-cell table:formula="of:=MEDIAN([.$D75];[.$I75];[.$N75];[.$S75];[.$X75])" office:value-type="float"/>
          <table:table-cell table:formula="of:=MEDIAN([.$E75];[.$J75];[.$O75];[.$T75];[.$Y75])" office:value-type="float"/>
          <table:table-cell table:formula="of:=MEDIAN([.$F75];[.$K75];[.$P75];[.$U75];[.$Z75])" office:value-type="float"/>
          <table:table-cell table:formula="of:=MAX([.$B75];[.$G75];[.$L75];[.$Q75];[.$V75])" office:value-type="float"/>
          <table:table-cell table:formula="of:=MAX([.$C75];[.$H75];[.$M75];[.$R75];[.$W75])" office:value-type="float"/>
          <table:table-cell table:formula="of:=MAX([.$D75];[.$I75];[.$N75];[.$S75];[.$X75])" office:value-type="float"/>
          <table:table-cell table:formula="of:=MAX([.$E75];[.$J75];[.$O75];[.$T75];[.$Y75])" office:value-type="float"/>
          <table:table-cell table:formula="of:=MAX([.$F75];[.$K75];[.$P75];[.$U75];[.$Z75])" office:value-type="float"/>
        </table:table-row>
        <table:table-row table:style-name="ro1">
          <table:table-cell office:value-type="string">
            <text:p>instances/asp/tai50_20_3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11.0"/>
          <table:table-cell office:value-type="float" office:value="1.0"/>
          <table:table-cell table:style-name="cellBest" office:value-type="float" office:value="31.3199"/>
          <table:table-cell office:value-type="float" office:value="0.0"/>
          <table:table-cell office:value-type="float" office:value="0.0"/>
          <table:table-cell office:value-type="float" office:value="245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34.084"/>
          <table:table-cell office:value-type="float" office:value="0.0"/>
          <table:table-cell office:value-type="float" office:value="0.0"/>
          <table:table-cell table:style-name="cellWorst" office:value-type="float" office:value="49000.0"/>
          <table:table-cell office:value-type="float" office:value="1.0"/>
          <table:table-cell table:formula="of:=MIN([.$B76];[.$G76];[.$L76];[.$Q76];[.$V76])" office:value-type="float"/>
          <table:table-cell table:formula="of:=MIN([.$C76];[.$H76];[.$M76];[.$R76];[.$W76])" office:value-type="float"/>
          <table:table-cell table:formula="of:=MIN([.$D76];[.$I76];[.$N76];[.$S76];[.$X76])" office:value-type="float"/>
          <table:table-cell table:formula="of:=MIN([.$E76];[.$J76];[.$O76];[.$T76];[.$Y76])" office:value-type="float"/>
          <table:table-cell table:formula="of:=MIN([.$F76];[.$K76];[.$P76];[.$U76];[.$Z76])" office:value-type="float"/>
          <table:table-cell table:formula="of:=MEDIAN([.$B76];[.$G76];[.$L76];[.$Q76];[.$V76])" office:value-type="float"/>
          <table:table-cell table:formula="of:=MEDIAN([.$C76];[.$H76];[.$M76];[.$R76];[.$W76])" office:value-type="float"/>
          <table:table-cell table:formula="of:=MEDIAN([.$D76];[.$I76];[.$N76];[.$S76];[.$X76])" office:value-type="float"/>
          <table:table-cell table:formula="of:=MEDIAN([.$E76];[.$J76];[.$O76];[.$T76];[.$Y76])" office:value-type="float"/>
          <table:table-cell table:formula="of:=MEDIAN([.$F76];[.$K76];[.$P76];[.$U76];[.$Z76])" office:value-type="float"/>
          <table:table-cell table:formula="of:=MAX([.$B76];[.$G76];[.$L76];[.$Q76];[.$V76])" office:value-type="float"/>
          <table:table-cell table:formula="of:=MAX([.$C76];[.$H76];[.$M76];[.$R76];[.$W76])" office:value-type="float"/>
          <table:table-cell table:formula="of:=MAX([.$D76];[.$I76];[.$N76];[.$S76];[.$X76])" office:value-type="float"/>
          <table:table-cell table:formula="of:=MAX([.$E76];[.$J76];[.$O76];[.$T76];[.$Y76])" office:value-type="float"/>
          <table:table-cell table:formula="of:=MAX([.$F76];[.$K76];[.$P76];[.$U76];[.$Z76])" office:value-type="float"/>
        </table:table-row>
        <table:table-row table:style-name="ro1">
          <table:table-cell office:value-type="string">
            <text:p>instances/asp/tai50_20_4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07.0"/>
          <table:table-cell office:value-type="float" office:value="1.0"/>
          <table:table-cell table:style-name="cellBest" office:value-type="float" office:value="28.8335"/>
          <table:table-cell office:value-type="float" office:value="0.0"/>
          <table:table-cell office:value-type="float" office:value="0.0"/>
          <table:table-cell office:value-type="float" office:value="245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5.0"/>
          <table:table-cell office:value-type="float" office:value="1.0"/>
          <table:table-cell office:value-type="float" office:value="33.6467"/>
          <table:table-cell office:value-type="float" office:value="0.0"/>
          <table:table-cell office:value-type="float" office:value="0.0"/>
          <table:table-cell table:style-name="cellWorst" office:value-type="float" office:value="49000.0"/>
          <table:table-cell office:value-type="float" office:value="1.0"/>
          <table:table-cell table:formula="of:=MIN([.$B77];[.$G77];[.$L77];[.$Q77];[.$V77])" office:value-type="float"/>
          <table:table-cell table:formula="of:=MIN([.$C77];[.$H77];[.$M77];[.$R77];[.$W77])" office:value-type="float"/>
          <table:table-cell table:formula="of:=MIN([.$D77];[.$I77];[.$N77];[.$S77];[.$X77])" office:value-type="float"/>
          <table:table-cell table:formula="of:=MIN([.$E77];[.$J77];[.$O77];[.$T77];[.$Y77])" office:value-type="float"/>
          <table:table-cell table:formula="of:=MIN([.$F77];[.$K77];[.$P77];[.$U77];[.$Z77])" office:value-type="float"/>
          <table:table-cell table:formula="of:=MEDIAN([.$B77];[.$G77];[.$L77];[.$Q77];[.$V77])" office:value-type="float"/>
          <table:table-cell table:formula="of:=MEDIAN([.$C77];[.$H77];[.$M77];[.$R77];[.$W77])" office:value-type="float"/>
          <table:table-cell table:formula="of:=MEDIAN([.$D77];[.$I77];[.$N77];[.$S77];[.$X77])" office:value-type="float"/>
          <table:table-cell table:formula="of:=MEDIAN([.$E77];[.$J77];[.$O77];[.$T77];[.$Y77])" office:value-type="float"/>
          <table:table-cell table:formula="of:=MEDIAN([.$F77];[.$K77];[.$P77];[.$U77];[.$Z77])" office:value-type="float"/>
          <table:table-cell table:formula="of:=MAX([.$B77];[.$G77];[.$L77];[.$Q77];[.$V77])" office:value-type="float"/>
          <table:table-cell table:formula="of:=MAX([.$C77];[.$H77];[.$M77];[.$R77];[.$W77])" office:value-type="float"/>
          <table:table-cell table:formula="of:=MAX([.$D77];[.$I77];[.$N77];[.$S77];[.$X77])" office:value-type="float"/>
          <table:table-cell table:formula="of:=MAX([.$E77];[.$J77];[.$O77];[.$T77];[.$Y77])" office:value-type="float"/>
          <table:table-cell table:formula="of:=MAX([.$F77];[.$K77];[.$P77];[.$U77];[.$Z77])" office:value-type="float"/>
        </table:table-row>
        <table:table-row table:style-name="ro1">
          <table:table-cell office:value-type="string">
            <text:p>instances/asp/tai50_20_5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31.3286"/>
          <table:table-cell office:value-type="float" office:value="0.0"/>
          <table:table-cell office:value-type="float" office:value="0.0"/>
          <table:table-cell office:value-type="float" office:value="245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6.0"/>
          <table:table-cell office:value-type="float" office:value="1.0"/>
          <table:table-cell office:value-type="float" office:value="33.6626"/>
          <table:table-cell office:value-type="float" office:value="0.0"/>
          <table:table-cell office:value-type="float" office:value="0.0"/>
          <table:table-cell table:style-name="cellWorst" office:value-type="float" office:value="49000.0"/>
          <table:table-cell office:value-type="float" office:value="1.0"/>
          <table:table-cell table:formula="of:=MIN([.$B78];[.$G78];[.$L78];[.$Q78];[.$V78])" office:value-type="float"/>
          <table:table-cell table:formula="of:=MIN([.$C78];[.$H78];[.$M78];[.$R78];[.$W78])" office:value-type="float"/>
          <table:table-cell table:formula="of:=MIN([.$D78];[.$I78];[.$N78];[.$S78];[.$X78])" office:value-type="float"/>
          <table:table-cell table:formula="of:=MIN([.$E78];[.$J78];[.$O78];[.$T78];[.$Y78])" office:value-type="float"/>
          <table:table-cell table:formula="of:=MIN([.$F78];[.$K78];[.$P78];[.$U78];[.$Z78])" office:value-type="float"/>
          <table:table-cell table:formula="of:=MEDIAN([.$B78];[.$G78];[.$L78];[.$Q78];[.$V78])" office:value-type="float"/>
          <table:table-cell table:formula="of:=MEDIAN([.$C78];[.$H78];[.$M78];[.$R78];[.$W78])" office:value-type="float"/>
          <table:table-cell table:formula="of:=MEDIAN([.$D78];[.$I78];[.$N78];[.$S78];[.$X78])" office:value-type="float"/>
          <table:table-cell table:formula="of:=MEDIAN([.$E78];[.$J78];[.$O78];[.$T78];[.$Y78])" office:value-type="float"/>
          <table:table-cell table:formula="of:=MEDIAN([.$F78];[.$K78];[.$P78];[.$U78];[.$Z78])" office:value-type="float"/>
          <table:table-cell table:formula="of:=MAX([.$B78];[.$G78];[.$L78];[.$Q78];[.$V78])" office:value-type="float"/>
          <table:table-cell table:formula="of:=MAX([.$C78];[.$H78];[.$M78];[.$R78];[.$W78])" office:value-type="float"/>
          <table:table-cell table:formula="of:=MAX([.$D78];[.$I78];[.$N78];[.$S78];[.$X78])" office:value-type="float"/>
          <table:table-cell table:formula="of:=MAX([.$E78];[.$J78];[.$O78];[.$T78];[.$Y78])" office:value-type="float"/>
          <table:table-cell table:formula="of:=MAX([.$F78];[.$K78];[.$P78];[.$U78];[.$Z78])" office:value-type="float"/>
        </table:table-row>
        <table:table-row table:style-name="ro1">
          <table:table-cell office:value-type="string">
            <text:p>instances/asp/tai50_20_6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04.0"/>
          <table:table-cell office:value-type="float" office:value="1.0"/>
          <table:table-cell table:style-name="cellBest" office:value-type="float" office:value="30.0808"/>
          <table:table-cell office:value-type="float" office:value="0.0"/>
          <table:table-cell office:value-type="float" office:value="0.0"/>
          <table:table-cell office:value-type="float" office:value="245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4.0"/>
          <table:table-cell office:value-type="float" office:value="1.0"/>
          <table:table-cell office:value-type="float" office:value="33.8469"/>
          <table:table-cell office:value-type="float" office:value="0.0"/>
          <table:table-cell office:value-type="float" office:value="0.0"/>
          <table:table-cell table:style-name="cellWorst" office:value-type="float" office:value="49000.0"/>
          <table:table-cell office:value-type="float" office:value="1.0"/>
          <table:table-cell table:formula="of:=MIN([.$B79];[.$G79];[.$L79];[.$Q79];[.$V79])" office:value-type="float"/>
          <table:table-cell table:formula="of:=MIN([.$C79];[.$H79];[.$M79];[.$R79];[.$W79])" office:value-type="float"/>
          <table:table-cell table:formula="of:=MIN([.$D79];[.$I79];[.$N79];[.$S79];[.$X79])" office:value-type="float"/>
          <table:table-cell table:formula="of:=MIN([.$E79];[.$J79];[.$O79];[.$T79];[.$Y79])" office:value-type="float"/>
          <table:table-cell table:formula="of:=MIN([.$F79];[.$K79];[.$P79];[.$U79];[.$Z79])" office:value-type="float"/>
          <table:table-cell table:formula="of:=MEDIAN([.$B79];[.$G79];[.$L79];[.$Q79];[.$V79])" office:value-type="float"/>
          <table:table-cell table:formula="of:=MEDIAN([.$C79];[.$H79];[.$M79];[.$R79];[.$W79])" office:value-type="float"/>
          <table:table-cell table:formula="of:=MEDIAN([.$D79];[.$I79];[.$N79];[.$S79];[.$X79])" office:value-type="float"/>
          <table:table-cell table:formula="of:=MEDIAN([.$E79];[.$J79];[.$O79];[.$T79];[.$Y79])" office:value-type="float"/>
          <table:table-cell table:formula="of:=MEDIAN([.$F79];[.$K79];[.$P79];[.$U79];[.$Z79])" office:value-type="float"/>
          <table:table-cell table:formula="of:=MAX([.$B79];[.$G79];[.$L79];[.$Q79];[.$V79])" office:value-type="float"/>
          <table:table-cell table:formula="of:=MAX([.$C79];[.$H79];[.$M79];[.$R79];[.$W79])" office:value-type="float"/>
          <table:table-cell table:formula="of:=MAX([.$D79];[.$I79];[.$N79];[.$S79];[.$X79])" office:value-type="float"/>
          <table:table-cell table:formula="of:=MAX([.$E79];[.$J79];[.$O79];[.$T79];[.$Y79])" office:value-type="float"/>
          <table:table-cell table:formula="of:=MAX([.$F79];[.$K79];[.$P79];[.$U79];[.$Z79])" office:value-type="float"/>
        </table:table-row>
        <table:table-row table:style-name="ro1">
          <table:table-cell office:value-type="string">
            <text:p>instances/asp/tai50_20_7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9.5152"/>
          <table:table-cell office:value-type="float" office:value="0.0"/>
          <table:table-cell office:value-type="float" office:value="0.0"/>
          <table:table-cell office:value-type="float" office:value="245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office:value-type="float" office:value="33.3884"/>
          <table:table-cell office:value-type="float" office:value="0.0"/>
          <table:table-cell office:value-type="float" office:value="0.0"/>
          <table:table-cell table:style-name="cellWorst" office:value-type="float" office:value="49000.0"/>
          <table:table-cell office:value-type="float" office:value="1.0"/>
          <table:table-cell table:formula="of:=MIN([.$B80];[.$G80];[.$L80];[.$Q80];[.$V80])" office:value-type="float"/>
          <table:table-cell table:formula="of:=MIN([.$C80];[.$H80];[.$M80];[.$R80];[.$W80])" office:value-type="float"/>
          <table:table-cell table:formula="of:=MIN([.$D80];[.$I80];[.$N80];[.$S80];[.$X80])" office:value-type="float"/>
          <table:table-cell table:formula="of:=MIN([.$E80];[.$J80];[.$O80];[.$T80];[.$Y80])" office:value-type="float"/>
          <table:table-cell table:formula="of:=MIN([.$F80];[.$K80];[.$P80];[.$U80];[.$Z80])" office:value-type="float"/>
          <table:table-cell table:formula="of:=MEDIAN([.$B80];[.$G80];[.$L80];[.$Q80];[.$V80])" office:value-type="float"/>
          <table:table-cell table:formula="of:=MEDIAN([.$C80];[.$H80];[.$M80];[.$R80];[.$W80])" office:value-type="float"/>
          <table:table-cell table:formula="of:=MEDIAN([.$D80];[.$I80];[.$N80];[.$S80];[.$X80])" office:value-type="float"/>
          <table:table-cell table:formula="of:=MEDIAN([.$E80];[.$J80];[.$O80];[.$T80];[.$Y80])" office:value-type="float"/>
          <table:table-cell table:formula="of:=MEDIAN([.$F80];[.$K80];[.$P80];[.$U80];[.$Z80])" office:value-type="float"/>
          <table:table-cell table:formula="of:=MAX([.$B80];[.$G80];[.$L80];[.$Q80];[.$V80])" office:value-type="float"/>
          <table:table-cell table:formula="of:=MAX([.$C80];[.$H80];[.$M80];[.$R80];[.$W80])" office:value-type="float"/>
          <table:table-cell table:formula="of:=MAX([.$D80];[.$I80];[.$N80];[.$S80];[.$X80])" office:value-type="float"/>
          <table:table-cell table:formula="of:=MAX([.$E80];[.$J80];[.$O80];[.$T80];[.$Y80])" office:value-type="float"/>
          <table:table-cell table:formula="of:=MAX([.$F80];[.$K80];[.$P80];[.$U80];[.$Z80])" office:value-type="float"/>
        </table:table-row>
        <table:table-row table:style-name="ro1">
          <table:table-cell office:value-type="string">
            <text:p>instances/asp/tai50_20_8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209.0"/>
          <table:table-cell office:value-type="float" office:value="1.0"/>
          <table:table-cell table:style-name="cellBest" office:value-type="float" office:value="29.2395"/>
          <table:table-cell office:value-type="float" office:value="0.0"/>
          <table:table-cell office:value-type="float" office:value="0.0"/>
          <table:table-cell office:value-type="float" office:value="245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4.0"/>
          <table:table-cell office:value-type="float" office:value="1.0"/>
          <table:table-cell office:value-type="float" office:value="34.6575"/>
          <table:table-cell office:value-type="float" office:value="0.0"/>
          <table:table-cell office:value-type="float" office:value="0.0"/>
          <table:table-cell table:style-name="cellWorst" office:value-type="float" office:value="49000.0"/>
          <table:table-cell office:value-type="float" office:value="1.0"/>
          <table:table-cell table:formula="of:=MIN([.$B81];[.$G81];[.$L81];[.$Q81];[.$V81])" office:value-type="float"/>
          <table:table-cell table:formula="of:=MIN([.$C81];[.$H81];[.$M81];[.$R81];[.$W81])" office:value-type="float"/>
          <table:table-cell table:formula="of:=MIN([.$D81];[.$I81];[.$N81];[.$S81];[.$X81])" office:value-type="float"/>
          <table:table-cell table:formula="of:=MIN([.$E81];[.$J81];[.$O81];[.$T81];[.$Y81])" office:value-type="float"/>
          <table:table-cell table:formula="of:=MIN([.$F81];[.$K81];[.$P81];[.$U81];[.$Z81])" office:value-type="float"/>
          <table:table-cell table:formula="of:=MEDIAN([.$B81];[.$G81];[.$L81];[.$Q81];[.$V81])" office:value-type="float"/>
          <table:table-cell table:formula="of:=MEDIAN([.$C81];[.$H81];[.$M81];[.$R81];[.$W81])" office:value-type="float"/>
          <table:table-cell table:formula="of:=MEDIAN([.$D81];[.$I81];[.$N81];[.$S81];[.$X81])" office:value-type="float"/>
          <table:table-cell table:formula="of:=MEDIAN([.$E81];[.$J81];[.$O81];[.$T81];[.$Y81])" office:value-type="float"/>
          <table:table-cell table:formula="of:=MEDIAN([.$F81];[.$K81];[.$P81];[.$U81];[.$Z81])" office:value-type="float"/>
          <table:table-cell table:formula="of:=MAX([.$B81];[.$G81];[.$L81];[.$Q81];[.$V81])" office:value-type="float"/>
          <table:table-cell table:formula="of:=MAX([.$C81];[.$H81];[.$M81];[.$R81];[.$W81])" office:value-type="float"/>
          <table:table-cell table:formula="of:=MAX([.$D81];[.$I81];[.$N81];[.$S81];[.$X81])" office:value-type="float"/>
          <table:table-cell table:formula="of:=MAX([.$E81];[.$J81];[.$O81];[.$T81];[.$Y81])" office:value-type="float"/>
          <table:table-cell table:formula="of:=MAX([.$F81];[.$K81];[.$P81];[.$U81];[.$Z81])" office:value-type="float"/>
        </table:table-row>
        <table:table-row table:style-name="ro1">
          <table:table-cell office:value-type="string">
            <text:p>instances/asp/tai50_20_9.lp</text:p>
          </table:table-cell>
          <table:table-cell office:value-type="float" office:value="600.0"/>
          <table:table-cell office:value-type="float" office:value="1.0"/>
          <table:table-cell office:value-type="float" office:value="0.0"/>
          <table:table-cell table:style-name="cellBest" office:value-type="float" office:value="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0.0"/>
          <table:table-cell table:style-name="cellBest" office:value-type="float" office:value="29.6901"/>
          <table:table-cell office:value-type="float" office:value="0.0"/>
          <table:table-cell office:value-type="float" office:value="0.0"/>
          <table:table-cell office:value-type="float" office:value="24500.0"/>
          <table:table-cell office:value-type="float" office:value="1.0"/>
          <table:table-cell office:value-type="float" office:value="600.0"/>
          <table:table-cell office:value-type="float" office:value="1.0"/>
          <table:table-cell office:value-type="float" office:value="0.0"/>
          <table:table-cell office:value-type="float" office:value="144.0"/>
          <table:table-cell office:value-type="float" office:value="1.0"/>
          <table:table-cell office:value-type="float" office:value="33.1394"/>
          <table:table-cell office:value-type="float" office:value="0.0"/>
          <table:table-cell office:value-type="float" office:value="0.0"/>
          <table:table-cell table:style-name="cellWorst" office:value-type="float" office:value="49000.0"/>
          <table:table-cell office:value-type="float" office:value="1.0"/>
          <table:table-cell table:formula="of:=MIN([.$B82];[.$G82];[.$L82];[.$Q82];[.$V82])" office:value-type="float"/>
          <table:table-cell table:formula="of:=MIN([.$C82];[.$H82];[.$M82];[.$R82];[.$W82])" office:value-type="float"/>
          <table:table-cell table:formula="of:=MIN([.$D82];[.$I82];[.$N82];[.$S82];[.$X82])" office:value-type="float"/>
          <table:table-cell table:formula="of:=MIN([.$E82];[.$J82];[.$O82];[.$T82];[.$Y82])" office:value-type="float"/>
          <table:table-cell table:formula="of:=MIN([.$F82];[.$K82];[.$P82];[.$U82];[.$Z82])" office:value-type="float"/>
          <table:table-cell table:formula="of:=MEDIAN([.$B82];[.$G82];[.$L82];[.$Q82];[.$V82])" office:value-type="float"/>
          <table:table-cell table:formula="of:=MEDIAN([.$C82];[.$H82];[.$M82];[.$R82];[.$W82])" office:value-type="float"/>
          <table:table-cell table:formula="of:=MEDIAN([.$D82];[.$I82];[.$N82];[.$S82];[.$X82])" office:value-type="float"/>
          <table:table-cell table:formula="of:=MEDIAN([.$E82];[.$J82];[.$O82];[.$T82];[.$Y82])" office:value-type="float"/>
          <table:table-cell table:formula="of:=MEDIAN([.$F82];[.$K82];[.$P82];[.$U82];[.$Z82])" office:value-type="float"/>
          <table:table-cell table:formula="of:=MAX([.$B82];[.$G82];[.$L82];[.$Q82];[.$V82])" office:value-type="float"/>
          <table:table-cell table:formula="of:=MAX([.$C82];[.$H82];[.$M82];[.$R82];[.$W82])" office:value-type="float"/>
          <table:table-cell table:formula="of:=MAX([.$D82];[.$I82];[.$N82];[.$S82];[.$X82])" office:value-type="float"/>
          <table:table-cell table:formula="of:=MAX([.$E82];[.$J82];[.$O82];[.$T82];[.$Y82])" office:value-type="float"/>
          <table:table-cell table:formula="of:=MAX([.$F82];[.$K82];[.$P82];[.$U82];[.$Z8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82])" office:value-type="float"/>
          <table:table-cell table:formula="of:=SUM([.C3:.C82])" office:value-type="float"/>
          <table:table-cell table:formula="of:=SUM([.D3:.D82])" office:value-type="float"/>
          <table:table-cell table:style-name="cellBest" table:formula="of:=SUM([.E3:.E82])" office:value-type="float"/>
          <table:table-cell table:formula="of:=SUM([.F3:.F82])" office:value-type="float"/>
          <table:table-cell table:formula="of:=SUM([.G3:.G82])" office:value-type="float"/>
          <table:table-cell table:formula="of:=SUM([.H3:.H82])" office:value-type="float"/>
          <table:table-cell table:formula="of:=SUM([.I3:.I82])" office:value-type="float"/>
          <table:table-cell table:formula="of:=SUM([.J3:.J82])" office:value-type="float"/>
          <table:table-cell table:style-name="cellBest" table:formula="of:=SUM([.K3:.K82])" office:value-type="float"/>
          <table:table-cell table:style-name="cellBest" table:formula="of:=SUM([.L3:.L82])" office:value-type="float"/>
          <table:table-cell table:style-name="cellBest" table:formula="of:=SUM([.M3:.M82])" office:value-type="float"/>
          <table:table-cell table:formula="of:=SUM([.N3:.N82])" office:value-type="float"/>
          <table:table-cell table:formula="of:=SUM([.O3:.O82])" office:value-type="float"/>
          <table:table-cell table:formula="of:=SUM([.P3:.P82])" office:value-type="float"/>
          <table:table-cell table:formula="of:=SUM([.Q3:.Q82])" office:value-type="float"/>
          <table:table-cell table:formula="of:=SUM([.R3:.R82])" office:value-type="float"/>
          <table:table-cell table:formula="of:=SUM([.S3:.S82])" office:value-type="float"/>
          <table:table-cell table:formula="of:=SUM([.T3:.T82])" office:value-type="float"/>
          <table:table-cell table:formula="of:=SUM([.U3:.U82])" office:value-type="float"/>
          <table:table-cell table:formula="of:=SUM([.V3:.V82])" office:value-type="float"/>
          <table:table-cell table:style-name="cellBest" table:formula="of:=SUM([.W3:.W82])" office:value-type="float"/>
          <table:table-cell table:formula="of:=SUM([.X3:.X82])" office:value-type="float"/>
          <table:table-cell table:style-name="cellWorst" table:formula="of:=SUM([.Y3:.Y82])" office:value-type="float"/>
          <table:table-cell table:formula="of:=SUM([.Z3:.Z82])" office:value-type="float"/>
          <table:table-cell table:formula="of:=SUM([.AA3:.AA82])" office:value-type="float"/>
          <table:table-cell table:formula="of:=SUM([.AB3:.AB82])" office:value-type="float"/>
          <table:table-cell table:formula="of:=SUM([.AC3:.AC82])" office:value-type="float"/>
          <table:table-cell table:formula="of:=SUM([.AD3:.AD82])" office:value-type="float"/>
          <table:table-cell table:formula="of:=SUM([.AE3:.AE82])" office:value-type="float"/>
          <table:table-cell table:formula="of:=SUM([.AF3:.AF82])" office:value-type="float"/>
          <table:table-cell table:formula="of:=SUM([.AG3:.AG82])" office:value-type="float"/>
          <table:table-cell table:formula="of:=SUM([.AH3:.AH82])" office:value-type="float"/>
          <table:table-cell table:formula="of:=SUM([.AI3:.AI82])" office:value-type="float"/>
          <table:table-cell table:formula="of:=SUM([.AJ3:.AJ82])" office:value-type="float"/>
          <table:table-cell table:formula="of:=SUM([.AK3:.AK82])" office:value-type="float"/>
          <table:table-cell table:formula="of:=SUM([.AL3:.AL82])" office:value-type="float"/>
          <table:table-cell table:formula="of:=SUM([.AM3:.AM82])" office:value-type="float"/>
          <table:table-cell table:formula="of:=SUM([.AN3:.AN82])" office:value-type="float"/>
          <table:table-cell table:formula="of:=SUM([.AO3:.AO8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82])" office:value-type="float"/>
          <table:table-cell table:formula="of:=AVERAGE([.C3:.C82])" office:value-type="float"/>
          <table:table-cell table:formula="of:=AVERAGE([.D3:.D82])" office:value-type="float"/>
          <table:table-cell table:style-name="cellBest" table:formula="of:=AVERAGE([.E3:.E82])" office:value-type="float"/>
          <table:table-cell table:formula="of:=AVERAGE([.F3:.F82])" office:value-type="float"/>
          <table:table-cell table:formula="of:=AVERAGE([.G3:.G82])" office:value-type="float"/>
          <table:table-cell table:formula="of:=AVERAGE([.H3:.H82])" office:value-type="float"/>
          <table:table-cell table:formula="of:=AVERAGE([.I3:.I82])" office:value-type="float"/>
          <table:table-cell table:formula="of:=AVERAGE([.J3:.J82])" office:value-type="float"/>
          <table:table-cell table:formula="of:=AVERAGE([.K3:.K82])" office:value-type="float"/>
          <table:table-cell table:style-name="cellBest" table:formula="of:=AVERAGE([.L3:.L82])" office:value-type="float"/>
          <table:table-cell table:formula="of:=AVERAGE([.M3:.M82])" office:value-type="float"/>
          <table:table-cell table:formula="of:=AVERAGE([.N3:.N82])" office:value-type="float"/>
          <table:table-cell table:formula="of:=AVERAGE([.O3:.O82])" office:value-type="float"/>
          <table:table-cell table:formula="of:=AVERAGE([.P3:.P82])" office:value-type="float"/>
          <table:table-cell table:formula="of:=AVERAGE([.Q3:.Q82])" office:value-type="float"/>
          <table:table-cell table:formula="of:=AVERAGE([.R3:.R82])" office:value-type="float"/>
          <table:table-cell table:formula="of:=AVERAGE([.S3:.S82])" office:value-type="float"/>
          <table:table-cell table:formula="of:=AVERAGE([.T3:.T82])" office:value-type="float"/>
          <table:table-cell table:formula="of:=AVERAGE([.U3:.U82])" office:value-type="float"/>
          <table:table-cell table:formula="of:=AVERAGE([.V3:.V82])" office:value-type="float"/>
          <table:table-cell table:formula="of:=AVERAGE([.W3:.W82])" office:value-type="float"/>
          <table:table-cell table:formula="of:=AVERAGE([.X3:.X82])" office:value-type="float"/>
          <table:table-cell table:style-name="cellWorst" table:formula="of:=AVERAGE([.Y3:.Y82])" office:value-type="float"/>
          <table:table-cell table:formula="of:=AVERAGE([.Z3:.Z82])" office:value-type="float"/>
          <table:table-cell table:formula="of:=AVERAGE([.AA3:.AA82])" office:value-type="float"/>
          <table:table-cell table:formula="of:=AVERAGE([.AB3:.AB82])" office:value-type="float"/>
          <table:table-cell table:formula="of:=AVERAGE([.AC3:.AC82])" office:value-type="float"/>
          <table:table-cell table:formula="of:=AVERAGE([.AD3:.AD82])" office:value-type="float"/>
          <table:table-cell table:formula="of:=AVERAGE([.AE3:.AE82])" office:value-type="float"/>
          <table:table-cell table:formula="of:=AVERAGE([.AF3:.AF82])" office:value-type="float"/>
          <table:table-cell table:formula="of:=AVERAGE([.AG3:.AG82])" office:value-type="float"/>
          <table:table-cell table:formula="of:=AVERAGE([.AH3:.AH82])" office:value-type="float"/>
          <table:table-cell table:formula="of:=AVERAGE([.AI3:.AI82])" office:value-type="float"/>
          <table:table-cell table:formula="of:=AVERAGE([.AJ3:.AJ82])" office:value-type="float"/>
          <table:table-cell table:formula="of:=AVERAGE([.AK3:.AK82])" office:value-type="float"/>
          <table:table-cell table:formula="of:=AVERAGE([.AL3:.AL82])" office:value-type="float"/>
          <table:table-cell table:formula="of:=AVERAGE([.AM3:.AM82])" office:value-type="float"/>
          <table:table-cell table:formula="of:=AVERAGE([.AN3:.AN82])" office:value-type="float"/>
          <table:table-cell table:formula="of:=AVERAGE([.AO3:.AO8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2])" office:value-type="float"/>
          <table:table-cell table:formula="of:=STDEV([.C3:.C82])" office:value-type="float"/>
          <table:table-cell table:formula="of:=STDEV([.D3:.D82])" office:value-type="float"/>
          <table:table-cell table:style-name="cellBest" table:formula="of:=STDEV([.E3:.E82])" office:value-type="float"/>
          <table:table-cell table:formula="of:=STDEV([.F3:.F82])" office:value-type="float"/>
          <table:table-cell table:formula="of:=STDEV([.G3:.G82])" office:value-type="float"/>
          <table:table-cell table:formula="of:=STDEV([.H3:.H82])" office:value-type="float"/>
          <table:table-cell table:formula="of:=STDEV([.I3:.I82])" office:value-type="float"/>
          <table:table-cell table:formula="of:=STDEV([.J3:.J82])" office:value-type="float"/>
          <table:table-cell table:formula="of:=STDEV([.K3:.K82])" office:value-type="float"/>
          <table:table-cell table:formula="of:=STDEV([.L3:.L82])" office:value-type="float"/>
          <table:table-cell table:formula="of:=STDEV([.M3:.M82])" office:value-type="float"/>
          <table:table-cell table:formula="of:=STDEV([.N3:.N82])" office:value-type="float"/>
          <table:table-cell table:formula="of:=STDEV([.O3:.O82])" office:value-type="float"/>
          <table:table-cell table:formula="of:=STDEV([.P3:.P82])" office:value-type="float"/>
          <table:table-cell table:formula="of:=STDEV([.Q3:.Q82])" office:value-type="float"/>
          <table:table-cell table:formula="of:=STDEV([.R3:.R82])" office:value-type="float"/>
          <table:table-cell table:formula="of:=STDEV([.S3:.S82])" office:value-type="float"/>
          <table:table-cell table:formula="of:=STDEV([.T3:.T82])" office:value-type="float"/>
          <table:table-cell table:formula="of:=STDEV([.U3:.U82])" office:value-type="float"/>
          <table:table-cell table:style-name="cellWorst" table:formula="of:=STDEV([.V3:.V82])" office:value-type="float"/>
          <table:table-cell table:formula="of:=STDEV([.W3:.W82])" office:value-type="float"/>
          <table:table-cell table:formula="of:=STDEV([.X3:.X82])" office:value-type="float"/>
          <table:table-cell table:style-name="cellWorst" table:formula="of:=STDEV([.Y3:.Y82])" office:value-type="float"/>
          <table:table-cell table:formula="of:=STDEV([.Z3:.Z82])" office:value-type="float"/>
          <table:table-cell table:formula="of:=STDEV([.AA3:.AA82])" office:value-type="float"/>
          <table:table-cell table:formula="of:=STDEV([.AB3:.AB82])" office:value-type="float"/>
          <table:table-cell table:formula="of:=STDEV([.AC3:.AC82])" office:value-type="float"/>
          <table:table-cell table:formula="of:=STDEV([.AD3:.AD82])" office:value-type="float"/>
          <table:table-cell table:formula="of:=STDEV([.AE3:.AE82])" office:value-type="float"/>
          <table:table-cell table:formula="of:=STDEV([.AF3:.AF82])" office:value-type="float"/>
          <table:table-cell table:formula="of:=STDEV([.AG3:.AG82])" office:value-type="float"/>
          <table:table-cell table:formula="of:=STDEV([.AH3:.AH82])" office:value-type="float"/>
          <table:table-cell table:formula="of:=STDEV([.AI3:.AI82])" office:value-type="float"/>
          <table:table-cell table:formula="of:=STDEV([.AJ3:.AJ82])" office:value-type="float"/>
          <table:table-cell table:formula="of:=STDEV([.AK3:.AK82])" office:value-type="float"/>
          <table:table-cell table:formula="of:=STDEV([.AL3:.AL82])" office:value-type="float"/>
          <table:table-cell table:formula="of:=STDEV([.AM3:.AM82])" office:value-type="float"/>
          <table:table-cell table:formula="of:=STDEV([.AN3:.AN82])" office:value-type="float"/>
          <table:table-cell table:formula="of:=STDEV([.AO3:.AO8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82]-[.$AA3:.$AA82])^2)^0.5" office:value-type="float"/>
          <table:table-cell table:number-matrix-columns-spanned="1" table:number-matrix-rows-spanned="1" table:formula="of:=SUM(([.C3:.C82]-[.$AB3:.$AB82])^2)^0.5" office:value-type="float"/>
          <table:table-cell table:number-matrix-columns-spanned="1" table:number-matrix-rows-spanned="1" table:formula="of:=SUM(([.D3:.D82]-[.$AC3:.$AC82])^2)^0.5" office:value-type="float"/>
          <table:table-cell table:style-name="cellBest" table:number-matrix-columns-spanned="1" table:number-matrix-rows-spanned="1" table:formula="of:=SUM(([.E3:.E82]-[.$AD3:.$AD82])^2)^0.5" office:value-type="float"/>
          <table:table-cell table:number-matrix-columns-spanned="1" table:number-matrix-rows-spanned="1" table:formula="of:=SUM(([.F3:.F82]-[.$AE3:.$AE82])^2)^0.5" office:value-type="float"/>
          <table:table-cell table:number-matrix-columns-spanned="1" table:number-matrix-rows-spanned="1" table:formula="of:=SUM(([.G3:.G82]-[.$AA3:.$AA82])^2)^0.5" office:value-type="float"/>
          <table:table-cell table:number-matrix-columns-spanned="1" table:number-matrix-rows-spanned="1" table:formula="of:=SUM(([.H3:.H82]-[.$AB3:.$AB82])^2)^0.5" office:value-type="float"/>
          <table:table-cell table:number-matrix-columns-spanned="1" table:number-matrix-rows-spanned="1" table:formula="of:=SUM(([.I3:.I82]-[.$AC3:.$AC82])^2)^0.5" office:value-type="float"/>
          <table:table-cell table:number-matrix-columns-spanned="1" table:number-matrix-rows-spanned="1" table:formula="of:=SUM(([.J3:.J82]-[.$AD3:.$AD82])^2)^0.5" office:value-type="float"/>
          <table:table-cell table:style-name="cellBest" table:number-matrix-columns-spanned="1" table:number-matrix-rows-spanned="1" table:formula="of:=SUM(([.K3:.K82]-[.$AE3:.$AE82])^2)^0.5" office:value-type="float"/>
          <table:table-cell table:style-name="cellBest" table:number-matrix-columns-spanned="1" table:number-matrix-rows-spanned="1" table:formula="of:=SUM(([.L3:.L82]-[.$AA3:.$AA82])^2)^0.5" office:value-type="float"/>
          <table:table-cell table:style-name="cellBest" table:number-matrix-columns-spanned="1" table:number-matrix-rows-spanned="1" table:formula="of:=SUM(([.M3:.M82]-[.$AB3:.$AB82])^2)^0.5" office:value-type="float"/>
          <table:table-cell table:number-matrix-columns-spanned="1" table:number-matrix-rows-spanned="1" table:formula="of:=SUM(([.N3:.N82]-[.$AC3:.$AC82])^2)^0.5" office:value-type="float"/>
          <table:table-cell table:number-matrix-columns-spanned="1" table:number-matrix-rows-spanned="1" table:formula="of:=SUM(([.O3:.O82]-[.$AD3:.$AD82])^2)^0.5" office:value-type="float"/>
          <table:table-cell table:number-matrix-columns-spanned="1" table:number-matrix-rows-spanned="1" table:formula="of:=SUM(([.P3:.P82]-[.$AE3:.$AE82])^2)^0.5" office:value-type="float"/>
          <table:table-cell table:number-matrix-columns-spanned="1" table:number-matrix-rows-spanned="1" table:formula="of:=SUM(([.Q3:.Q82]-[.$AA3:.$AA82])^2)^0.5" office:value-type="float"/>
          <table:table-cell table:number-matrix-columns-spanned="1" table:number-matrix-rows-spanned="1" table:formula="of:=SUM(([.R3:.R82]-[.$AB3:.$AB82])^2)^0.5" office:value-type="float"/>
          <table:table-cell table:number-matrix-columns-spanned="1" table:number-matrix-rows-spanned="1" table:formula="of:=SUM(([.S3:.S82]-[.$AC3:.$AC82])^2)^0.5" office:value-type="float"/>
          <table:table-cell table:number-matrix-columns-spanned="1" table:number-matrix-rows-spanned="1" table:formula="of:=SUM(([.T3:.T82]-[.$AD3:.$AD82])^2)^0.5" office:value-type="float"/>
          <table:table-cell table:number-matrix-columns-spanned="1" table:number-matrix-rows-spanned="1" table:formula="of:=SUM(([.U3:.U82]-[.$AE3:.$AE82])^2)^0.5" office:value-type="float"/>
          <table:table-cell table:number-matrix-columns-spanned="1" table:number-matrix-rows-spanned="1" table:formula="of:=SUM(([.V3:.V82]-[.$AA3:.$AA82])^2)^0.5" office:value-type="float"/>
          <table:table-cell table:style-name="cellBest" table:number-matrix-columns-spanned="1" table:number-matrix-rows-spanned="1" table:formula="of:=SUM(([.W3:.W82]-[.$AB3:.$AB82])^2)^0.5" office:value-type="float"/>
          <table:table-cell table:number-matrix-columns-spanned="1" table:number-matrix-rows-spanned="1" table:formula="of:=SUM(([.X3:.X82]-[.$AC3:.$AC82])^2)^0.5" office:value-type="float"/>
          <table:table-cell table:style-name="cellWorst" table:number-matrix-columns-spanned="1" table:number-matrix-rows-spanned="1" table:formula="of:=SUM(([.Y3:.Y82]-[.$AD3:.$AD82])^2)^0.5" office:value-type="float"/>
          <table:table-cell table:number-matrix-columns-spanned="1" table:number-matrix-rows-spanned="1" table:formula="of:=SUM(([.Z3:.Z82]-[.$AE3:.$AE8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82]=[.$AA3:.$AA82])" office:value-type="float"/>
          <table:table-cell table:number-matrix-columns-spanned="1" table:number-matrix-rows-spanned="1" table:formula="of:=SUM([.C3:.C82]=[.$AB3:.$AB82])" office:value-type="float"/>
          <table:table-cell table:number-matrix-columns-spanned="1" table:number-matrix-rows-spanned="1" table:formula="of:=SUM([.D3:.D82]=[.$AC3:.$AC82])" office:value-type="float"/>
          <table:table-cell table:style-name="cellBest" table:number-matrix-columns-spanned="1" table:number-matrix-rows-spanned="1" table:formula="of:=SUM([.E3:.E82]=[.$AD3:.$AD82])" office:value-type="float"/>
          <table:table-cell table:number-matrix-columns-spanned="1" table:number-matrix-rows-spanned="1" table:formula="of:=SUM([.F3:.F82]=[.$AE3:.$AE82])" office:value-type="float"/>
          <table:table-cell table:number-matrix-columns-spanned="1" table:number-matrix-rows-spanned="1" table:formula="of:=SUM([.G3:.G82]=[.$AA3:.$AA82])" office:value-type="float"/>
          <table:table-cell table:number-matrix-columns-spanned="1" table:number-matrix-rows-spanned="1" table:formula="of:=SUM([.H3:.H82]=[.$AB3:.$AB82])" office:value-type="float"/>
          <table:table-cell table:number-matrix-columns-spanned="1" table:number-matrix-rows-spanned="1" table:formula="of:=SUM([.I3:.I82]=[.$AC3:.$AC82])" office:value-type="float"/>
          <table:table-cell table:number-matrix-columns-spanned="1" table:number-matrix-rows-spanned="1" table:formula="of:=SUM([.J3:.J82]=[.$AD3:.$AD82])" office:value-type="float"/>
          <table:table-cell table:style-name="cellBest" table:number-matrix-columns-spanned="1" table:number-matrix-rows-spanned="1" table:formula="of:=SUM([.K3:.K82]=[.$AE3:.$AE82])" office:value-type="float"/>
          <table:table-cell table:style-name="cellBest" table:number-matrix-columns-spanned="1" table:number-matrix-rows-spanned="1" table:formula="of:=SUM([.L3:.L82]=[.$AA3:.$AA82])" office:value-type="float"/>
          <table:table-cell table:style-name="cellBest" table:number-matrix-columns-spanned="1" table:number-matrix-rows-spanned="1" table:formula="of:=SUM([.M3:.M82]=[.$AB3:.$AB82])" office:value-type="float"/>
          <table:table-cell table:number-matrix-columns-spanned="1" table:number-matrix-rows-spanned="1" table:formula="of:=SUM([.N3:.N82]=[.$AC3:.$AC82])" office:value-type="float"/>
          <table:table-cell table:number-matrix-columns-spanned="1" table:number-matrix-rows-spanned="1" table:formula="of:=SUM([.O3:.O82]=[.$AD3:.$AD82])" office:value-type="float"/>
          <table:table-cell table:number-matrix-columns-spanned="1" table:number-matrix-rows-spanned="1" table:formula="of:=SUM([.P3:.P82]=[.$AE3:.$AE82])" office:value-type="float"/>
          <table:table-cell table:number-matrix-columns-spanned="1" table:number-matrix-rows-spanned="1" table:formula="of:=SUM([.Q3:.Q82]=[.$AA3:.$AA82])" office:value-type="float"/>
          <table:table-cell table:number-matrix-columns-spanned="1" table:number-matrix-rows-spanned="1" table:formula="of:=SUM([.R3:.R82]=[.$AB3:.$AB82])" office:value-type="float"/>
          <table:table-cell table:number-matrix-columns-spanned="1" table:number-matrix-rows-spanned="1" table:formula="of:=SUM([.S3:.S82]=[.$AC3:.$AC82])" office:value-type="float"/>
          <table:table-cell table:number-matrix-columns-spanned="1" table:number-matrix-rows-spanned="1" table:formula="of:=SUM([.T3:.T82]=[.$AD3:.$AD82])" office:value-type="float"/>
          <table:table-cell table:number-matrix-columns-spanned="1" table:number-matrix-rows-spanned="1" table:formula="of:=SUM([.U3:.U82]=[.$AE3:.$AE82])" office:value-type="float"/>
          <table:table-cell table:number-matrix-columns-spanned="1" table:number-matrix-rows-spanned="1" table:formula="of:=SUM([.V3:.V82]=[.$AA3:.$AA82])" office:value-type="float"/>
          <table:table-cell table:style-name="cellBest" table:number-matrix-columns-spanned="1" table:number-matrix-rows-spanned="1" table:formula="of:=SUM([.W3:.W82]=[.$AB3:.$AB82])" office:value-type="float"/>
          <table:table-cell table:number-matrix-columns-spanned="1" table:number-matrix-rows-spanned="1" table:formula="of:=SUM([.X3:.X82]=[.$AC3:.$AC82])" office:value-type="float"/>
          <table:table-cell table:number-matrix-columns-spanned="1" table:number-matrix-rows-spanned="1" table:formula="of:=SUM([.Y3:.Y82]=[.$AD3:.$AD82])" office:value-type="float"/>
          <table:table-cell table:number-matrix-columns-spanned="1" table:number-matrix-rows-spanned="1" table:formula="of:=SUM([.Z3:.Z82]=[.$AE3:.$AE8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82]&lt;[.$AF3:.$AF82])" office:value-type="float"/>
          <table:table-cell table:number-matrix-columns-spanned="1" table:number-matrix-rows-spanned="1" table:formula="of:=SUM([.C3:.C82]&lt;[.$AG3:.$AG82])" office:value-type="float"/>
          <table:table-cell table:number-matrix-columns-spanned="1" table:number-matrix-rows-spanned="1" table:formula="of:=SUM([.D3:.D82]&lt;[.$AH3:.$AH82])" office:value-type="float"/>
          <table:table-cell table:style-name="cellBest" table:number-matrix-columns-spanned="1" table:number-matrix-rows-spanned="1" table:formula="of:=SUM([.E3:.E82]&lt;[.$AI3:.$AI82])" office:value-type="float"/>
          <table:table-cell table:number-matrix-columns-spanned="1" table:number-matrix-rows-spanned="1" table:formula="of:=SUM([.F3:.F82]&lt;[.$AJ3:.$AJ82])" office:value-type="float"/>
          <table:table-cell table:number-matrix-columns-spanned="1" table:number-matrix-rows-spanned="1" table:formula="of:=SUM([.G3:.G82]&lt;[.$AF3:.$AF82])" office:value-type="float"/>
          <table:table-cell table:number-matrix-columns-spanned="1" table:number-matrix-rows-spanned="1" table:formula="of:=SUM([.H3:.H82]&lt;[.$AG3:.$AG82])" office:value-type="float"/>
          <table:table-cell table:number-matrix-columns-spanned="1" table:number-matrix-rows-spanned="1" table:formula="of:=SUM([.I3:.I82]&lt;[.$AH3:.$AH82])" office:value-type="float"/>
          <table:table-cell table:number-matrix-columns-spanned="1" table:number-matrix-rows-spanned="1" table:formula="of:=SUM([.J3:.J82]&lt;[.$AI3:.$AI82])" office:value-type="float"/>
          <table:table-cell table:style-name="cellBest" table:number-matrix-columns-spanned="1" table:number-matrix-rows-spanned="1" table:formula="of:=SUM([.K3:.K82]&lt;[.$AJ3:.$AJ82])" office:value-type="float"/>
          <table:table-cell table:style-name="cellBest" table:number-matrix-columns-spanned="1" table:number-matrix-rows-spanned="1" table:formula="of:=SUM([.L3:.L82]&lt;[.$AF3:.$AF82])" office:value-type="float"/>
          <table:table-cell table:style-name="cellBest" table:number-matrix-columns-spanned="1" table:number-matrix-rows-spanned="1" table:formula="of:=SUM([.M3:.M82]&lt;[.$AG3:.$AG82])" office:value-type="float"/>
          <table:table-cell table:number-matrix-columns-spanned="1" table:number-matrix-rows-spanned="1" table:formula="of:=SUM([.N3:.N82]&lt;[.$AH3:.$AH82])" office:value-type="float"/>
          <table:table-cell table:style-name="cellWorst" table:number-matrix-columns-spanned="1" table:number-matrix-rows-spanned="1" table:formula="of:=SUM([.O3:.O82]&lt;[.$AI3:.$AI82])" office:value-type="float"/>
          <table:table-cell table:number-matrix-columns-spanned="1" table:number-matrix-rows-spanned="1" table:formula="of:=SUM([.P3:.P82]&lt;[.$AJ3:.$AJ82])" office:value-type="float"/>
          <table:table-cell table:number-matrix-columns-spanned="1" table:number-matrix-rows-spanned="1" table:formula="of:=SUM([.Q3:.Q82]&lt;[.$AF3:.$AF82])" office:value-type="float"/>
          <table:table-cell table:number-matrix-columns-spanned="1" table:number-matrix-rows-spanned="1" table:formula="of:=SUM([.R3:.R82]&lt;[.$AG3:.$AG82])" office:value-type="float"/>
          <table:table-cell table:number-matrix-columns-spanned="1" table:number-matrix-rows-spanned="1" table:formula="of:=SUM([.S3:.S82]&lt;[.$AH3:.$AH82])" office:value-type="float"/>
          <table:table-cell table:number-matrix-columns-spanned="1" table:number-matrix-rows-spanned="1" table:formula="of:=SUM([.T3:.T82]&lt;[.$AI3:.$AI82])" office:value-type="float"/>
          <table:table-cell table:number-matrix-columns-spanned="1" table:number-matrix-rows-spanned="1" table:formula="of:=SUM([.U3:.U82]&lt;[.$AJ3:.$AJ82])" office:value-type="float"/>
          <table:table-cell table:style-name="cellBest" table:number-matrix-columns-spanned="1" table:number-matrix-rows-spanned="1" table:formula="of:=SUM([.V3:.V82]&lt;[.$AF3:.$AF82])" office:value-type="float"/>
          <table:table-cell table:style-name="cellBest" table:number-matrix-columns-spanned="1" table:number-matrix-rows-spanned="1" table:formula="of:=SUM([.W3:.W82]&lt;[.$AG3:.$AG82])" office:value-type="float"/>
          <table:table-cell table:number-matrix-columns-spanned="1" table:number-matrix-rows-spanned="1" table:formula="of:=SUM([.X3:.X82]&lt;[.$AH3:.$AH82])" office:value-type="float"/>
          <table:table-cell table:style-name="cellWorst" table:number-matrix-columns-spanned="1" table:number-matrix-rows-spanned="1" table:formula="of:=SUM([.Y3:.Y82]&lt;[.$AI3:.$AI82])" office:value-type="float"/>
          <table:table-cell table:number-matrix-columns-spanned="1" table:number-matrix-rows-spanned="1" table:formula="of:=SUM([.Z3:.Z82]&lt;[.$AJ3:.$AJ8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82]&gt;[.$AF3:.$AF82])" office:value-type="float"/>
          <table:table-cell table:number-matrix-columns-spanned="1" table:number-matrix-rows-spanned="1" table:formula="of:=SUM([.C3:.C82]&gt;[.$AG3:.$AG82])" office:value-type="float"/>
          <table:table-cell table:number-matrix-columns-spanned="1" table:number-matrix-rows-spanned="1" table:formula="of:=SUM([.D3:.D82]&gt;[.$AH3:.$AH82])" office:value-type="float"/>
          <table:table-cell table:number-matrix-columns-spanned="1" table:number-matrix-rows-spanned="1" table:formula="of:=SUM([.E3:.E82]&gt;[.$AI3:.$AI82])" office:value-type="float"/>
          <table:table-cell table:number-matrix-columns-spanned="1" table:number-matrix-rows-spanned="1" table:formula="of:=SUM([.F3:.F82]&gt;[.$AJ3:.$AJ82])" office:value-type="float"/>
          <table:table-cell table:number-matrix-columns-spanned="1" table:number-matrix-rows-spanned="1" table:formula="of:=SUM([.G3:.G82]&gt;[.$AF3:.$AF82])" office:value-type="float"/>
          <table:table-cell table:number-matrix-columns-spanned="1" table:number-matrix-rows-spanned="1" table:formula="of:=SUM([.H3:.H82]&gt;[.$AG3:.$AG82])" office:value-type="float"/>
          <table:table-cell table:number-matrix-columns-spanned="1" table:number-matrix-rows-spanned="1" table:formula="of:=SUM([.I3:.I82]&gt;[.$AH3:.$AH82])" office:value-type="float"/>
          <table:table-cell table:number-matrix-columns-spanned="1" table:number-matrix-rows-spanned="1" table:formula="of:=SUM([.J3:.J82]&gt;[.$AI3:.$AI82])" office:value-type="float"/>
          <table:table-cell table:number-matrix-columns-spanned="1" table:number-matrix-rows-spanned="1" table:formula="of:=SUM([.K3:.K82]&gt;[.$AJ3:.$AJ82])" office:value-type="float"/>
          <table:table-cell table:number-matrix-columns-spanned="1" table:number-matrix-rows-spanned="1" table:formula="of:=SUM([.L3:.L82]&gt;[.$AF3:.$AF82])" office:value-type="float"/>
          <table:table-cell table:number-matrix-columns-spanned="1" table:number-matrix-rows-spanned="1" table:formula="of:=SUM([.M3:.M82]&gt;[.$AG3:.$AG82])" office:value-type="float"/>
          <table:table-cell table:number-matrix-columns-spanned="1" table:number-matrix-rows-spanned="1" table:formula="of:=SUM([.N3:.N82]&gt;[.$AH3:.$AH82])" office:value-type="float"/>
          <table:table-cell table:number-matrix-columns-spanned="1" table:number-matrix-rows-spanned="1" table:formula="of:=SUM([.O3:.O82]&gt;[.$AI3:.$AI82])" office:value-type="float"/>
          <table:table-cell table:number-matrix-columns-spanned="1" table:number-matrix-rows-spanned="1" table:formula="of:=SUM([.P3:.P82]&gt;[.$AJ3:.$AJ82])" office:value-type="float"/>
          <table:table-cell table:number-matrix-columns-spanned="1" table:number-matrix-rows-spanned="1" table:formula="of:=SUM([.Q3:.Q82]&gt;[.$AF3:.$AF82])" office:value-type="float"/>
          <table:table-cell table:number-matrix-columns-spanned="1" table:number-matrix-rows-spanned="1" table:formula="of:=SUM([.R3:.R82]&gt;[.$AG3:.$AG82])" office:value-type="float"/>
          <table:table-cell table:number-matrix-columns-spanned="1" table:number-matrix-rows-spanned="1" table:formula="of:=SUM([.S3:.S82]&gt;[.$AH3:.$AH82])" office:value-type="float"/>
          <table:table-cell table:number-matrix-columns-spanned="1" table:number-matrix-rows-spanned="1" table:formula="of:=SUM([.T3:.T82]&gt;[.$AI3:.$AI82])" office:value-type="float"/>
          <table:table-cell table:number-matrix-columns-spanned="1" table:number-matrix-rows-spanned="1" table:formula="of:=SUM([.U3:.U82]&gt;[.$AJ3:.$AJ82])" office:value-type="float"/>
          <table:table-cell table:number-matrix-columns-spanned="1" table:number-matrix-rows-spanned="1" table:formula="of:=SUM([.V3:.V82]&gt;[.$AF3:.$AF82])" office:value-type="float"/>
          <table:table-cell table:number-matrix-columns-spanned="1" table:number-matrix-rows-spanned="1" table:formula="of:=SUM([.W3:.W82]&gt;[.$AG3:.$AG82])" office:value-type="float"/>
          <table:table-cell table:number-matrix-columns-spanned="1" table:number-matrix-rows-spanned="1" table:formula="of:=SUM([.X3:.X82]&gt;[.$AH3:.$AH82])" office:value-type="float"/>
          <table:table-cell table:style-name="cellWorst" table:number-matrix-columns-spanned="1" table:number-matrix-rows-spanned="1" table:formula="of:=SUM([.Y3:.Y82]&gt;[.$AI3:.$AI82])" office:value-type="float"/>
          <table:table-cell table:number-matrix-columns-spanned="1" table:number-matrix-rows-spanned="1" table:formula="of:=SUM([.Z3:.Z82]&gt;[.$AJ3:.$AJ8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2]=[.$AK3:.$AK82])" office:value-type="float"/>
          <table:table-cell table:number-matrix-columns-spanned="1" table:number-matrix-rows-spanned="1" table:formula="of:=SUM([.C3:.C82]=[.$AL3:.$AL82])" office:value-type="float"/>
          <table:table-cell table:number-matrix-columns-spanned="1" table:number-matrix-rows-spanned="1" table:formula="of:=SUM([.D3:.D82]=[.$AM3:.$AM82])" office:value-type="float"/>
          <table:table-cell table:number-matrix-columns-spanned="1" table:number-matrix-rows-spanned="1" table:formula="of:=SUM([.E3:.E82]=[.$AN3:.$AN82])" office:value-type="float"/>
          <table:table-cell table:number-matrix-columns-spanned="1" table:number-matrix-rows-spanned="1" table:formula="of:=SUM([.F3:.F82]=[.$AO3:.$AO82])" office:value-type="float"/>
          <table:table-cell table:number-matrix-columns-spanned="1" table:number-matrix-rows-spanned="1" table:formula="of:=SUM([.G3:.G82]=[.$AK3:.$AK82])" office:value-type="float"/>
          <table:table-cell table:number-matrix-columns-spanned="1" table:number-matrix-rows-spanned="1" table:formula="of:=SUM([.H3:.H82]=[.$AL3:.$AL82])" office:value-type="float"/>
          <table:table-cell table:number-matrix-columns-spanned="1" table:number-matrix-rows-spanned="1" table:formula="of:=SUM([.I3:.I82]=[.$AM3:.$AM82])" office:value-type="float"/>
          <table:table-cell table:number-matrix-columns-spanned="1" table:number-matrix-rows-spanned="1" table:formula="of:=SUM([.J3:.J82]=[.$AN3:.$AN82])" office:value-type="float"/>
          <table:table-cell table:style-name="cellBest" table:number-matrix-columns-spanned="1" table:number-matrix-rows-spanned="1" table:formula="of:=SUM([.K3:.K82]=[.$AO3:.$AO82])" office:value-type="float"/>
          <table:table-cell table:style-name="cellBest" table:number-matrix-columns-spanned="1" table:number-matrix-rows-spanned="1" table:formula="of:=SUM([.L3:.L82]=[.$AK3:.$AK82])" office:value-type="float"/>
          <table:table-cell table:style-name="cellBest" table:number-matrix-columns-spanned="1" table:number-matrix-rows-spanned="1" table:formula="of:=SUM([.M3:.M82]=[.$AL3:.$AL82])" office:value-type="float"/>
          <table:table-cell table:number-matrix-columns-spanned="1" table:number-matrix-rows-spanned="1" table:formula="of:=SUM([.N3:.N82]=[.$AM3:.$AM82])" office:value-type="float"/>
          <table:table-cell table:number-matrix-columns-spanned="1" table:number-matrix-rows-spanned="1" table:formula="of:=SUM([.O3:.O82]=[.$AN3:.$AN82])" office:value-type="float"/>
          <table:table-cell table:number-matrix-columns-spanned="1" table:number-matrix-rows-spanned="1" table:formula="of:=SUM([.P3:.P82]=[.$AO3:.$AO82])" office:value-type="float"/>
          <table:table-cell table:number-matrix-columns-spanned="1" table:number-matrix-rows-spanned="1" table:formula="of:=SUM([.Q3:.Q82]=[.$AK3:.$AK82])" office:value-type="float"/>
          <table:table-cell table:number-matrix-columns-spanned="1" table:number-matrix-rows-spanned="1" table:formula="of:=SUM([.R3:.R82]=[.$AL3:.$AL82])" office:value-type="float"/>
          <table:table-cell table:number-matrix-columns-spanned="1" table:number-matrix-rows-spanned="1" table:formula="of:=SUM([.S3:.S82]=[.$AM3:.$AM82])" office:value-type="float"/>
          <table:table-cell table:number-matrix-columns-spanned="1" table:number-matrix-rows-spanned="1" table:formula="of:=SUM([.T3:.T82]=[.$AN3:.$AN82])" office:value-type="float"/>
          <table:table-cell table:number-matrix-columns-spanned="1" table:number-matrix-rows-spanned="1" table:formula="of:=SUM([.U3:.U82]=[.$AO3:.$AO82])" office:value-type="float"/>
          <table:table-cell table:style-name="cellBest" table:number-matrix-columns-spanned="1" table:number-matrix-rows-spanned="1" table:formula="of:=SUM([.V3:.V82]=[.$AK3:.$AK82])" office:value-type="float"/>
          <table:table-cell table:style-name="cellBest" table:number-matrix-columns-spanned="1" table:number-matrix-rows-spanned="1" table:formula="of:=SUM([.W3:.W82]=[.$AL3:.$AL82])" office:value-type="float"/>
          <table:table-cell table:number-matrix-columns-spanned="1" table:number-matrix-rows-spanned="1" table:formula="of:=SUM([.X3:.X82]=[.$AM3:.$AM82])" office:value-type="float"/>
          <table:table-cell table:style-name="cellWorst" table:number-matrix-columns-spanned="1" table:number-matrix-rows-spanned="1" table:formula="of:=SUM([.Y3:.Y82]=[.$AN3:.$AN82])" office:value-type="float"/>
          <table:table-cell table:number-matrix-columns-spanned="1" table:number-matrix-rows-spanned="1" table:formula="of:=SUM([.Z3:.Z82]=[.$AO3:.$AO8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ocal/job_sho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job_shop-d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job_shop-dl-stat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job_shop-dl-nocomp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ingo-local/job_shop-dl-nocomp-stat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instances/asp</text:p>
          </table:table-cell>
          <table:table-cell table:formula="of:=AVERAGE([Instances.B3:Instances.B82])" office:value-type="float"/>
          <table:table-cell table:formula="of:=SUM([Instances.C3:Instances.C82])" office:value-type="float"/>
          <table:table-cell table:formula="of:=AVERAGE([Instances.D3:Instances.D82])" office:value-type="float"/>
          <table:table-cell table:style-name="cellBest" table:formula="of:=AVERAGE([Instances.E3:Instances.E82])" office:value-type="float"/>
          <table:table-cell table:formula="of:=AVERAGE([Instances.F3:Instances.F82])" office:value-type="float"/>
          <table:table-cell table:formula="of:=AVERAGE([Instances.G3:Instances.G82])" office:value-type="float"/>
          <table:table-cell table:formula="of:=SUM([Instances.H3:Instances.H82])" office:value-type="float"/>
          <table:table-cell table:formula="of:=AVERAGE([Instances.I3:Instances.I82])" office:value-type="float"/>
          <table:table-cell table:formula="of:=AVERAGE([Instances.J3:Instances.J82])" office:value-type="float"/>
          <table:table-cell table:formula="of:=AVERAGE([Instances.K3:Instances.K82])" office:value-type="float"/>
          <table:table-cell table:style-name="cellBest" table:formula="of:=AVERAGE([Instances.L3:Instances.L82])" office:value-type="float"/>
          <table:table-cell table:style-name="cellBest" table:formula="of:=SUM([Instances.M3:Instances.M82])" office:value-type="float"/>
          <table:table-cell table:formula="of:=AVERAGE([Instances.N3:Instances.N82])" office:value-type="float"/>
          <table:table-cell table:formula="of:=AVERAGE([Instances.O3:Instances.O82])" office:value-type="float"/>
          <table:table-cell table:formula="of:=AVERAGE([Instances.P3:Instances.P82])" office:value-type="float"/>
          <table:table-cell table:formula="of:=AVERAGE([Instances.Q3:Instances.Q82])" office:value-type="float"/>
          <table:table-cell table:formula="of:=SUM([Instances.R3:Instances.R82])" office:value-type="float"/>
          <table:table-cell table:formula="of:=AVERAGE([Instances.S3:Instances.S82])" office:value-type="float"/>
          <table:table-cell table:formula="of:=AVERAGE([Instances.T3:Instances.T82])" office:value-type="float"/>
          <table:table-cell table:formula="of:=AVERAGE([Instances.U3:Instances.U82])" office:value-type="float"/>
          <table:table-cell table:formula="of:=AVERAGE([Instances.V3:Instances.V82])" office:value-type="float"/>
          <table:table-cell table:style-name="cellBest" table:formula="of:=SUM([Instances.W3:Instances.W82])" office:value-type="float"/>
          <table:table-cell table:formula="of:=AVERAGE([Instances.X3:Instances.X82])" office:value-type="float"/>
          <table:table-cell table:style-name="cellWorst" table:formula="of:=AVERAGE([Instances.Y3:Instances.Y82])" office:value-type="float"/>
          <table:table-cell table:formula="of:=AVERAGE([Instances.Z3:Instances.Z82])" office:value-type="float"/>
          <table:table-cell table:formula="of:=MIN([.$B3];[.$G3];[.$L3];[.$Q3];[.$V3])" office:value-type="float"/>
          <table:table-cell table:formula="of:=MIN([.$C3];[.$H3];[.$M3];[.$R3];[.$W3])" office:value-type="float"/>
          <table:table-cell table:formula="of:=MIN([.$D3];[.$I3];[.$N3];[.$S3];[.$X3])" office:value-type="float"/>
          <table:table-cell table:formula="of:=MIN([.$E3];[.$J3];[.$O3];[.$T3];[.$Y3])" office:value-type="float"/>
          <table:table-cell table:formula="of:=MIN([.$F3];[.$K3];[.$P3];[.$U3];[.$Z3])" office:value-type="float"/>
          <table:table-cell table:formula="of:=MEDIAN([.$B3];[.$G3];[.$L3];[.$Q3];[.$V3])" office:value-type="float"/>
          <table:table-cell table:formula="of:=MEDIAN([.$C3];[.$H3];[.$M3];[.$R3];[.$W3])" office:value-type="float"/>
          <table:table-cell table:formula="of:=MEDIAN([.$D3];[.$I3];[.$N3];[.$S3];[.$X3])" office:value-type="float"/>
          <table:table-cell table:formula="of:=MEDIAN([.$E3];[.$J3];[.$O3];[.$T3];[.$Y3])" office:value-type="float"/>
          <table:table-cell table:formula="of:=MEDIAN([.$F3];[.$K3];[.$P3];[.$U3];[.$Z3])" office:value-type="float"/>
          <table:table-cell table:formula="of:=MAX([.$B3];[.$G3];[.$L3];[.$Q3];[.$V3])" office:value-type="float"/>
          <table:table-cell table:formula="of:=MAX([.$C3];[.$H3];[.$M3];[.$R3];[.$W3])" office:value-type="float"/>
          <table:table-cell table:formula="of:=MAX([.$D3];[.$I3];[.$N3];[.$S3];[.$X3])" office:value-type="float"/>
          <table:table-cell table:formula="of:=MAX([.$E3];[.$J3];[.$O3];[.$T3];[.$Y3])" office:value-type="float"/>
          <table:table-cell table:formula="of:=MAX([.$F3];[.$K3];[.$P3];[.$U3];[.$Z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style-name="cellBest"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style-name="cellBest" table:formula="of:=SUM([.L3:.L3])" office:value-type="float"/>
          <table:table-cell table:style-name="cellBest"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style-name="cellBest" table:formula="of:=SUM([.W3:.W3])" office:value-type="float"/>
          <table:table-cell table:formula="of:=SUM([.X3:.X3])" office:value-type="float"/>
          <table:table-cell table:style-name="cellWorst"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style-name="cellBest"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style-name="cellBest" table:formula="of:=AVERAGE([.L3:.L3])" office:value-type="float"/>
          <table:table-cell table:style-name="cellBest"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style-name="cellBest" table:formula="of:=AVERAGE([.W3:.W3])" office:value-type="float"/>
          <table:table-cell table:formula="of:=AVERAGE([.X3:.X3])" office:value-type="float"/>
          <table:table-cell table:style-name="cellWorst"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A3:.$AA3])^2)^0.5" office:value-type="float"/>
          <table:table-cell table:number-matrix-columns-spanned="1" table:number-matrix-rows-spanned="1" table:formula="of:=SUM(([.C3:.C3]-[.$AB3:.$AB3])^2)^0.5" office:value-type="float"/>
          <table:table-cell table:number-matrix-columns-spanned="1" table:number-matrix-rows-spanned="1" table:formula="of:=SUM(([.D3:.D3]-[.$AC3:.$AC3])^2)^0.5" office:value-type="float"/>
          <table:table-cell table:style-name="cellBest" table:number-matrix-columns-spanned="1" table:number-matrix-rows-spanned="1" table:formula="of:=SUM(([.E3:.E3]-[.$AD3:.$AD3])^2)^0.5" office:value-type="float"/>
          <table:table-cell table:number-matrix-columns-spanned="1" table:number-matrix-rows-spanned="1" table:formula="of:=SUM(([.F3:.F3]-[.$AE3:.$AE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style-name="cellBest" table:number-matrix-columns-spanned="1" table:number-matrix-rows-spanned="1" table:formula="of:=SUM(([.L3:.L3]-[.$AA3:.$AA3])^2)^0.5" office:value-type="float"/>
          <table:table-cell table:style-name="cellBest" table:number-matrix-columns-spanned="1" table:number-matrix-rows-spanned="1" table:formula="of:=SUM(([.M3:.M3]-[.$AB3:.$AB3])^2)^0.5" office:value-type="float"/>
          <table:table-cell table:number-matrix-columns-spanned="1" table:number-matrix-rows-spanned="1" table:formula="of:=SUM(([.N3:.N3]-[.$AC3:.$AC3])^2)^0.5" office:value-type="float"/>
          <table:table-cell table:number-matrix-columns-spanned="1" table:number-matrix-rows-spanned="1" table:formula="of:=SUM(([.O3:.O3]-[.$AD3:.$AD3])^2)^0.5" office:value-type="float"/>
          <table:table-cell table:number-matrix-columns-spanned="1" table:number-matrix-rows-spanned="1" table:formula="of:=SUM(([.P3:.P3]-[.$AE3:.$AE3])^2)^0.5" office:value-type="float"/>
          <table:table-cell table:number-matrix-columns-spanned="1" table:number-matrix-rows-spanned="1" table:formula="of:=SUM(([.Q3:.Q3]-[.$AA3:.$AA3])^2)^0.5" office:value-type="float"/>
          <table:table-cell table:number-matrix-columns-spanned="1" table:number-matrix-rows-spanned="1" table:formula="of:=SUM(([.R3:.R3]-[.$AB3:.$AB3])^2)^0.5" office:value-type="float"/>
          <table:table-cell table:number-matrix-columns-spanned="1" table:number-matrix-rows-spanned="1" table:formula="of:=SUM(([.S3:.S3]-[.$AC3:.$AC3])^2)^0.5" office:value-type="float"/>
          <table:table-cell table:number-matrix-columns-spanned="1" table:number-matrix-rows-spanned="1" table:formula="of:=SUM(([.T3:.T3]-[.$AD3:.$AD3])^2)^0.5" office:value-type="float"/>
          <table:table-cell table:number-matrix-columns-spanned="1" table:number-matrix-rows-spanned="1" table:formula="of:=SUM(([.U3:.U3]-[.$AE3:.$AE3])^2)^0.5" office:value-type="float"/>
          <table:table-cell table:number-matrix-columns-spanned="1" table:number-matrix-rows-spanned="1" table:formula="of:=SUM(([.V3:.V3]-[.$AA3:.$AA3])^2)^0.5" office:value-type="float"/>
          <table:table-cell table:style-name="cellBest" table:number-matrix-columns-spanned="1" table:number-matrix-rows-spanned="1" table:formula="of:=SUM(([.W3:.W3]-[.$AB3:.$AB3])^2)^0.5" office:value-type="float"/>
          <table:table-cell table:number-matrix-columns-spanned="1" table:number-matrix-rows-spanned="1" table:formula="of:=SUM(([.X3:.X3]-[.$AC3:.$AC3])^2)^0.5" office:value-type="float"/>
          <table:table-cell table:style-name="cellWorst" table:number-matrix-columns-spanned="1" table:number-matrix-rows-spanned="1" table:formula="of:=SUM(([.Y3:.Y3]-[.$AD3:.$AD3])^2)^0.5" office:value-type="float"/>
          <table:table-cell table:number-matrix-columns-spanned="1" table:number-matrix-rows-spanned="1" table:formula="of:=SUM(([.Z3:.Z3]-[.$AE3:.$A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A3:.$AA3])" office:value-type="float"/>
          <table:table-cell table:number-matrix-columns-spanned="1" table:number-matrix-rows-spanned="1" table:formula="of:=SUM([.C3:.C3]=[.$AB3:.$AB3])" office:value-type="float"/>
          <table:table-cell table:number-matrix-columns-spanned="1" table:number-matrix-rows-spanned="1" table:formula="of:=SUM([.D3:.D3]=[.$AC3:.$AC3])" office:value-type="float"/>
          <table:table-cell table:number-matrix-columns-spanned="1" table:number-matrix-rows-spanned="1" table:formula="of:=SUM([.E3:.E3]=[.$AD3:.$AD3])" office:value-type="float"/>
          <table:table-cell table:number-matrix-columns-spanned="1" table:number-matrix-rows-spanned="1" table:formula="of:=SUM([.F3:.F3]=[.$AE3:.$AE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A3:.$AA3])" office:value-type="float"/>
          <table:table-cell table:number-matrix-columns-spanned="1" table:number-matrix-rows-spanned="1" table:formula="of:=SUM([.M3:.M3]=[.$AB3:.$AB3])" office:value-type="float"/>
          <table:table-cell table:number-matrix-columns-spanned="1" table:number-matrix-rows-spanned="1" table:formula="of:=SUM([.N3:.N3]=[.$AC3:.$AC3])" office:value-type="float"/>
          <table:table-cell table:number-matrix-columns-spanned="1" table:number-matrix-rows-spanned="1" table:formula="of:=SUM([.O3:.O3]=[.$AD3:.$AD3])" office:value-type="float"/>
          <table:table-cell table:number-matrix-columns-spanned="1" table:number-matrix-rows-spanned="1" table:formula="of:=SUM([.P3:.P3]=[.$AE3:.$AE3])" office:value-type="float"/>
          <table:table-cell table:number-matrix-columns-spanned="1" table:number-matrix-rows-spanned="1" table:formula="of:=SUM([.Q3:.Q3]=[.$AA3:.$AA3])" office:value-type="float"/>
          <table:table-cell table:number-matrix-columns-spanned="1" table:number-matrix-rows-spanned="1" table:formula="of:=SUM([.R3:.R3]=[.$AB3:.$AB3])" office:value-type="float"/>
          <table:table-cell table:number-matrix-columns-spanned="1" table:number-matrix-rows-spanned="1" table:formula="of:=SUM([.S3:.S3]=[.$AC3:.$AC3])" office:value-type="float"/>
          <table:table-cell table:number-matrix-columns-spanned="1" table:number-matrix-rows-spanned="1" table:formula="of:=SUM([.T3:.T3]=[.$AD3:.$AD3])" office:value-type="float"/>
          <table:table-cell table:number-matrix-columns-spanned="1" table:number-matrix-rows-spanned="1" table:formula="of:=SUM([.U3:.U3]=[.$AE3:.$AE3])" office:value-type="float"/>
          <table:table-cell table:number-matrix-columns-spanned="1" table:number-matrix-rows-spanned="1" table:formula="of:=SUM([.V3:.V3]=[.$AA3:.$AA3])" office:value-type="float"/>
          <table:table-cell table:number-matrix-columns-spanned="1" table:number-matrix-rows-spanned="1" table:formula="of:=SUM([.W3:.W3]=[.$AB3:.$AB3])" office:value-type="float"/>
          <table:table-cell table:number-matrix-columns-spanned="1" table:number-matrix-rows-spanned="1" table:formula="of:=SUM([.X3:.X3]=[.$AC3:.$AC3])" office:value-type="float"/>
          <table:table-cell table:number-matrix-columns-spanned="1" table:number-matrix-rows-spanned="1" table:formula="of:=SUM([.Y3:.Y3]=[.$AD3:.$AD3])" office:value-type="float"/>
          <table:table-cell table:number-matrix-columns-spanned="1" table:number-matrix-rows-spanned="1" table:formula="of:=SUM([.Z3:.Z3]=[.$AE3:.$A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F3:.$AF3])" office:value-type="float"/>
          <table:table-cell table:number-matrix-columns-spanned="1" table:number-matrix-rows-spanned="1" table:formula="of:=SUM([.C3:.C3]&lt;[.$AG3:.$AG3])" office:value-type="float"/>
          <table:table-cell table:number-matrix-columns-spanned="1" table:number-matrix-rows-spanned="1" table:formula="of:=SUM([.D3:.D3]&lt;[.$AH3:.$AH3])" office:value-type="float"/>
          <table:table-cell table:number-matrix-columns-spanned="1" table:number-matrix-rows-spanned="1" table:formula="of:=SUM([.E3:.E3]&lt;[.$AI3:.$AI3])" office:value-type="float"/>
          <table:table-cell table:number-matrix-columns-spanned="1" table:number-matrix-rows-spanned="1" table:formula="of:=SUM([.F3:.F3]&lt;[.$AJ3:.$AJ3])" office:value-type="float"/>
          <table:table-cell table:number-matrix-columns-spanned="1" table:number-matrix-rows-spanned="1" table:formula="of:=SUM([.G3:.G3]&lt;[.$AF3:.$AF3])" office:value-type="float"/>
          <table:table-cell table:number-matrix-columns-spanned="1" table:number-matrix-rows-spanned="1" table:formula="of:=SUM([.H3:.H3]&lt;[.$AG3:.$AG3])" office:value-type="float"/>
          <table:table-cell table:number-matrix-columns-spanned="1" table:number-matrix-rows-spanned="1" table:formula="of:=SUM([.I3:.I3]&lt;[.$AH3:.$AH3])" office:value-type="float"/>
          <table:table-cell table:number-matrix-columns-spanned="1" table:number-matrix-rows-spanned="1" table:formula="of:=SUM([.J3:.J3]&lt;[.$AI3:.$AI3])" office:value-type="float"/>
          <table:table-cell table:number-matrix-columns-spanned="1" table:number-matrix-rows-spanned="1" table:formula="of:=SUM([.K3:.K3]&lt;[.$AJ3:.$AJ3])" office:value-type="float"/>
          <table:table-cell table:number-matrix-columns-spanned="1" table:number-matrix-rows-spanned="1" table:formula="of:=SUM([.L3:.L3]&lt;[.$AF3:.$AF3])" office:value-type="float"/>
          <table:table-cell table:number-matrix-columns-spanned="1" table:number-matrix-rows-spanned="1" table:formula="of:=SUM([.M3:.M3]&lt;[.$AG3:.$AG3])" office:value-type="float"/>
          <table:table-cell table:number-matrix-columns-spanned="1" table:number-matrix-rows-spanned="1" table:formula="of:=SUM([.N3:.N3]&lt;[.$AH3:.$AH3])" office:value-type="float"/>
          <table:table-cell table:number-matrix-columns-spanned="1" table:number-matrix-rows-spanned="1" table:formula="of:=SUM([.O3:.O3]&lt;[.$AI3:.$AI3])" office:value-type="float"/>
          <table:table-cell table:number-matrix-columns-spanned="1" table:number-matrix-rows-spanned="1" table:formula="of:=SUM([.P3:.P3]&lt;[.$AJ3:.$AJ3])" office:value-type="float"/>
          <table:table-cell table:number-matrix-columns-spanned="1" table:number-matrix-rows-spanned="1" table:formula="of:=SUM([.Q3:.Q3]&lt;[.$AF3:.$AF3])" office:value-type="float"/>
          <table:table-cell table:number-matrix-columns-spanned="1" table:number-matrix-rows-spanned="1" table:formula="of:=SUM([.R3:.R3]&lt;[.$AG3:.$AG3])" office:value-type="float"/>
          <table:table-cell table:number-matrix-columns-spanned="1" table:number-matrix-rows-spanned="1" table:formula="of:=SUM([.S3:.S3]&lt;[.$AH3:.$AH3])" office:value-type="float"/>
          <table:table-cell table:number-matrix-columns-spanned="1" table:number-matrix-rows-spanned="1" table:formula="of:=SUM([.T3:.T3]&lt;[.$AI3:.$AI3])" office:value-type="float"/>
          <table:table-cell table:number-matrix-columns-spanned="1" table:number-matrix-rows-spanned="1" table:formula="of:=SUM([.U3:.U3]&lt;[.$AJ3:.$AJ3])" office:value-type="float"/>
          <table:table-cell table:number-matrix-columns-spanned="1" table:number-matrix-rows-spanned="1" table:formula="of:=SUM([.V3:.V3]&lt;[.$AF3:.$AF3])" office:value-type="float"/>
          <table:table-cell table:number-matrix-columns-spanned="1" table:number-matrix-rows-spanned="1" table:formula="of:=SUM([.W3:.W3]&lt;[.$AG3:.$AG3])" office:value-type="float"/>
          <table:table-cell table:number-matrix-columns-spanned="1" table:number-matrix-rows-spanned="1" table:formula="of:=SUM([.X3:.X3]&lt;[.$AH3:.$AH3])" office:value-type="float"/>
          <table:table-cell table:number-matrix-columns-spanned="1" table:number-matrix-rows-spanned="1" table:formula="of:=SUM([.Y3:.Y3]&lt;[.$AI3:.$AI3])" office:value-type="float"/>
          <table:table-cell table:number-matrix-columns-spanned="1" table:number-matrix-rows-spanned="1" table:formula="of:=SUM([.Z3:.Z3]&lt;[.$AJ3:.$AJ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F3:.$AF3])" office:value-type="float"/>
          <table:table-cell table:number-matrix-columns-spanned="1" table:number-matrix-rows-spanned="1" table:formula="of:=SUM([.C3:.C3]&gt;[.$AG3:.$AG3])" office:value-type="float"/>
          <table:table-cell table:number-matrix-columns-spanned="1" table:number-matrix-rows-spanned="1" table:formula="of:=SUM([.D3:.D3]&gt;[.$AH3:.$AH3])" office:value-type="float"/>
          <table:table-cell table:number-matrix-columns-spanned="1" table:number-matrix-rows-spanned="1" table:formula="of:=SUM([.E3:.E3]&gt;[.$AI3:.$AI3])" office:value-type="float"/>
          <table:table-cell table:number-matrix-columns-spanned="1" table:number-matrix-rows-spanned="1" table:formula="of:=SUM([.F3:.F3]&gt;[.$AJ3:.$AJ3])" office:value-type="float"/>
          <table:table-cell table:number-matrix-columns-spanned="1" table:number-matrix-rows-spanned="1" table:formula="of:=SUM([.G3:.G3]&gt;[.$AF3:.$AF3])" office:value-type="float"/>
          <table:table-cell table:number-matrix-columns-spanned="1" table:number-matrix-rows-spanned="1" table:formula="of:=SUM([.H3:.H3]&gt;[.$AG3:.$AG3])" office:value-type="float"/>
          <table:table-cell table:number-matrix-columns-spanned="1" table:number-matrix-rows-spanned="1" table:formula="of:=SUM([.I3:.I3]&gt;[.$AH3:.$AH3])" office:value-type="float"/>
          <table:table-cell table:number-matrix-columns-spanned="1" table:number-matrix-rows-spanned="1" table:formula="of:=SUM([.J3:.J3]&gt;[.$AI3:.$AI3])" office:value-type="float"/>
          <table:table-cell table:number-matrix-columns-spanned="1" table:number-matrix-rows-spanned="1" table:formula="of:=SUM([.K3:.K3]&gt;[.$AJ3:.$AJ3])" office:value-type="float"/>
          <table:table-cell table:number-matrix-columns-spanned="1" table:number-matrix-rows-spanned="1" table:formula="of:=SUM([.L3:.L3]&gt;[.$AF3:.$AF3])" office:value-type="float"/>
          <table:table-cell table:number-matrix-columns-spanned="1" table:number-matrix-rows-spanned="1" table:formula="of:=SUM([.M3:.M3]&gt;[.$AG3:.$AG3])" office:value-type="float"/>
          <table:table-cell table:number-matrix-columns-spanned="1" table:number-matrix-rows-spanned="1" table:formula="of:=SUM([.N3:.N3]&gt;[.$AH3:.$AH3])" office:value-type="float"/>
          <table:table-cell table:number-matrix-columns-spanned="1" table:number-matrix-rows-spanned="1" table:formula="of:=SUM([.O3:.O3]&gt;[.$AI3:.$AI3])" office:value-type="float"/>
          <table:table-cell table:number-matrix-columns-spanned="1" table:number-matrix-rows-spanned="1" table:formula="of:=SUM([.P3:.P3]&gt;[.$AJ3:.$AJ3])" office:value-type="float"/>
          <table:table-cell table:number-matrix-columns-spanned="1" table:number-matrix-rows-spanned="1" table:formula="of:=SUM([.Q3:.Q3]&gt;[.$AF3:.$AF3])" office:value-type="float"/>
          <table:table-cell table:number-matrix-columns-spanned="1" table:number-matrix-rows-spanned="1" table:formula="of:=SUM([.R3:.R3]&gt;[.$AG3:.$AG3])" office:value-type="float"/>
          <table:table-cell table:number-matrix-columns-spanned="1" table:number-matrix-rows-spanned="1" table:formula="of:=SUM([.S3:.S3]&gt;[.$AH3:.$AH3])" office:value-type="float"/>
          <table:table-cell table:number-matrix-columns-spanned="1" table:number-matrix-rows-spanned="1" table:formula="of:=SUM([.T3:.T3]&gt;[.$AI3:.$AI3])" office:value-type="float"/>
          <table:table-cell table:number-matrix-columns-spanned="1" table:number-matrix-rows-spanned="1" table:formula="of:=SUM([.U3:.U3]&gt;[.$AJ3:.$AJ3])" office:value-type="float"/>
          <table:table-cell table:number-matrix-columns-spanned="1" table:number-matrix-rows-spanned="1" table:formula="of:=SUM([.V3:.V3]&gt;[.$AF3:.$AF3])" office:value-type="float"/>
          <table:table-cell table:number-matrix-columns-spanned="1" table:number-matrix-rows-spanned="1" table:formula="of:=SUM([.W3:.W3]&gt;[.$AG3:.$AG3])" office:value-type="float"/>
          <table:table-cell table:number-matrix-columns-spanned="1" table:number-matrix-rows-spanned="1" table:formula="of:=SUM([.X3:.X3]&gt;[.$AH3:.$AH3])" office:value-type="float"/>
          <table:table-cell table:number-matrix-columns-spanned="1" table:number-matrix-rows-spanned="1" table:formula="of:=SUM([.Y3:.Y3]&gt;[.$AI3:.$AI3])" office:value-type="float"/>
          <table:table-cell table:number-matrix-columns-spanned="1" table:number-matrix-rows-spanned="1" table:formula="of:=SUM([.Z3:.Z3]&gt;[.$AJ3:.$AJ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K3:.$AK3])" office:value-type="float"/>
          <table:table-cell table:number-matrix-columns-spanned="1" table:number-matrix-rows-spanned="1" table:formula="of:=SUM([.C3:.C3]=[.$AL3:.$AL3])" office:value-type="float"/>
          <table:table-cell table:number-matrix-columns-spanned="1" table:number-matrix-rows-spanned="1" table:formula="of:=SUM([.D3:.D3]=[.$AM3:.$AM3])" office:value-type="float"/>
          <table:table-cell table:number-matrix-columns-spanned="1" table:number-matrix-rows-spanned="1" table:formula="of:=SUM([.E3:.E3]=[.$AN3:.$AN3])" office:value-type="float"/>
          <table:table-cell table:number-matrix-columns-spanned="1" table:number-matrix-rows-spanned="1" table:formula="of:=SUM([.F3:.F3]=[.$AO3:.$AO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  <table:table-cell table:number-matrix-columns-spanned="1" table:number-matrix-rows-spanned="1" table:formula="of:=SUM([.L3:.L3]=[.$AK3:.$AK3])" office:value-type="float"/>
          <table:table-cell table:number-matrix-columns-spanned="1" table:number-matrix-rows-spanned="1" table:formula="of:=SUM([.M3:.M3]=[.$AL3:.$AL3])" office:value-type="float"/>
          <table:table-cell table:number-matrix-columns-spanned="1" table:number-matrix-rows-spanned="1" table:formula="of:=SUM([.N3:.N3]=[.$AM3:.$AM3])" office:value-type="float"/>
          <table:table-cell table:number-matrix-columns-spanned="1" table:number-matrix-rows-spanned="1" table:formula="of:=SUM([.O3:.O3]=[.$AN3:.$AN3])" office:value-type="float"/>
          <table:table-cell table:number-matrix-columns-spanned="1" table:number-matrix-rows-spanned="1" table:formula="of:=SUM([.P3:.P3]=[.$AO3:.$AO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  <table:table-cell table:number-matrix-columns-spanned="1" table:number-matrix-rows-spanned="1" table:formula="of:=SUM([.V3:.V3]=[.$AK3:.$AK3])" office:value-type="float"/>
          <table:table-cell table:number-matrix-columns-spanned="1" table:number-matrix-rows-spanned="1" table:formula="of:=SUM([.W3:.W3]=[.$AL3:.$AL3])" office:value-type="float"/>
          <table:table-cell table:number-matrix-columns-spanned="1" table:number-matrix-rows-spanned="1" table:formula="of:=SUM([.X3:.X3]=[.$AM3:.$AM3])" office:value-type="float"/>
          <table:table-cell table:number-matrix-columns-spanned="1" table:number-matrix-rows-spanned="1" table:formula="of:=SUM([.Y3:.Y3]=[.$AN3:.$AN3])" office:value-type="float"/>
          <table:table-cell table:number-matrix-columns-spanned="1" table:number-matrix-rows-spanned="1" table:formula="of:=SUM([.Z3:.Z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